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Таблица1" style:family="table">
      <style:table-properties style:width="2.387cm" table:align="left"/>
    </style:style>
    <style:style style:name="Таблица1.A" style:family="table-column">
      <style:table-column-properties style:column-width="2.387cm"/>
    </style:style>
    <style:style style:name="Таблица1.A1" style:family="table-cell">
      <style:table-cell-properties style:vertical-align="middle" fo:padding="0.049cm" fo:border="none"/>
    </style:style>
    <style:style style:name="Таблица2" style:family="table">
      <style:table-properties style:width="0.298cm" table:align="left"/>
    </style:style>
    <style:style style:name="Таблица2.A" style:family="table-column">
      <style:table-column-properties style:column-width="0.298cm"/>
    </style:style>
    <style:style style:name="Таблица2.A1" style:family="table-cell">
      <style:table-cell-properties style:vertical-align="middle" fo:padding="0.049cm" fo:border="none"/>
    </style:style>
    <style:style style:name="Таблица3" style:family="table">
      <style:table-properties style:width="2cm" table:align="left"/>
    </style:style>
    <style:style style:name="Таблица3.A" style:family="table-column">
      <style:table-column-properties style:column-width="2cm"/>
    </style:style>
    <style:style style:name="Таблица3.A1" style:family="table-cell">
      <style:table-cell-properties style:vertical-align="middle" fo:padding="0.049cm" fo:border="none"/>
    </style:style>
    <style:style style:name="Таблица4" style:family="table">
      <style:table-properties style:width="0.298cm" table:align="left"/>
    </style:style>
    <style:style style:name="Таблица4.A" style:family="table-column">
      <style:table-column-properties style:column-width="0.298cm"/>
    </style:style>
    <style:style style:name="Таблица4.A1" style:family="table-cell">
      <style:table-cell-properties style:vertical-align="middle" fo:padding="0.049cm" fo:border="none"/>
    </style:style>
    <style:style style:name="Таблица5" style:family="table">
      <style:table-properties style:width="18.6cm" fo:margin-left="0cm" table:align="left"/>
    </style:style>
    <style:style style:name="Таблица5.A" style:family="table-column">
      <style:table-column-properties style:column-width="18.6cm"/>
    </style:style>
    <style:style style:name="Таблица5.A1" style:family="table-cell">
      <style:table-cell-properties style:vertical-align="middle" fo:padding="0.049cm" fo:border="none"/>
    </style:style>
    <style:style style:name="Таблица6" style:family="table">
      <style:table-properties style:width="4.533cm" table:align="left"/>
    </style:style>
    <style:style style:name="Таблица6.A" style:family="table-column">
      <style:table-column-properties style:column-width="4.533cm"/>
    </style:style>
    <style:style style:name="Таблица6.A1" style:family="table-cell">
      <style:table-cell-properties style:vertical-align="middle" fo:padding="0.049cm" fo:border="none"/>
    </style:style>
    <style:style style:name="Таблица7" style:family="table">
      <style:table-properties style:width="12.019cm" table:align="left"/>
    </style:style>
    <style:style style:name="Таблица7.A" style:family="table-column">
      <style:table-column-properties style:column-width="12.019cm"/>
    </style:style>
    <style:style style:name="Таблица7.A1" style:family="table-cell">
      <style:table-cell-properties style:vertical-align="middle" fo:padding="0.049cm" fo:border="none"/>
    </style:style>
    <style:style style:name="Таблица8" style:family="table">
      <style:table-properties style:width="6.65cm" table:align="left"/>
    </style:style>
    <style:style style:name="Таблица8.A" style:family="table-column">
      <style:table-column-properties style:column-width="6.65cm"/>
    </style:style>
    <style:style style:name="Таблица8.A1" style:family="table-cell">
      <style:table-cell-properties style:vertical-align="middle" fo:padding="0.049cm" fo:border="none"/>
    </style:style>
    <style:style style:name="Таблица9" style:family="table">
      <style:table-properties style:width="13.585cm" table:align="left"/>
    </style:style>
    <style:style style:name="Таблица9.A" style:family="table-column">
      <style:table-column-properties style:column-width="13.585cm"/>
    </style:style>
    <style:style style:name="Таблица9.A1" style:family="table-cell">
      <style:table-cell-properties style:vertical-align="middle" fo:padding="0.049cm" fo:border="none"/>
    </style:style>
    <style:style style:name="Таблица10" style:family="table">
      <style:table-properties style:width="4.445cm" table:align="left"/>
    </style:style>
    <style:style style:name="Таблица10.A" style:family="table-column">
      <style:table-column-properties style:column-width="4.445cm"/>
    </style:style>
    <style:style style:name="Таблица10.A1" style:family="table-cell">
      <style:table-cell-properties style:vertical-align="middle" fo:padding="0.049cm" fo:border="none"/>
    </style:style>
    <style:style style:name="Таблица11" style:family="table">
      <style:table-properties style:width="6.694cm" table:align="left"/>
    </style:style>
    <style:style style:name="Таблица11.A" style:family="table-column">
      <style:table-column-properties style:column-width="6.694cm"/>
    </style:style>
    <style:style style:name="Таблица11.A1" style:family="table-cell">
      <style:table-cell-properties style:vertical-align="middle" fo:padding="0.049cm" fo:border="none"/>
    </style:style>
    <style:style style:name="Таблица12" style:family="table">
      <style:table-properties style:width="17cm" table:align="left"/>
    </style:style>
    <style:style style:name="Таблица12.A" style:family="table-column">
      <style:table-column-properties style:column-width="17cm"/>
    </style:style>
    <style:style style:name="Таблица12.A1" style:family="table-cell">
      <style:table-cell-properties style:vertical-align="middle" fo:padding="0.049cm" fo:border="none"/>
    </style:style>
    <style:style style:name="Таблица13" style:family="table">
      <style:table-properties style:width="17.701cm" fo:margin-left="0cm" table:align="left"/>
    </style:style>
    <style:style style:name="Таблица13.A" style:family="table-column">
      <style:table-column-properties style:column-width="17.701cm"/>
    </style:style>
    <style:style style:name="Таблица13.A1" style:family="table-cell">
      <style:table-cell-properties style:vertical-align="middle" fo:padding="0.049cm" fo:border="none"/>
    </style:style>
    <style:style style:name="Таблица14" style:family="table">
      <style:table-properties style:width="18.403cm" fo:margin-left="0cm" table:align="left"/>
    </style:style>
    <style:style style:name="Таблица14.A" style:family="table-column">
      <style:table-column-properties style:column-width="18.403cm"/>
    </style:style>
    <style:style style:name="Таблица14.A1" style:family="table-cell">
      <style:table-cell-properties style:vertical-align="middle" fo:padding="0.049cm" fo:border="none"/>
    </style:style>
    <style:style style:name="Таблица15" style:family="table">
      <style:table-properties style:width="15.298cm" table:align="left"/>
    </style:style>
    <style:style style:name="Таблица15.A" style:family="table-column">
      <style:table-column-properties style:column-width="15.298cm"/>
    </style:style>
    <style:style style:name="Таблица15.A1" style:family="table-cell">
      <style:table-cell-properties style:vertical-align="middle" fo:padding="0.049cm" fo:border="none"/>
    </style:style>
    <style:style style:name="Таблица16" style:family="table">
      <style:table-properties style:width="19.378cm" fo:margin-left="-1.072cm" table:align="left"/>
    </style:style>
    <style:style style:name="Таблица16.A" style:family="table-column">
      <style:table-column-properties style:column-width="19.378cm"/>
    </style:style>
    <style:style style:name="Таблица16.A1" style:family="table-cell">
      <style:table-cell-properties style:vertical-align="middle" fo:padding="0.049cm" fo:border="none"/>
    </style:style>
    <style:style style:name="Таблица17" style:family="table">
      <style:table-properties style:width="18.096cm" fo:margin-left="-1.695cm" table:align="left"/>
    </style:style>
    <style:style style:name="Таблица17.A" style:family="table-column">
      <style:table-column-properties style:column-width="18.096cm"/>
    </style:style>
    <style:style style:name="Таблица17.A1" style:family="table-cell">
      <style:table-cell-properties style:vertical-align="middle" fo:padding="0.049cm" fo:border="none"/>
    </style:style>
    <style:style style:name="Таблица18" style:family="table">
      <style:table-properties style:width="7.105cm" table:align="left"/>
    </style:style>
    <style:style style:name="Таблица18.A" style:family="table-column">
      <style:table-column-properties style:column-width="7.105cm"/>
    </style:style>
    <style:style style:name="Таблица18.A1" style:family="table-cell">
      <style:table-cell-properties style:vertical-align="middle" fo:padding="0.049cm" fo:border="none"/>
    </style:style>
    <style:style style:name="Таблица19" style:family="table">
      <style:table-properties style:width="7.908cm" table:align="left"/>
    </style:style>
    <style:style style:name="Таблица19.A" style:family="table-column">
      <style:table-column-properties style:column-width="7.908cm"/>
    </style:style>
    <style:style style:name="Таблица19.A1" style:family="table-cell">
      <style:table-cell-properties style:vertical-align="middle" fo:padding="0.049cm" fo:border="none"/>
    </style:style>
    <style:style style:name="Таблица20" style:family="table">
      <style:table-properties style:width="7.177cm" table:align="left"/>
    </style:style>
    <style:style style:name="Таблица20.A" style:family="table-column">
      <style:table-column-properties style:column-width="7.177cm"/>
    </style:style>
    <style:style style:name="Таблица20.A1" style:family="table-cell">
      <style:table-cell-properties style:vertical-align="middle" fo:padding="0.049cm" fo:border="none"/>
    </style:style>
    <style:style style:name="Таблица21" style:family="table">
      <style:table-properties style:width="7.735cm" table:align="left"/>
    </style:style>
    <style:style style:name="Таблица21.A" style:family="table-column">
      <style:table-column-properties style:column-width="7.735cm"/>
    </style:style>
    <style:style style:name="Таблица21.A1" style:family="table-cell">
      <style:table-cell-properties style:vertical-align="middle" fo:padding="0.049cm" fo:border="none"/>
    </style:style>
    <style:style style:name="Таблица22" style:family="table">
      <style:table-properties style:width="0.298cm" table:align="left"/>
    </style:style>
    <style:style style:name="Таблица22.A" style:family="table-column">
      <style:table-column-properties style:column-width="0.298cm"/>
    </style:style>
    <style:style style:name="Таблица22.A1" style:family="table-cell">
      <style:table-cell-properties style:vertical-align="middle" fo:padding="0.049cm" fo:border="none"/>
    </style:style>
    <style:style style:name="Таблица23" style:family="table">
      <style:table-properties style:width="0.298cm" table:align="left"/>
    </style:style>
    <style:style style:name="Таблица23.A" style:family="table-column">
      <style:table-column-properties style:column-width="0.298cm"/>
    </style:style>
    <style:style style:name="Таблица23.A1" style:family="table-cell">
      <style:table-cell-properties style:vertical-align="middle" fo:padding="0.049cm" fo:border="none"/>
    </style:style>
    <style:style style:name="Таблица24" style:family="table">
      <style:table-properties style:width="0.298cm" table:align="left"/>
    </style:style>
    <style:style style:name="Таблица24.A" style:family="table-column">
      <style:table-column-properties style:column-width="0.298cm"/>
    </style:style>
    <style:style style:name="Таблица24.A1" style:family="table-cell">
      <style:table-cell-properties style:vertical-align="middle" fo:padding="0.049cm" fo:border="none"/>
    </style:style>
    <style:style style:name="Таблица25" style:family="table">
      <style:table-properties style:width="4.791cm" table:align="left"/>
    </style:style>
    <style:style style:name="Таблица25.A" style:family="table-column">
      <style:table-column-properties style:column-width="4.791cm"/>
    </style:style>
    <style:style style:name="Таблица25.A1" style:family="table-cell">
      <style:table-cell-properties style:vertical-align="middle" fo:padding="0.049cm" fo:border="none"/>
    </style:style>
    <style:style style:name="Таблица26" style:family="table">
      <style:table-properties style:width="3.695cm" table:align="left"/>
    </style:style>
    <style:style style:name="Таблица26.A" style:family="table-column">
      <style:table-column-properties style:column-width="3.695cm"/>
    </style:style>
    <style:style style:name="Таблица26.A1" style:family="table-cell">
      <style:table-cell-properties style:vertical-align="middle" fo:padding="0.049cm" fo:border="none"/>
    </style:style>
    <style:style style:name="Таблица27" style:family="table">
      <style:table-properties style:width="18.006cm" fo:margin-left="0cm" table:align="left"/>
    </style:style>
    <style:style style:name="Таблица27.A" style:family="table-column">
      <style:table-column-properties style:column-width="18.006cm"/>
    </style:style>
    <style:style style:name="Таблица27.A1" style:family="table-cell">
      <style:table-cell-properties style:vertical-align="middle" fo:padding="0.049cm" fo:border="none"/>
    </style:style>
    <style:style style:name="Таблица28" style:family="table">
      <style:table-properties style:width="17.397cm" fo:margin-left="0cm" table:align="left"/>
    </style:style>
    <style:style style:name="Таблица28.A" style:family="table-column">
      <style:table-column-properties style:column-width="17.397cm"/>
    </style:style>
    <style:style style:name="Таблица28.A1" style:family="table-cell">
      <style:table-cell-properties style:vertical-align="middle" fo:padding="0.049cm" fo:border="none"/>
    </style:style>
    <style:style style:name="Таблица29" style:family="table">
      <style:table-properties style:width="18.203cm" fo:margin-left="0cm" table:align="left"/>
    </style:style>
    <style:style style:name="Таблица29.A" style:family="table-column">
      <style:table-column-properties style:column-width="18.203cm"/>
    </style:style>
    <style:style style:name="Таблица29.A1" style:family="table-cell">
      <style:table-cell-properties style:vertical-align="middle" fo:padding="0.049cm" fo:border="none"/>
    </style:style>
    <style:style style:name="Таблица30" style:family="table">
      <style:table-properties style:width="17.701cm" fo:margin-left="0cm" table:align="left"/>
    </style:style>
    <style:style style:name="Таблица30.A" style:family="table-column">
      <style:table-column-properties style:column-width="17.701cm"/>
    </style:style>
    <style:style style:name="Таблица30.A1" style:family="table-cell">
      <style:table-cell-properties style:vertical-align="middle" fo:padding="0.049cm" fo:border="none"/>
    </style:style>
    <style:style style:name="Таблица31" style:family="table">
      <style:table-properties style:width="17.9cm" fo:margin-left="0cm" table:align="left"/>
    </style:style>
    <style:style style:name="Таблица31.A" style:family="table-column">
      <style:table-column-properties style:column-width="17.9cm"/>
    </style:style>
    <style:style style:name="Таблица31.A1" style:family="table-cell">
      <style:table-cell-properties style:vertical-align="middle" fo:padding="0.049cm" fo:border="none"/>
    </style:style>
    <style:style style:name="Таблица32" style:family="table">
      <style:table-properties style:width="11.568cm" table:align="left"/>
    </style:style>
    <style:style style:name="Таблица32.A" style:family="table-column">
      <style:table-column-properties style:column-width="11.568cm"/>
    </style:style>
    <style:style style:name="Таблица32.A1" style:family="table-cell">
      <style:table-cell-properties style:vertical-align="middle" fo:padding="0.049cm" fo:border="none"/>
    </style:style>
    <style:style style:name="Таблица33" style:family="table">
      <style:table-properties style:width="17.106cm" fo:margin-left="0cm" table:align="left"/>
    </style:style>
    <style:style style:name="Таблица33.A" style:family="table-column">
      <style:table-column-properties style:column-width="17.106cm"/>
    </style:style>
    <style:style style:name="Таблица33.A1" style:family="table-cell">
      <style:table-cell-properties style:vertical-align="middle" fo:padding="0.049cm" fo:border="none"/>
    </style:style>
    <style:style style:name="Таблица34" style:family="table">
      <style:table-properties style:width="17.595cm" fo:margin-left="0cm" table:align="left"/>
    </style:style>
    <style:style style:name="Таблица34.A" style:family="table-column">
      <style:table-column-properties style:column-width="17.595cm"/>
    </style:style>
    <style:style style:name="Таблица34.A1" style:family="table-cell">
      <style:table-cell-properties style:vertical-align="middle" fo:padding="0.049cm" fo:border="none"/>
    </style:style>
    <style:style style:name="Таблица35" style:family="table">
      <style:table-properties style:width="15.593cm" table:align="left"/>
    </style:style>
    <style:style style:name="Таблица35.A" style:family="table-column">
      <style:table-column-properties style:column-width="15.593cm"/>
    </style:style>
    <style:style style:name="Таблица35.A1" style:family="table-cell">
      <style:table-cell-properties style:vertical-align="middle" fo:padding="0.049cm" fo:border="none"/>
    </style:style>
    <style:style style:name="Таблица36" style:family="table">
      <style:table-properties style:width="14.196cm" table:align="left"/>
    </style:style>
    <style:style style:name="Таблица36.A" style:family="table-column">
      <style:table-column-properties style:column-width="14.196cm"/>
    </style:style>
    <style:style style:name="Таблица36.A1" style:family="table-cell">
      <style:table-cell-properties style:vertical-align="middle" fo:padding="0.049cm" fo:border="none"/>
    </style:style>
    <style:style style:name="Таблица37" style:family="table">
      <style:table-properties style:width="12.178cm" table:align="left"/>
    </style:style>
    <style:style style:name="Таблица37.A" style:family="table-column">
      <style:table-column-properties style:column-width="12.178cm"/>
    </style:style>
    <style:style style:name="Таблица37.A1" style:family="table-cell">
      <style:table-cell-properties style:vertical-align="middle" fo:padding="0.049cm" fo:border="none"/>
    </style:style>
    <style:style style:name="Таблица38" style:family="table">
      <style:table-properties style:width="15.074cm" table:align="left"/>
    </style:style>
    <style:style style:name="Таблица38.A" style:family="table-column">
      <style:table-column-properties style:column-width="15.074cm"/>
    </style:style>
    <style:style style:name="Таблица38.A1" style:family="table-cell">
      <style:table-cell-properties style:vertical-align="middle" fo:padding="0.049cm" fo:border="none"/>
    </style:style>
    <style:style style:name="Таблица39" style:family="table">
      <style:table-properties style:width="16.741cm" table:align="left"/>
    </style:style>
    <style:style style:name="Таблица39.A" style:family="table-column">
      <style:table-column-properties style:column-width="16.741cm"/>
    </style:style>
    <style:style style:name="Таблица39.A1" style:family="table-cell">
      <style:table-cell-properties style:vertical-align="middle" fo:padding="0.049cm" fo:border="none"/>
    </style:style>
    <style:style style:name="Таблица40" style:family="table">
      <style:table-properties style:width="0.298cm" table:align="left"/>
    </style:style>
    <style:style style:name="Таблица40.A" style:family="table-column">
      <style:table-column-properties style:column-width="0.298cm"/>
    </style:style>
    <style:style style:name="Таблица40.A1" style:family="table-cell">
      <style:table-cell-properties style:vertical-align="middle" fo:padding="0.049cm" fo:border="none"/>
    </style:style>
    <style:style style:name="Таблица41" style:family="table">
      <style:table-properties style:width="0.298cm" table:align="left"/>
    </style:style>
    <style:style style:name="Таблица41.A" style:family="table-column">
      <style:table-column-properties style:column-width="0.298cm"/>
    </style:style>
    <style:style style:name="Таблица41.A1" style:family="table-cell">
      <style:table-cell-properties style:vertical-align="middle" fo:padding="0.049cm" fo:border="none"/>
    </style:style>
    <style:style style:name="Таблица42" style:family="table">
      <style:table-properties style:width="12.044cm" table:align="left"/>
    </style:style>
    <style:style style:name="Таблица42.A" style:family="table-column">
      <style:table-column-properties style:column-width="12.044cm"/>
    </style:style>
    <style:style style:name="Таблица42.A1" style:family="table-cell">
      <style:table-cell-properties style:vertical-align="middle" fo:padding="0.049cm" fo:border="none"/>
    </style:style>
    <style:style style:name="Таблица43" style:family="table">
      <style:table-properties style:width="10.356cm" table:align="left"/>
    </style:style>
    <style:style style:name="Таблица43.A" style:family="table-column">
      <style:table-column-properties style:column-width="10.356cm"/>
    </style:style>
    <style:style style:name="Таблица43.A1" style:family="table-cell">
      <style:table-cell-properties style:vertical-align="middle" fo:padding="0.049cm" fo:border="none"/>
    </style:style>
    <style:style style:name="Таблица44" style:family="table">
      <style:table-properties style:width="14.095cm" table:align="left"/>
    </style:style>
    <style:style style:name="Таблица44.A" style:family="table-column">
      <style:table-column-properties style:column-width="14.095cm"/>
    </style:style>
    <style:style style:name="Таблица44.A1" style:family="table-cell">
      <style:table-cell-properties style:vertical-align="middle" fo:padding="0.049cm" fo:border="none"/>
    </style:style>
    <style:style style:name="Таблица45" style:family="table">
      <style:table-properties style:width="11.85cm" table:align="left"/>
    </style:style>
    <style:style style:name="Таблица45.A" style:family="table-column">
      <style:table-column-properties style:column-width="11.85cm"/>
    </style:style>
    <style:style style:name="Таблица45.A1" style:family="table-cell">
      <style:table-cell-properties style:vertical-align="middle" fo:padding="0.049cm" fo:border="none"/>
    </style:style>
    <style:style style:name="Таблица46" style:family="table">
      <style:table-properties style:width="0.298cm" table:align="left"/>
    </style:style>
    <style:style style:name="Таблица46.A" style:family="table-column">
      <style:table-column-properties style:column-width="0.298cm"/>
    </style:style>
    <style:style style:name="Таблица46.A1" style:family="table-cell">
      <style:table-cell-properties style:vertical-align="middle" fo:padding="0.049cm" fo:border="none"/>
    </style:style>
    <style:style style:name="Таблица47" style:family="table">
      <style:table-properties style:width="0.298cm" table:align="left"/>
    </style:style>
    <style:style style:name="Таблица47.A" style:family="table-column">
      <style:table-column-properties style:column-width="0.298cm"/>
    </style:style>
    <style:style style:name="Таблица47.A1" style:family="table-cell">
      <style:table-cell-properties style:vertical-align="middle" fo:padding="0.049cm" fo:border="none"/>
    </style:style>
    <style:style style:name="Таблица48" style:family="table">
      <style:table-properties style:width="2.454cm" table:align="left"/>
    </style:style>
    <style:style style:name="Таблица48.A" style:family="table-column">
      <style:table-column-properties style:column-width="2.454cm"/>
    </style:style>
    <style:style style:name="Таблица48.A1" style:family="table-cell">
      <style:table-cell-properties style:vertical-align="middle" fo:padding="0.049cm" fo:border="none"/>
    </style:style>
    <style:style style:name="Таблица49" style:family="table">
      <style:table-properties style:width="6.454cm" table:align="left"/>
    </style:style>
    <style:style style:name="Таблица49.A" style:family="table-column">
      <style:table-column-properties style:column-width="6.454cm"/>
    </style:style>
    <style:style style:name="Таблица49.A1" style:family="table-cell">
      <style:table-cell-properties style:vertical-align="middle" fo:padding="0.049cm" fo:border="none"/>
    </style:style>
    <style:style style:name="P1" style:family="paragraph" style:parent-style-name="Text_20_body">
      <style:paragraph-properties fo:text-align="justify" style:justify-single-word="false"/>
    </style:style>
    <style:style style:name="P2" style:family="paragraph" style:parent-style-name="Text_20_body">
      <style:text-properties officeooo:paragraph-rsid="00172a28"/>
    </style:style>
    <style:style style:name="P3" style:family="paragraph" style:parent-style-name="Text_20_body">
      <style:text-properties officeooo:rsid="001bbb00" officeooo:paragraph-rsid="001bbb00"/>
    </style:style>
    <style:style style:name="P4" style:family="paragraph" style:parent-style-name="Text_20_body">
      <style:text-properties officeooo:rsid="001e4b7e" officeooo:paragraph-rsid="001e4b7e"/>
    </style:style>
    <style:style style:name="P5" style:family="paragraph" style:parent-style-name="Text_20_body">
      <style:text-properties officeooo:rsid="00215b26"/>
    </style:style>
    <style:style style:name="P6" style:family="paragraph" style:parent-style-name="Text_20_body">
      <style:text-properties officeooo:rsid="00215b26" officeooo:paragraph-rsid="00215b26"/>
    </style:style>
    <style:style style:name="P7" style:family="paragraph" style:parent-style-name="Text_20_body">
      <style:text-properties officeooo:paragraph-rsid="0025016b"/>
    </style:style>
    <style:style style:name="P8" style:family="paragraph" style:parent-style-name="Text_20_body">
      <style:text-properties officeooo:rsid="00286af2" officeooo:paragraph-rsid="00286af2"/>
    </style:style>
    <style:style style:name="P9" style:family="paragraph" style:parent-style-name="Text_20_body">
      <style:text-properties officeooo:rsid="00286af2" officeooo:paragraph-rsid="006bbbc6"/>
    </style:style>
    <style:style style:name="P10" style:family="paragraph" style:parent-style-name="Text_20_body">
      <style:text-properties officeooo:rsid="002a56ee" officeooo:paragraph-rsid="002a56ee"/>
    </style:style>
    <style:style style:name="P11" style:family="paragraph" style:parent-style-name="Text_20_body">
      <style:text-properties officeooo:rsid="002ecaac" officeooo:paragraph-rsid="002ecaac"/>
    </style:style>
    <style:style style:name="P12" style:family="paragraph" style:parent-style-name="Text_20_body">
      <style:text-properties officeooo:rsid="0036f3d0" officeooo:paragraph-rsid="0036f3d0"/>
    </style:style>
    <style:style style:name="P13" style:family="paragraph" style:parent-style-name="Text_20_body">
      <style:text-properties officeooo:paragraph-rsid="006ef679"/>
    </style:style>
    <style:style style:name="P14" style:family="paragraph" style:parent-style-name="Text_20_body">
      <style:text-properties officeooo:paragraph-rsid="00286af2"/>
    </style:style>
    <style:style style:name="P15" style:family="paragraph" style:parent-style-name="Text_20_body">
      <style:text-properties officeooo:paragraph-rsid="006bbbc6"/>
    </style:style>
    <style:style style:name="P16" style:family="paragraph" style:parent-style-name="Table_20_Contents">
      <style:text-properties fo:font-size="2pt" style:font-size-asian="2pt" style:font-size-complex="2pt"/>
    </style:style>
    <style:style style:name="P17" style:family="paragraph" style:parent-style-name="Table_20_Contents">
      <style:text-properties officeooo:paragraph-rsid="00172a28"/>
    </style:style>
    <style:style style:name="P18" style:family="paragraph" style:parent-style-name="Table_20_Contents">
      <style:text-properties officeooo:rsid="00172a28" officeooo:paragraph-rsid="00172a28"/>
    </style:style>
    <style:style style:name="P19" style:family="paragraph" style:parent-style-name="Table_20_Contents">
      <style:text-properties officeooo:rsid="0018f24a" officeooo:paragraph-rsid="0018f24a"/>
    </style:style>
    <style:style style:name="P20" style:family="paragraph" style:parent-style-name="Table_20_Contents">
      <style:paragraph-properties fo:text-align="start" style:justify-single-word="false"/>
    </style:style>
    <style:style style:name="P21" style:family="paragraph" style:parent-style-name="Table_20_Contents">
      <style:text-properties officeooo:rsid="001bbb00" officeooo:paragraph-rsid="001bbb00"/>
    </style:style>
    <style:style style:name="P22" style:family="paragraph" style:parent-style-name="Table_20_Contents">
      <style:text-properties officeooo:rsid="001e4b7e" officeooo:paragraph-rsid="001e4b7e"/>
    </style:style>
    <style:style style:name="P23" style:family="paragraph" style:parent-style-name="Table_20_Contents">
      <style:text-properties officeooo:paragraph-rsid="0025016b"/>
    </style:style>
    <style:style style:name="P24" style:family="paragraph" style:parent-style-name="Table_20_Contents">
      <style:text-properties officeooo:paragraph-rsid="00277045"/>
    </style:style>
    <style:style style:name="P25" style:family="paragraph" style:parent-style-name="Table_20_Contents">
      <style:text-properties officeooo:paragraph-rsid="002a56ee"/>
    </style:style>
    <style:style style:name="P26" style:family="paragraph" style:parent-style-name="Table_20_Contents">
      <style:text-properties officeooo:rsid="002aa33c" officeooo:paragraph-rsid="002aa33c"/>
    </style:style>
    <style:style style:name="P27" style:family="paragraph" style:parent-style-name="Table_20_Contents">
      <style:text-properties officeooo:paragraph-rsid="002af4c7"/>
    </style:style>
    <style:style style:name="P28" style:family="paragraph" style:parent-style-name="Table_20_Contents">
      <style:text-properties officeooo:rsid="002af4c7" officeooo:paragraph-rsid="002af4c7"/>
    </style:style>
    <style:style style:name="P29" style:family="paragraph" style:parent-style-name="Table_20_Contents">
      <style:text-properties officeooo:paragraph-rsid="002ee3c5"/>
    </style:style>
    <style:style style:name="P30" style:family="paragraph" style:parent-style-name="Table_20_Contents">
      <style:text-properties officeooo:paragraph-rsid="0036b6a7"/>
    </style:style>
    <style:style style:name="P31" style:family="paragraph" style:parent-style-name="Table_20_Contents">
      <style:text-properties officeooo:paragraph-rsid="003c28db"/>
    </style:style>
    <style:style style:name="P32" style:family="paragraph" style:parent-style-name="Table_20_Contents">
      <style:text-properties officeooo:rsid="002ee3c5" officeooo:paragraph-rsid="002ee3c5"/>
    </style:style>
    <style:style style:name="P33" style:family="paragraph" style:parent-style-name="Table_20_Contents">
      <style:text-properties officeooo:rsid="003c28db" officeooo:paragraph-rsid="003c28db"/>
    </style:style>
    <style:style style:name="P34" style:family="paragraph" style:parent-style-name="Table_20_Contents">
      <style:text-properties officeooo:rsid="00402054" officeooo:paragraph-rsid="00402054"/>
    </style:style>
    <style:style style:name="P35" style:family="paragraph" style:parent-style-name="Table_20_Contents">
      <style:text-properties officeooo:rsid="00403e99" officeooo:paragraph-rsid="00403e99"/>
    </style:style>
    <style:style style:name="P36" style:family="paragraph" style:parent-style-name="Table_20_Contents">
      <style:text-properties officeooo:rsid="002c657c" officeooo:paragraph-rsid="00403e99"/>
    </style:style>
    <style:style style:name="P37" style:family="paragraph" style:parent-style-name="Table_20_Contents">
      <style:text-properties officeooo:paragraph-rsid="0043d923"/>
    </style:style>
    <style:style style:name="P38" style:family="paragraph" style:parent-style-name="Table_20_Contents">
      <style:text-properties officeooo:paragraph-rsid="00459ac1"/>
    </style:style>
    <style:style style:name="P39" style:family="paragraph" style:parent-style-name="Table_20_Contents">
      <style:text-properties officeooo:paragraph-rsid="0046ffd8"/>
    </style:style>
    <style:style style:name="P40" style:family="paragraph" style:parent-style-name="Table_20_Contents">
      <style:text-properties officeooo:paragraph-rsid="0048dc91"/>
    </style:style>
    <style:style style:name="P41" style:family="paragraph" style:parent-style-name="Table_20_Contents">
      <style:text-properties officeooo:paragraph-rsid="0049b4a7"/>
    </style:style>
    <style:style style:name="P42" style:family="paragraph" style:parent-style-name="Table_20_Contents">
      <style:text-properties officeooo:paragraph-rsid="004b63ca"/>
    </style:style>
    <style:style style:name="P43" style:family="paragraph" style:parent-style-name="Table_20_Contents">
      <style:text-properties officeooo:paragraph-rsid="004be706"/>
    </style:style>
    <style:style style:name="P44" style:family="paragraph" style:parent-style-name="Table_20_Contents">
      <style:text-properties officeooo:paragraph-rsid="005090d7"/>
    </style:style>
    <style:style style:name="P45" style:family="paragraph" style:parent-style-name="Table_20_Contents">
      <style:text-properties officeooo:paragraph-rsid="0051f239"/>
    </style:style>
    <style:style style:name="P46" style:family="paragraph" style:parent-style-name="Table_20_Contents">
      <style:text-properties officeooo:rsid="00456d31" officeooo:paragraph-rsid="00459ac1"/>
    </style:style>
    <style:style style:name="P47" style:family="paragraph" style:parent-style-name="Table_20_Contents">
      <style:text-properties officeooo:rsid="004be706" officeooo:paragraph-rsid="004be706"/>
    </style:style>
    <style:style style:name="P48" style:family="paragraph" style:parent-style-name="Table_20_Contents">
      <style:text-properties officeooo:paragraph-rsid="005558ff"/>
    </style:style>
    <style:style style:name="P49" style:family="paragraph" style:parent-style-name="Table_20_Contents">
      <style:text-properties officeooo:rsid="005558ff" officeooo:paragraph-rsid="005558ff"/>
    </style:style>
    <style:style style:name="P50" style:family="paragraph" style:parent-style-name="Table_20_Contents">
      <style:text-properties officeooo:paragraph-rsid="0056cf7d"/>
    </style:style>
    <style:style style:name="P51" style:family="paragraph" style:parent-style-name="Table_20_Contents">
      <style:text-properties officeooo:rsid="00574b81" officeooo:paragraph-rsid="00574b81"/>
    </style:style>
    <style:style style:name="P52" style:family="paragraph" style:parent-style-name="Table_20_Contents">
      <style:text-properties officeooo:rsid="00574b81" officeooo:paragraph-rsid="00591b6b"/>
    </style:style>
    <style:style style:name="P53" style:family="paragraph" style:parent-style-name="Table_20_Contents">
      <style:text-properties officeooo:paragraph-rsid="00574b81"/>
    </style:style>
    <style:style style:name="P54" style:family="paragraph" style:parent-style-name="Table_20_Contents">
      <style:text-properties officeooo:paragraph-rsid="00591b6b"/>
    </style:style>
    <style:style style:name="P55" style:family="paragraph" style:parent-style-name="Table_20_Contents">
      <style:text-properties officeooo:paragraph-rsid="005b390c"/>
    </style:style>
    <style:style style:name="P56" style:family="paragraph" style:parent-style-name="Table_20_Contents">
      <style:text-properties officeooo:paragraph-rsid="005c7233"/>
    </style:style>
    <style:style style:name="P57" style:family="paragraph" style:parent-style-name="Table_20_Contents">
      <style:text-properties officeooo:paragraph-rsid="0061f7a2"/>
    </style:style>
    <style:style style:name="P58" style:family="paragraph" style:parent-style-name="Table_20_Contents">
      <style:text-properties officeooo:rsid="005b390c" officeooo:paragraph-rsid="005b390c"/>
    </style:style>
    <style:style style:name="P59" style:family="paragraph" style:parent-style-name="Table_20_Contents">
      <style:text-properties fo:font-weight="bold" officeooo:paragraph-rsid="0025016b" style:font-weight-asian="bold" style:font-weight-complex="bold"/>
    </style:style>
    <style:style style:name="P60" style:family="paragraph" style:parent-style-name="Table_20_Contents">
      <style:paragraph-properties fo:padding-left="0cm" fo:padding-right="0cm" fo:padding-top="0cm" fo:padding-bottom="0.074cm" fo:border-left="none" fo:border-right="none" fo:border-top="none" fo:border-bottom="0.06pt solid #000000" style:join-border="false"/>
      <style:text-properties officeooo:paragraph-rsid="00172a28"/>
    </style:style>
    <style:style style:name="P61" style:family="paragraph" style:parent-style-name="Text_20_body">
      <style:paragraph-properties fo:margin-top="0cm" fo:margin-bottom="0cm" loext:contextual-spacing="false"/>
    </style:style>
    <style:style style:name="P62" style:family="paragraph" style:parent-style-name="List_20_Heading">
      <style:paragraph-properties fo:margin-top="0cm" fo:margin-bottom="0.499cm" loext:contextual-spacing="false"/>
    </style:style>
    <style:style style:name="P63" style:family="paragraph" style:parent-style-name="List_20_Heading">
      <style:paragraph-properties fo:margin-top="0cm" fo:margin-bottom="0.499cm" loext:contextual-spacing="false"/>
      <style:text-properties fo:font-weight="bold" style:font-weight-asian="bold" style:font-weight-complex="bold"/>
    </style:style>
    <style:style style:name="P64" style:family="paragraph" style:parent-style-name="Heading_20_1">
      <style:text-properties fo:font-size="18pt" fo:font-weight="normal" officeooo:rsid="001bbb00" officeooo:paragraph-rsid="001bbb00" style:font-size-asian="15.75pt" style:font-weight-asian="normal" style:font-size-complex="18pt" style:font-weight-complex="normal"/>
    </style:style>
    <style:style style:name="P65" style:family="paragraph" style:parent-style-name="Heading_20_3">
      <style:text-properties officeooo:rsid="00286af2"/>
    </style:style>
    <style:style style:name="P66" style:family="paragraph" style:parent-style-name="Heading_20_3">
      <style:text-properties officeooo:rsid="00286af2" officeooo:paragraph-rsid="00286af2"/>
    </style:style>
    <style:style style:name="P67" style:family="paragraph" style:parent-style-name="Heading_20_2">
      <style:text-properties officeooo:paragraph-rsid="0025016b"/>
    </style:style>
    <style:style style:name="P68" style:family="paragraph" style:parent-style-name="Heading_20_2">
      <style:paragraph-properties fo:text-align="justify" style:justify-single-word="false"/>
    </style:style>
    <style:style style:name="P69" style:family="paragraph" style:parent-style-name="Heading_20_2">
      <style:text-properties officeooo:rsid="00286af2" officeooo:paragraph-rsid="00286af2"/>
    </style:style>
    <style:style style:name="P70" style:family="paragraph" style:parent-style-name="Heading_20_2">
      <style:text-properties officeooo:rsid="00286af2" officeooo:paragraph-rsid="006bbbc6"/>
    </style:style>
    <style:style style:name="P71" style:family="paragraph" style:parent-style-name="Text_20_body" style:list-style-name="L1">
      <style:paragraph-properties fo:text-align="justify" style:justify-single-word="false"/>
    </style:style>
    <style:style style:name="P72" style:family="paragraph" style:parent-style-name="Text_20_body" style:list-style-name="L2">
      <style:paragraph-properties fo:text-align="justify" style:justify-single-word="false"/>
    </style:style>
    <style:style style:name="P73" style:family="paragraph" style:parent-style-name="Text_20_body" style:list-style-name="L3">
      <style:paragraph-properties fo:text-align="justify" style:justify-single-word="false"/>
    </style:style>
    <style:style style:name="P74" style:family="paragraph" style:parent-style-name="Text_20_body" style:list-style-name="L4">
      <style:paragraph-properties fo:text-align="justify" style:justify-single-word="false"/>
    </style:style>
    <style:style style:name="P75" style:family="paragraph" style:parent-style-name="Text_20_body" style:list-style-name="L9">
      <style:paragraph-properties fo:text-align="justify" style:justify-single-word="false"/>
    </style:style>
    <style:style style:name="P76" style:family="paragraph" style:parent-style-name="Text_20_body">
      <style:text-properties officeooo:rsid="001bbb00" officeooo:paragraph-rsid="001bbb00"/>
    </style:style>
    <style:style style:name="P77" style:family="paragraph" style:parent-style-name="Text_20_body" style:list-style-name="L6"/>
    <style:style style:name="P78" style:family="paragraph" style:parent-style-name="Text_20_body" style:list-style-name="L7"/>
    <style:style style:name="P79" style:family="paragraph" style:parent-style-name="Text_20_body" style:list-style-name="L8"/>
    <style:style style:name="P80" style:family="paragraph" style:parent-style-name="Text_20_body" style:list-style-name="L10"/>
    <style:style style:name="P81" style:family="paragraph" style:parent-style-name="Text_20_body" style:list-style-name="L11"/>
    <style:style style:name="P82" style:family="paragraph" style:parent-style-name="Text_20_body" style:list-style-name="L12"/>
    <style:style style:name="P83" style:family="paragraph" style:parent-style-name="Text_20_body" style:list-style-name="L13"/>
    <style:style style:name="P84" style:family="paragraph" style:parent-style-name="Text_20_body" style:list-style-name="L14"/>
    <style:style style:name="P85" style:family="paragraph" style:parent-style-name="Text_20_body" style:list-style-name="L15"/>
    <style:style style:name="P86" style:family="paragraph" style:parent-style-name="Text_20_body">
      <style:text-properties officeooo:rsid="00286af2" officeooo:paragraph-rsid="00286af2"/>
    </style:style>
    <style:style style:name="P87" style:family="paragraph" style:parent-style-name="Text_20_body">
      <style:text-properties officeooo:rsid="00286af2" officeooo:paragraph-rsid="006bbbc6"/>
    </style:style>
    <style:style style:name="P88" style:family="paragraph" style:parent-style-name="Text_20_body" style:list-style-name="L16"/>
    <style:style style:name="P89" style:family="paragraph" style:parent-style-name="Text_20_body" style:list-style-name="L17"/>
    <style:style style:name="P90" style:family="paragraph" style:parent-style-name="Text_20_body" style:list-style-name="L18"/>
    <style:style style:name="P91" style:family="paragraph" style:parent-style-name="Text_20_body" style:list-style-name="L19"/>
    <style:style style:name="P92" style:family="paragraph" style:parent-style-name="Text_20_body" style:list-style-name="L20"/>
    <style:style style:name="P93" style:family="paragraph" style:parent-style-name="Text_20_body" style:list-style-name="L21"/>
    <style:style style:name="P94" style:family="paragraph" style:parent-style-name="Text_20_body" style:list-style-name="L22"/>
    <style:style style:name="P95" style:family="paragraph" style:parent-style-name="Text_20_body" style:list-style-name="L23"/>
    <style:style style:name="P96" style:family="paragraph" style:parent-style-name="Text_20_body" style:list-style-name="L24"/>
    <style:style style:name="P97" style:family="paragraph" style:parent-style-name="Text_20_body" style:list-style-name="L25"/>
    <style:style style:name="P98" style:family="paragraph" style:parent-style-name="Text_20_body" style:list-style-name="L6">
      <style:paragraph-properties fo:margin-top="0cm" fo:margin-bottom="0cm" loext:contextual-spacing="false"/>
    </style:style>
    <style:style style:name="P99" style:family="paragraph" style:parent-style-name="Text_20_body" style:list-style-name="L8">
      <style:paragraph-properties fo:margin-top="0cm" fo:margin-bottom="0cm" loext:contextual-spacing="false"/>
    </style:style>
    <style:style style:name="P100" style:family="paragraph" style:parent-style-name="Text_20_body" style:list-style-name="L9">
      <style:paragraph-properties fo:margin-top="0cm" fo:margin-bottom="0cm" loext:contextual-spacing="false" fo:text-align="justify" style:justify-single-word="false"/>
    </style:style>
    <style:style style:name="P101" style:family="paragraph" style:parent-style-name="Text_20_body" style:list-style-name="L10">
      <style:paragraph-properties fo:margin-top="0cm" fo:margin-bottom="0cm" loext:contextual-spacing="false"/>
    </style:style>
    <style:style style:name="P102" style:family="paragraph" style:parent-style-name="Text_20_body" style:list-style-name="L11">
      <style:paragraph-properties fo:margin-top="0cm" fo:margin-bottom="0cm" loext:contextual-spacing="false"/>
    </style:style>
    <style:style style:name="P103" style:family="paragraph" style:parent-style-name="Text_20_body" style:list-style-name="L12">
      <style:paragraph-properties fo:margin-top="0cm" fo:margin-bottom="0cm" loext:contextual-spacing="false"/>
    </style:style>
    <style:style style:name="P104" style:family="paragraph" style:parent-style-name="Text_20_body" style:list-style-name="L16">
      <style:paragraph-properties fo:margin-top="0cm" fo:margin-bottom="0cm" loext:contextual-spacing="false"/>
    </style:style>
    <style:style style:name="P105" style:family="paragraph" style:parent-style-name="Text_20_body" style:list-style-name="L17">
      <style:paragraph-properties fo:margin-top="0cm" fo:margin-bottom="0cm" loext:contextual-spacing="false"/>
    </style:style>
    <style:style style:name="P106" style:family="paragraph" style:parent-style-name="Text_20_body" style:list-style-name="L18">
      <style:paragraph-properties fo:margin-top="0cm" fo:margin-bottom="0cm" loext:contextual-spacing="false"/>
    </style:style>
    <style:style style:name="P107" style:family="paragraph" style:parent-style-name="Text_20_body" style:list-style-name="L19">
      <style:paragraph-properties fo:margin-top="0cm" fo:margin-bottom="0cm" loext:contextual-spacing="false"/>
    </style:style>
    <style:style style:name="P108" style:family="paragraph" style:parent-style-name="Text_20_body" style:list-style-name="L20">
      <style:paragraph-properties fo:margin-top="0cm" fo:margin-bottom="0cm" loext:contextual-spacing="false"/>
    </style:style>
    <style:style style:name="P109" style:family="paragraph" style:parent-style-name="Text_20_body" style:list-style-name="L21">
      <style:paragraph-properties fo:margin-top="0cm" fo:margin-bottom="0cm" loext:contextual-spacing="false"/>
    </style:style>
    <style:style style:name="P110" style:family="paragraph" style:parent-style-name="Text_20_body" style:list-style-name="L22">
      <style:paragraph-properties fo:margin-top="0cm" fo:margin-bottom="0cm" loext:contextual-spacing="false"/>
    </style:style>
    <style:style style:name="P111" style:family="paragraph" style:parent-style-name="Text_20_body" style:list-style-name="L23">
      <style:paragraph-properties fo:margin-top="0cm" fo:margin-bottom="0cm" loext:contextual-spacing="false"/>
    </style:style>
    <style:style style:name="P112" style:family="paragraph" style:parent-style-name="Text_20_body" style:list-style-name="L24">
      <style:paragraph-properties fo:margin-top="0cm" fo:margin-bottom="0cm" loext:contextual-spacing="false"/>
    </style:style>
    <style:style style:name="P113" style:family="paragraph" style:parent-style-name="Text_20_body" style:list-style-name="L25">
      <style:paragraph-properties fo:margin-top="0cm" fo:margin-bottom="0cm" loext:contextual-spacing="false"/>
    </style:style>
    <style:style style:name="P114" style:family="paragraph" style:parent-style-name="Table_20_Contents" style:list-style-name="L26">
      <style:text-properties officeooo:paragraph-rsid="002af4c7"/>
    </style:style>
    <style:style style:name="P115" style:family="paragraph" style:parent-style-name="Quotations" style:list-style-name="L5"/>
    <style:style style:name="P116" style:family="paragraph" style:parent-style-name="Quotations" style:list-style-name="L5">
      <style:paragraph-properties fo:margin-top="0cm" fo:margin-bottom="0cm" loext:contextual-spacing="false"/>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T4" style:family="text">
      <style:text-properties fo:language="en" fo:country="US" fo:font-style="italic"/>
    </style:style>
    <style:style style:name="T5" style:family="text">
      <style:text-properties fo:language="en" fo:country="US" fo:font-style="italic" officeooo:rsid="0077088c"/>
    </style:style>
    <style:style style:name="T6" style:family="text">
      <style:text-properties fo:font-variant="normal" fo:text-transform="none" fo:font-style="normal" fo:font-weight="normal"/>
    </style:style>
    <style:style style:name="T7" style:family="text">
      <style:text-properties officeooo:rsid="0025016b"/>
    </style:style>
    <style:style style:name="T8" style:family="text">
      <style:text-properties officeooo:rsid="002a56ee"/>
    </style:style>
    <style:style style:name="T9" style:family="text">
      <style:text-properties officeooo:rsid="002c657c"/>
    </style:style>
    <style:style style:name="T10" style:family="text">
      <style:text-properties officeooo:rsid="002d9316"/>
    </style:style>
    <style:style style:name="T11" style:family="text">
      <style:text-properties officeooo:rsid="002ee3c5"/>
    </style:style>
    <style:style style:name="T12" style:family="text">
      <style:text-properties officeooo:rsid="00306a78"/>
    </style:style>
    <style:style style:name="T13" style:family="text">
      <style:text-properties officeooo:rsid="00322dff"/>
    </style:style>
    <style:style style:name="T14" style:family="text">
      <style:text-properties officeooo:rsid="0033d9b0"/>
    </style:style>
    <style:style style:name="T15" style:family="text">
      <style:text-properties officeooo:rsid="00358188"/>
    </style:style>
    <style:style style:name="T16" style:family="text">
      <style:text-properties officeooo:rsid="00368a6a"/>
    </style:style>
    <style:style style:name="T17" style:family="text">
      <style:text-properties officeooo:rsid="0036b47f"/>
    </style:style>
    <style:style style:name="T18" style:family="text">
      <style:text-properties officeooo:rsid="0036b6a7"/>
    </style:style>
    <style:style style:name="T19" style:family="text">
      <style:text-properties officeooo:rsid="003a6480"/>
    </style:style>
    <style:style style:name="T20" style:family="text">
      <style:text-properties officeooo:rsid="00403e99"/>
    </style:style>
    <style:style style:name="T21" style:family="text">
      <style:text-properties officeooo:rsid="0041a1d6"/>
    </style:style>
    <style:style style:name="T22" style:family="text">
      <style:text-properties officeooo:rsid="004354a3"/>
    </style:style>
    <style:style style:name="T23" style:family="text">
      <style:text-properties officeooo:rsid="0043d923"/>
    </style:style>
    <style:style style:name="T24" style:family="text">
      <style:text-properties officeooo:rsid="00456d31"/>
    </style:style>
    <style:style style:name="T25" style:family="text">
      <style:text-properties officeooo:rsid="00459ac1"/>
    </style:style>
    <style:style style:name="T26" style:family="text">
      <style:text-properties officeooo:rsid="0046ffd8"/>
    </style:style>
    <style:style style:name="T27" style:family="text">
      <style:text-properties officeooo:rsid="00472acf"/>
    </style:style>
    <style:style style:name="T28" style:family="text">
      <style:text-properties officeooo:rsid="00481422"/>
    </style:style>
    <style:style style:name="T29" style:family="text">
      <style:text-properties officeooo:rsid="004be706"/>
    </style:style>
    <style:style style:name="T30" style:family="text">
      <style:text-properties officeooo:rsid="004d417d"/>
    </style:style>
    <style:style style:name="T31" style:family="text">
      <style:text-properties officeooo:rsid="004ec6c7"/>
    </style:style>
    <style:style style:name="T32" style:family="text">
      <style:text-properties officeooo:rsid="004f2c10"/>
    </style:style>
    <style:style style:name="T33" style:family="text">
      <style:text-properties officeooo:rsid="005090d7"/>
    </style:style>
    <style:style style:name="T34" style:family="text">
      <style:text-properties officeooo:rsid="005558ff"/>
    </style:style>
    <style:style style:name="T35" style:family="text">
      <style:text-properties officeooo:rsid="00574b81"/>
    </style:style>
    <style:style style:name="T36" style:family="text">
      <style:text-properties officeooo:rsid="00591b6b"/>
    </style:style>
    <style:style style:name="T37" style:family="text">
      <style:text-properties officeooo:rsid="005b390c"/>
    </style:style>
    <style:style style:name="T38" style:family="text">
      <style:text-properties officeooo:rsid="005c7233"/>
    </style:style>
    <style:style style:name="T39" style:family="text">
      <style:text-properties officeooo:rsid="005ee85c"/>
    </style:style>
    <style:style style:name="T40" style:family="text">
      <style:text-properties officeooo:rsid="00607703"/>
    </style:style>
    <style:style style:name="T41" style:family="text">
      <style:text-properties officeooo:rsid="0061f7a2"/>
    </style:style>
    <style:style style:name="T42" style:family="text">
      <style:text-properties officeooo:rsid="006ef679"/>
    </style:style>
    <style:style style:name="T43" style:family="text">
      <style:text-properties officeooo:rsid="007300ed"/>
    </style:style>
    <style:style style:name="fr1"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margin-horizontal="0px" draw:frame-margin-vertical="0px"/>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Объект1" text:anchor-type="page" text:anchor-page-number="1" svg:x="0cm" svg:y="0cm" svg:width="19.897cm" svg:height="7.408cm" draw:z-index="0">
        <draw:floating-frame xlink:href="https://googleads.g.doubleclick.net/pagead/ads?guci=2.2.0.0.2.2.0.0&amp;client=ca-pub-3210847618764535&amp;output=html&amp;h=280&amp;slotname=3862346510&amp;adk=1872351707&amp;adf=4164312042&amp;pi=t.ma~as.3862346510&amp;w=752&amp;fwrn=4&amp;fwrnh=100&amp;lmt=1305927284&amp;rafmt=1&amp;psa=0&amp;format=752x280&amp;url=https%3A%2F%2Fxreferat.com%2F33%2F5394-2-yazyk-programmirovaniya-c.html&amp;flash=0&amp;fwr=0&amp;fwrattr=true&amp;rpe=1&amp;resp_fmts=3&amp;wgl=1&amp;adsid=ChAIgOew_wUQ4MiNlIWY-vh8EjkAy3BYkIFc_y9jGPTO_nR-LDHIJJOuneFChHbZQDOxU8rNxiKWkKJUkz0mcosSWY7w1ce4udU2xa0&amp;tt_state=W3siaXNzdWVyT3JpZ2luIjoiaHR0cHM6Ly9hZHNlcnZpY2UuZ29vZ2xlLmNvbSIsInN0YXRlIjowfSx7Imlzc3Vlck9yaWdpbiI6Imh0dHBzOi8vYXR0ZXN0YXRpb24uYW5kcm9pZC5jb20iLCJzdGF0ZSI6MH1d&amp;dt=1609317639988&amp;bpp=19&amp;bdt=1984&amp;idt=2541&amp;shv=r20201203&amp;cbv=r20190131&amp;ptt=9&amp;saldr=aa&amp;abxe=1&amp;cookie=ID%3D1778acf86ee2ca66-22ef8b6d78b9005e%3AT%3D1609317642%3ART%3D1609317642%3AS%3DALNI_MayccmCY_xo0Njy8BFPs9jj2985JA&amp;correlator=7045867316035&amp;frm=20&amp;pv=2&amp;ga_vid=1893394485.1609317643&amp;ga_sid=1609317643&amp;ga_hid=8252101&amp;ga_fc=0&amp;u_tz=180&amp;u_his=4&amp;u_java=0&amp;u_h=810&amp;u_w=1440&amp;u_ah=810&amp;u_aw=1440&amp;u_cd=24&amp;u_nplug=0&amp;u_nmime=0&amp;adx=182&amp;ady=1820&amp;biw=1431&amp;bih=736&amp;scr_x=0&amp;scr_y=0&amp;eid=21066700%2C21066793%2C21068768&amp;oid=3&amp;pvsid=1459635020164215&amp;pem=834&amp;ref=https%3A%2F%2Fduckduckgo.com%2F&amp;rx=0&amp;eae=0&amp;fc=896&amp;brdim=0%2C0%2C0%2C0%2C1440%2C0%2C1440%2C792%2C1440%2C736&amp;vis=1&amp;rsz=%7C%7CeEbr%7C&amp;abl=CS&amp;pfx=0&amp;fu=8320&amp;bc=29&amp;ifi=1&amp;uci=a!1&amp;btvi=1&amp;xpc=M3YILMAtTl&amp;p=https%3A//xreferat.com&amp;dtd=3197" xlink:type="simple" xlink:show="embed" xlink:actuate="onLoad" draw:frame-name="aswift_0"/>
      </draw:frame>
      <text:h text:style-name="P64" text:outline-level="1"/>
      <table:table table:name="Таблица1" table:style-name="Таблица1">
        <table:table-column table:style-name="Таблица1.A"/>
        <table:table-row>
          <table:table-cell table:style-name="Таблица1.A1" office:value-type="string">
            <text:p text:style-name="Table_20_Contents"><text:bookmark text:name="LC1"/>Оглавление</text:p>
          </table:table-cell>
        </table:table-row>
      </table:table>
      <table:table table:name="Таблица2" table:style-name="Таблица2">
        <table:table-column table:style-name="Таблица2.A"/>
        <table:table-row>
          <table:table-cell table:style-name="Таблица2.A1" office:value-type="string">
            <text:p text:style-name="P16"><text:bookmark text:name="LC2"/></text:p>
          </table:table-cell>
        </table:table-row>
      </table:table>
      <table:table table:name="Таблица3" table:style-name="Таблица3">
        <table:table-column table:style-name="Таблица3.A"/>
        <table:table-row>
          <table:table-cell table:style-name="Таблица3.A1" office:value-type="string">
            <text:p text:style-name="Table_20_Contents"><text:bookmark text:name="LC3"/>Введение</text:p>
          </table:table-cell>
        </table:table-row>
      </table:table>
      <table:table table:name="Таблица4" table:style-name="Таблица4">
        <table:table-column table:style-name="Таблица4.A"/>
        <table:table-row>
          <table:table-cell table:style-name="Таблица4.A1" office:value-type="string">
            <text:p text:style-name="P16"><text:bookmark text:name="LC4"/></text:p>
          </table:table-cell>
        </table:table-row>
      </table:table>
      <table:table table:name="Таблица5" table:style-name="Таблица5">
        <table:table-column table:style-name="Таблица5.A"/>
        <table:table-row>
          <table:table-cell table:style-name="Таблица5.A1" office:value-type="string">
            <text:p text:style-name="Table_20_Contents"><text:bookmark text:name="LC5"/>Глава 1. Аналитическая часть</text:p>
          </table:table-cell>
        </table:table-row>
      </table:table>
      <table:table table:name="Таблица6" table:style-name="Таблица6">
        <table:table-column table:style-name="Таблица6.A"/>
        <table:table-row>
          <table:table-cell table:style-name="Таблица6.A1" office:value-type="string">
            <text:p text:style-name="Table_20_Contents"><text:bookmark text:name="LC6"/>1. Аналитическая часть</text:p>
          </table:table-cell>
        </table:table-row>
      </table:table>
      <table:table table:name="Таблица7" table:style-name="Таблица7">
        <table:table-column table:style-name="Таблица7.A"/>
        <table:table-row>
          <table:table-cell table:style-name="Таблица7.A1" office:value-type="string">
            <text:p text:style-name="Table_20_Contents"><text:bookmark text:name="LC7"/>1.1. Технико-экономическая характеристика предметной области</text:p>
          </table:table-cell>
        </table:table-row>
      </table:table>
      <table:table table:name="Таблица8" table:style-name="Таблица8">
        <table:table-column table:style-name="Таблица8.A"/>
        <table:table-row>
          <table:table-cell table:style-name="Таблица8.A1" office:value-type="string">
            <text:p text:style-name="Table_20_Contents"><text:bookmark text:name="LC8"/>1.1.1. Характеристика предприятия</text:p>
          </table:table-cell>
        </table:table-row>
      </table:table>
      <table:table table:name="Таблица9" table:style-name="Таблица9">
        <table:table-column table:style-name="Таблица9.A"/>
        <table:table-row>
          <table:table-cell table:style-name="Таблица9.A1" office:value-type="string">
            <text:p text:style-name="Table_20_Contents"><text:bookmark text:name="LC9"/>1.1.2. Краткая характеристика подразделения или видов его деятельности</text:p>
          </table:table-cell>
        </table:table-row>
      </table:table>
      <table:table table:name="Таблица10" table:style-name="Таблица10">
        <table:table-column table:style-name="Таблица10.A"/>
        <table:table-row>
          <table:table-cell table:style-name="Таблица10.A1" office:value-type="string">
            <text:p text:style-name="Table_20_Contents"><text:bookmark text:name="LC10"/>1.2. Постановка задачи</text:p>
          </table:table-cell>
        </table:table-row>
      </table:table>
      <table:table table:name="Таблица11" table:style-name="Таблица11">
        <table:table-column table:style-name="Таблица11.A"/>
        <table:table-row>
          <table:table-cell table:style-name="Таблица11.A1" office:value-type="string">
            <text:p text:style-name="Table_20_Contents"><text:bookmark text:name="LC11"/>1.2.1. Сущность содержания задачи</text:p>
            <text:p text:style-name="Table_20_Contents"/>
            <text:p text:style-name="Table_20_Contents"/>
          </table:table-cell>
        </table:table-row>
      </table:table>
      <table:table table:name="Таблица12" table:style-name="Таблица12">
        <table:table-column table:style-name="Таблица12.A"/>
        <table:table-row>
          <table:table-cell table:style-name="Таблица12.A1" office:value-type="string">
            <text:p text:style-name="P17"><text:bookmark text:name="LC12"/>1.2.2. Обоснование необходимости и цели использования вычислительной техники для</text:p>
            <text:p text:style-name="P17">решения задачи</text:p>
            <text:p text:style-name="P17"/>
            <text:p text:style-name="P2">Технологический процесс данной задачи состоит из трех этапов. Целью первого этапа является сбор, регистрация, передача данных для дальнейшей обработки. Результатом является составление документа (заявки). Цель второго этапа – перенос данных на машинные носители и первоначальное формирование информационной базы. Третий этап включает операции накопления, сортировки, корректировки, обработки данных и выдачи результатов (ответа).</text:p>
            <text:p text:style-name="P1">При этом требуется учитывать следующие требования:</text:p>
            <text:list xml:id="list3879727967" text:style-name="L1">
              <text:list-item>
                <text:p text:style-name="P71">обеспечение достоверности обрабатываемой информации;</text:p>
              </text:list-item>
              <text:list-item>
                <text:p text:style-name="P71">решение задач в установленные сроки;</text:p>
              </text:list-item>
              <text:list-item>
                <text:p text:style-name="P71">обеспечение минимальных трудовых и стоимостных затрат на обработку данных;</text:p>
              </text:list-item>
              <text:list-item>
                <text:p text:style-name="P71">наличие возможности обработки данных на ЭВМ; </text:p>
              </text:list-item>
              <text:list-item>
                <text:p text:style-name="P71">возможность решения задачи в различных режимах.</text:p>
              </text:list-item>
            </text:list>
            <text:p text:style-name="P1">Эти требования могут быть выполнены за счет нескольких факторов:</text:p>
            <text:list xml:id="list1524323729" text:style-name="L2">
              <text:list-item>
                <text:p text:style-name="P72">сокращение числа операций, особенно ручных;</text:p>
              </text:list-item>
              <text:list-item>
                <text:p text:style-name="P72">разработка системы жесткого контроля вводимой информации;</text:p>
              </text:list-item>
              <text:list-item>
                <text:p text:style-name="P72">снижение объема обрабатываемых данных (ведение НСИ);</text:p>
              </text:list-item>
              <text:list-item>
                <text:p text:style-name="P72">повышение квалификации пользователей, улучшение условий труда и, как следствие, повышение производительности.</text:p>
              </text:list-item>
            </text:list>
            <text:p text:style-name="P1">На выбор способа сбора, регистрации и передачи данных влияют следующие факторы:</text:p>
            <text:list xml:id="list267831023" text:style-name="L3">
              <text:list-item>
                <text:p text:style-name="P73">удаленность источников информации от центра обработки данных;</text:p>
              </text:list-item>
              <text:list-item>
                <text:p text:style-name="P73">возможность связи с источниками информации по выделенным каналам связи.</text:p>
              </text:list-item>
            </text:list>
            <text:p text:style-name="P1">При обработке данных желательно использовать массивы нормативно-справочной <text:soft-page-break/>информации. Это дает преимущества в скорости поиска, выбора, сортировки и т.д. При этом необходима возможность просмотра полученных результатов перед оформлением и передачей выходной информации. </text:p>
            <text:p text:style-name="P1">Использование вычислительной техники при решении комплекса задач, описываемого в данной работе, обуславливается рядом факторов. Объем и качество выходной информации не позволит решать задачи без использовании вычислительной техники быстро и, что важно, корректно. Необходимость постоянной связи с различными юридическими базами данных, возможность использования локальной вычислительной сети, средств телекоммуникации – другие факторы, определяющие методы решения поставленных задач с использование вычислительной техники.</text:p>
            <text:h text:style-name="Heading_20_2" text:outline-level="2"><text:bookmark text:name="130"/>1.6.4. Постановка задачи</text:h>
            <text:h text:style-name="Heading_20_2" text:outline-level="2"><text:bookmark text:name="131"/>1.6.4.1. Цель и назначение автоматизированного варианта решения задачи</text:h>
            <text:p text:style-name="P1">Исходя из объекта исследования формируется следующая постановка задачи.</text:p>
            <text:p text:style-name="P1">Необходимо создать автоматизированное рабочее место (АРМ) юриста по конкретной функции – оказание консультативных услуг клиентам с использованием ПЭВМ в режиме реального времени. Обобщенная модель задачи может быть предоставлена следующим образом: клиент обращается к юристу, согласно документу (заявке), текст которой заносится в базу данных и обрабатывается, клиент получает ответ. По времени потраченному на получение ответа, виду используемых средств и количеству листов в ответе производится расчет с клиентом.</text:p>
            <text:p text:style-name="P1">Для создания АРМа юриста необходимо:</text:p>
            <text:list xml:id="list125358143" text:style-name="L4">
              <text:list-item>
                <text:p text:style-name="P74">разработать формы документов (входной, выходной, нормативно-справочной);</text:p>
              </text:list-item>
              <text:list-item>
                <text:p text:style-name="P74">обосновать и выбрать новую информационную технологию (комплекс технических средств, информационное обеспечение, программное обеспечение. </text:p>
              </text:list-item>
            </text:list>
            <text:p text:style-name="P1">К входной информации относится заявка.</text:p>
            <text:p text:style-name="P1">К нормативно – справочной относятся справочник клиентов, справочник тарифов, справочник видов работ, справочник юристов, справочник сроков выполнения работ и справочник отраслей права, и собственно, сами нормы права.</text:p>
            <text:p text:style-name="P1">К выходной информации относится ответ юриста, который может быть фактографическим или документарным, с комментариями юриста или без комментариев, счет за оказанные услуги, каталог ответов и архив.</text:p>
            <text:p text:style-name="P17"/>
            <text:p text:style-name="P17"/>
            <text:p text:style-name="P18"/>
            <text:p text:style-name="P60"/>
          </table:table-cell>
        </table:table-row>
      </table:table>
      <text:p text:style-name="Text_20_body"/>
      <text:p text:style-name="Text_20_body"/>
      <text:p text:style-name="Text_20_body"><text:soft-page-break/></text:p>
      <table:table table:name="Таблица13" table:style-name="Таблица13">
        <table:table-column table:style-name="Таблица13.A"/>
        <table:table-row>
          <table:table-cell table:style-name="Таблица13.A1" office:value-type="string">
            <text:p text:style-name="Table_20_Contents"><text:bookmark text:name="LC13"/>1.2.3. Цель и назначение автоматизированного варианта решения задачи</text:p>
            <text:p text:style-name="Table_20_Contents"/>
            <text:p text:style-name="Text_20_body">Цель автоматизации - повысить качество, снизить материальные затраты, сократить сроки проектирования и уменьшить количество работников, занятых проектированием. Под автоматизацией проектирования обычно понимают систематическое применение ЭВМ в процессе проектирования при научно обоснованном распределении функций между проектировщиком и ЭВМ и при обоснованном выборе методов машинного решения задач. </text:p>
            <text:p text:style-name="Text_20_body">Научно обоснованное распределение функций между человеком и ЭВМ подразумевает, что человек должен решать задачи, носящие творческий характер, а ЭВМ - задачи, удовлетворяющие требованиям возможности алгоритмизации и большей эффективности исполнения алгоритма на ЭВМ по сравнению с другим решением. </text:p>
            <text:p text:style-name="Text_20_body">ЭВМ можно использовать не только как средство проектирования, но и как партнера по выполнению проектной работы. А это меняет многие традиционные представления об организации проектирования. В настоящее время уже ни у кого не вызывает сомнения, что за автоматизацией проектирования большое будущее. Но путь в это будущее лежит через решение многих научных и технических проблем. И не случайно, что автоматизация проектирования стала рассматриваться как новое научное направление. Оно находится на стыке различных научных дисциплин, и в этом его особенность. </text:p>
            <text:p text:style-name="Text_20_body">Решительное ускорение научно-технического прогресса в проектировании достигается применением систем автоматизированного проектирования (САПР), основными частями которых являются технические средства, общее и специальное программное и математическое обеспечение. К отдельным частям САПР относят информационное обеспечение - банк данных, включающий различного рода справочные каталоги, значения параметров, сведения о типовых решениях и т. п. </text:p>
            <text:p text:style-name="Text_20_body">В САПР решение задач обеспечивается совокупностью программ общего и специального программного обеспечения, которые разрабатываются специалистами по САПР. Разработанные программы применяют многократно в различных ситуациях, возникающих при проектировании многих объектов. Несмотря на это, знание методов и алгоритмов, реализованных в программах САПР, желательно для пользователя САПР. Эти знания помогут избежать многих ошибок в формулировке задач, назначении исходных данных, интерпретации результатов. </text:p>
            <text:p text:style-name="Text_20_body">САПР конкретных отраслей имеет свою специфику, однако ряд основополагающих положений САПР имеет достаточно общий характер, например принципы построения общего и специального программного обеспечения, формирование взаимосвязанных типовых задач и программ, организация взаимодействия пользователя и ЭВМ, подходы к получению математических моделей проектируемых объектов и т. д. В развитии автоматизированного проектирования можно выделить несколько стадий. </text:p>
            <text:p text:style-name="Text_20_body">Первая стадия характеризуется использованием ЭВМ в архитектурно-строительном проектировании, когда с помощью частных программ рассчитывали отдельные элементы и части зданий. В то время, в начале 50-х годов, использование ЭВМ для решения проектных задач осуществлялось по известной схеме, применяемой и сейчас во многих случаях решения отдельных, не связанных между собой задач исследовательского характера. Эта схема включает математическую формулировку задачи, выбор численных методов решения, разработку <text:soft-page-break/>алгоритма, запись программы на алгоритмическом языке, кодирование исходных данных, перфорацию, отладку программы, решение задачи, обработку результатов - построение графиков, таблиц, чертежей и т. п. </text:p>
            <text:p text:style-name="Text_20_body">Большой объем неавтоматических работ, по своему характеру непривычных для проектирования, требовал специальной подготовки, большого терпения и особой аккуратности, и поэтому применение ЭВМ не могло носить массового характера. Попытки применения ЭВМ для проектирования, как правило, предпринимались в отношении задач, уже имевших четко выраженный расчетный характер. При этом в программах реализовывались отработанные в инженерной практике расчетные методики - методики, ориентированные на ручной режим. Подобное использование ЭВМ не вносило ничего принципиально нового в процесс проектирования и не могло дать качественных сдвигов в совершенствовании этого процесса. Такое использование ЭВМ можно рассматривать лишь как низшую ступень развития автоматизированного проектирования. </text:p>
            <text:p text:style-name="Table_20_Contents"/>
          </table:table-cell>
        </table:table-row>
      </table:table>
      <table:table table:name="Таблица14" table:style-name="Таблица14">
        <table:table-column table:style-name="Таблица14.A"/>
        <table:table-row>
          <table:table-cell table:style-name="Таблица14.A1" office:value-type="string">
            <text:p text:style-name="Table_20_Contents"><text:bookmark text:name="LC14"/>1.2.4. Общая характеристика организации решения задачи на ЭВМ</text:p>
            <text:p text:style-name="Table_20_Contents"/>
            <text:p text:style-name="Text_20_body">Технология автоматизированной обработки информации строится на следующих принципах:</text:p>
            <text:p text:style-name="Text_20_body">· интеграции обработки данных и возможности работы сотрудников в условиях эксплуатации автоматизированных систем централизованного хранения и коллективного использования данных</text:p>
            <text:p text:style-name="Text_20_body">· распределенной обработки данных на базе развитых систем передачи;</text:p>
            <text:p text:style-name="Text_20_body">· рационального сочетания централизованного и децентрализованного управления и организации вычислительных систем;</text:p>
            <text:p text:style-name="Text_20_body">· моделирования и формализованного описания данных, процедур их преобразования, функций и рабочих мест исполнителей;</text:p>
            <text:p text:style-name="Text_20_body">· учета конкретных особенностей объекта, в котором реализуется машинная обработка информации.</text:p>
            <text:p text:style-name="Text_20_body">Организация технологии обработки информации на отдельных ее этапах имеет свои особенности, что дает основание для выделения внемашинной и внутримашинной технологии. Внемашинная технология (ее нередко именуют предбазовой) объединяет операции сбора и регистрации данных, запись данных на машинные носители с контролем. Внутримашинная технология связана с организацией вычислительного процесса в ЭВМ, организацией данных в памяти и их структуризацией, что дает основание называть ее еще и внутрибазовой.</text:p>
            <text:p text:style-name="Text_20_body">Внутримашинная технология решения задач на ЭВМ, как правило, реализует следующие типовые процессы преобразования информации:</text:p>
            <text:p text:style-name="Text_20_body">· формирование новых баз данных;</text:p>
            <text:p text:style-name="Text_20_body">· упорядочение данных; выборка некоторых частей записи, слияние и разделение данных;</text:p>
            <text:p text:style-name="Text_20_body">· внесение изменений в данные; выполнение арифметических действий над реквизитами в пределах записей, над записями.</text:p>
            <text:p text:style-name="Text_20_body">Решение каждой отдельной задачи или комплекса задач требует выполнения следующих операций: загрузка программы машинного решения задачи; ввод исходных данных;</text:p>
            <text:p text:style-name="Text_20_body"><text:soft-page-break/>· логический и арифметический контроль введенной информации; исправление ошибочных данных;</text:p>
            <text:p text:style-name="Text_20_body">· компоновка входных массивов и сортировка введенной информации; вычисления по заданному алгоритму; получение выходной информации;</text:p>
            <text:p text:style-name="Text_20_body">· редактирование выходных форм; вывод информации на экран и машинные носители;</text:p>
            <text:p text:style-name="Text_20_body">· печать таблиц с выходными данными.</text:p>
            <text:p text:style-name="Text_20_body">Выбор того или иного варианта технологии определяется прежде всего объемно-временными особенностями решаемых задач, периодичностью, срочностью, требованиями к быстроте связи пользователя с ЭВМ и режимными возможностями технических средств – в первую очередь ЭВМ.</text:p>
            <text:p text:style-name="Text_20_body">Назначение информационной системы</text:p>
            <text:p text:style-name="Text_20_body">Информационная система (ИС) – связанный набор аппаратных и программных средств, а также управленческого сервиса, осуществляющих сбор, обработку, хранение, анализ и представление информации для обеспечения процессов принятия решений.</text:p>
            <text:p text:style-name="Text_20_body">Основная цель функционирования ИС: обеспечение компании сохранение достигнутого уровня конкурентоспособности или создание конкурентного преимущества.</text:p>
            <text:p text:style-name="Text_20_body">Основные задачи ИС:</text:p>
            <text:p text:style-name="Text_20_body">1. На стратегическом уровне: обеспечение высшего руководства информацией о долгосрочных тенденциях в развитии бизнеса, лучших технологиях, продуктах, методах управления и способах изменения бизнеса – получаемой извне организации. Кроме того, ИС представляют возможность на базе аналитических моделей оценивать различные варианты развития бизнеса.</text:p>
            <text:p text:style-name="Text_20_body">2. На управленческом уровне: максимально быстрое обеспечение качественной информацией среднего и высшего звеньев руководства, подготовка оперативных отчетов и докладов в соответствии с регламентом и по конкретному поводу – получаемой изнутри организации, разработка новых продуктов, подготовка, регистрация и контроль за исполнением документов внутри организации. </text:p>
            <text:p text:style-name="Text_20_body">3. На операциональном уровне: качественное и быстрое выполнение рутинных, часто повторяющихся операций.</text:p>
            <text:p text:style-name="Text_20_body">Архитектура ИС, рассматриваемых экономической информатикой, предусматривает наличие трех компонент: информационные технологии (ИТ), функциональные подсистемы (ФП), управление информационными системами.</text:p>
            <text:p text:style-name="Text_20_body">Информационные технологии (ИТ) – аппаратно-программная компонента информационных систем, телекоммуникации и данные, совместно обеспечивающие функционирование информационных систем и являющиеся их главной материальной основой.</text:p>
            <text:p text:style-name="Text_20_body">Функциональные подсистемы (ФП) – специализированные программы, обеспечивающие обработку и анализ информации для целей подготовки документов или принятия решений в конкретной функциональной области на базе информационных технологий.</text:p>
            <text:p text:style-name="Text_20_body">В современных информационных системах принято выделять: производство, финансы и кредит, бухгалтерию, маркетинг и сбыт, а также кадры (human resources) - в качестве наиболее общих функциональных областей организаций и компаний. Основной предмет функциональных подсистем – информация в семантическом аспекте, в том числе и ее содержательный анализ. Поэтому ФП <text:soft-page-break/>составляют своего рода интеллектуальную основу информационных систем. ФП, как правило, имеют интерактивный характер и эффективность их работы во многом определяется деятельностью связанных с ними специалистов.</text:p>
            <text:p text:style-name="Text_20_body">ИТ иногда еще называют «компьютерной инфраструктурой» организации. Составляющие ИТ имеют «твердую основу» (hardware) в виде компьютеров, сетей, телекоммуникационного оборудования и каналов связи, а также «мягкую основу» (software) в виде программного обеспечения, управляющего работой аппаратуры. Для нас важнейшей составляющей ИТ, своеобразным ядром являются данные, организованные с помощью специальных программ в базы данных. Базы данных формально относятся к технологической составляющей, но по существу представляют собой важнейшее связующее звено, мост – соединяющий техническую мощь информационных систем с реальными задачами конкретных ФП. Базы данных – своего рода аппарат, преобразующий закладываемые в него данные в информацию, извлекаемую затем по запросам из ФП для подготовки и принятия решений. </text:p>
          </table:table-cell>
        </table:table-row>
      </table:table>
      <table:table table:name="Таблица15" table:style-name="Таблица15">
        <table:table-column table:style-name="Таблица15.A"/>
        <table:table-row>
          <table:table-cell table:style-name="Таблица15.A1" office:value-type="string">
            <text:p text:style-name="P19">1.2.4. Формализация расчетов</text:p>
            <text:p text:style-name="Text_20_body"><text:span text:style-name="Strong_20_Emphasis"/></text:p>
            <text:p text:style-name="Text_20_body">Вообще примерно….</text:p>
            <text:p text:style-name="Text_20_body">После определения основных целей и задач, ставящихся перед разрабатываемой информационной подсистемой, характеристики организации решения поставленных, следует провести формализованное описание всех показателей и расчетов, в которых они используются. Формализованное моделирование осуществляется по определенным правилам. Согласно этим правилам по каждому показателю выявляются реквизиты-признаки и реквизиты-основания. Им присваиваются условные обозначения: в практике принято реквизитам-основаниям присваивать заглавные буквы, реквизитам-признакам строчные буквы. Каждый показатель выражается в виде совокупности значений, которые он может принимать. Входные показатели в основном представляют собой конкретное значение, которое уже четко определено. Поэтому данные показатели являются исходными данными, которые не могут быть подвергнуты изменениям. Входные показатели, связанные между собой каким-либо образом, могут быть представлены совокупностью формул. Анализ взаимосвязи различных показателей представляет собой определенный алгоритм расчета показателей на каждом этапе проектируемого процесса.</text:p>
            <text:p text:style-name="Text_20_body">Постановка задачи проводится по формуле дано - требуется - условия. Выбор метода ее решения дает возможность получения нужных результатов для всех допустимых исходных данных.</text:p>
            <text:p text:style-name="Text_20_body">Решение задач на ПЭВМ проводится в соответствии с рядом этапов, ориентированных на решение задач любой сложности. Главным при постановке задач является четкое и однозначное задание условий и целей задачи, точное определение исходных данных.</text:p>
            <text:p text:style-name="Text_20_body">Формализация задач согласно приведенному выше алгоритму имеет следующий вид.</text:p>
            <text:p text:style-name="Text_20_body">Задача 1. Учет информации о турах и путевках.</text:p>
            <text:p text:style-name="Text_20_body"><text:soft-page-break/>Дано: Информация о названии путевки, стоимости, типе, длительности путешествия.</text:p>
            <text:p text:style-name="Text_20_body">Требуется: Занести информацию в систему баз данных. Обеспечить возможность просмотра, поиска, добавления, изменения, удаления путевок.</text:p>
            <text:p text:style-name="Text_20_body">Условия: При добавлении информации должен обеспечиваться контроль достоверности данных.</text:p>
            <text:p text:style-name="Text_20_body">Задача 2. Работа со списком заявок.</text:p>
            <text:p text:style-name="Text_20_body">Дано: Информация из баз данных.</text:p>
            <text:p text:style-name="Text_20_body">Требуется: Создать возможность просмотра, поиска, добавления, изменения, удаления заявок.</text:p>
            <text:p text:style-name="Text_20_body">Условия: При добавлении информации должен обеспечиваться контроль достоверности данных.</text:p>
            <text:p text:style-name="Text_20_body">Задача 3. Работа с заявкой.</text:p>
            <text:p text:style-name="Text_20_body">Дано: Информация от клиента, сведения из базы данных.</text:p>
            <text:p text:style-name="Text_20_body">Требуется: Обеспечить возможность удобного ввода информации.</text:p>
            <text:p text:style-name="Text_20_body">Условие: При добавлении информации должен обеспечиваться контроль достоверности данных.</text:p>
            <text:p text:style-name="Text_20_body">Задача 4. Подготовка отчета по оформленным путевкам.</text:p>
            <text:p text:style-name="Text_20_body">Дано: Информация из базы данных.</text:p>
            <text:p text:style-name="Text_20_body">Требуется: Подготовить отчеты определенной формы.</text:p>
            <text:p text:style-name="Text_20_body">Условие: Должна обеспечиваться возможность формирования как развернутого и группового вариантов.</text:p>
            <text:p text:style-name="Text_20_body">Задача 5. Подготовка отчета по оформлению путевок.</text:p>
            <text:p text:style-name="Text_20_body">Дано: Информация из базы данных.</text:p>
            <text:p text:style-name="Text_20_body">Требуется: Подготовить отчеты определенной формы.</text:p>
            <text:p text:style-name="Text_20_body">Условие: Должна обеспечиваться возможность составления отчета по не оформленным своевременно и неоплаченных путевках.</text:p>
            <text:p text:style-name="Text_20_body">. Задача: Подготовка отчета по выполненной работе.</text:p>
            <text:p text:style-name="Text_20_body">Дано: Информация из базы данных.</text:p>
            <text:p text:style-name="Text_20_body">Требуется: Подготовить отчеты определенной формы.</text:p>
            <text:p text:style-name="Text_20_body">Условие: Должна обеспечиваться возможность составления отчета в свернутом или развернутом виде с указанием менеджера и оформленных им путевок.</text:p>
          </table:table-cell>
        </table:table-row>
      </table:table>
      <table:table table:name="Таблица16" table:style-name="Таблица16">
        <table:table-column table:style-name="Таблица16.A"/>
        <table:table-row>
          <table:table-cell table:style-name="Таблица16.A1" office:value-type="string">
            <text:p text:style-name="Table_20_Contents"><text:bookmark text:name="LC16"/>1.3. Анализ существующих разработок и обоснование выбора технологии проектирования</text:p>
            <text:p text:style-name="Table_20_Contents"/>
            <text:p text:style-name="Table_20_Contents">В настоящее время существует множество готовых решений в области автоматизации учета и хранения документов, документооборота коммерческих и государственных предприятий. Рассмотрим несколько <text:soft-page-break/>примеров.</text:p>
            <text:p text:style-name="Table_20_Contents"/>
            <text:p text:style-name="Table_20_Contents"/>
            <text:p text:style-name="P21"/>
            <text:p text:style-name="P3"><text:span text:style-name="T1">C++</text:span> — <text:a xlink:type="simple" xlink:href="https://ru.bmstu.wiki/index.php?title=Компилируемый&amp;action=edit&amp;redlink=1" text:style-name="Internet_20_link" text:visited-style-name="Visited_20_Internet_20_Link">компилируемый</text:a>, <text:a xlink:type="simple" xlink:href="https://ru.bmstu.wiki/index.php?title=Статически_типизированный&amp;action=edit&amp;redlink=1" text:style-name="Internet_20_link" text:visited-style-name="Visited_20_Internet_20_Link">статически типизированный</text:a> язык программирования общего назначения. </text:p>
            <text:p text:style-name="Text_20_body">Поддерживает такие парадигмы программирования как <text:a xlink:type="simple" xlink:href="https://ru.bmstu.wiki/index.php?title=Процедурное_программирование&amp;action=edit&amp;redlink=1" text:style-name="Internet_20_link" text:visited-style-name="Visited_20_Internet_20_Link">процедурное программирование</text:a>, <text:a xlink:type="simple" xlink:href="https://ru.bmstu.wiki/index.php?title=Объектно-ориентированное_программирование&amp;action=edit&amp;redlink=1" text:style-name="Internet_20_link" text:visited-style-name="Visited_20_Internet_20_Link">объектно-ориентированное программирование</text:a>, <text:a xlink:type="simple" xlink:href="https://ru.bmstu.wiki/index.php?title=Обобщённое_программирование&amp;action=edit&amp;redlink=1" text:style-name="Internet_20_link" text:visited-style-name="Visited_20_Internet_20_Link">обобщённое программирование</text:a>, обеспечивает <text:a xlink:type="simple" xlink:href="https://ru.bmstu.wiki/index.php?title=Модульность&amp;action=edit&amp;redlink=1" text:style-name="Internet_20_link" text:visited-style-name="Visited_20_Internet_20_Link">модульность</text:a>, <text:a xlink:type="simple" xlink:href="https://ru.bmstu.wiki/index.php?title=Раздельную_компиляцию&amp;action=edit&amp;redlink=1" text:style-name="Internet_20_link" text:visited-style-name="Visited_20_Internet_20_Link">раздельную компиляцию</text:a>, обработку <text:a xlink:type="simple" xlink:href="https://ru.bmstu.wiki/index.php?title=Исключений&amp;action=edit&amp;redlink=1" text:style-name="Internet_20_link" text:visited-style-name="Visited_20_Internet_20_Link">исключений</text:a>, <text:a xlink:type="simple" xlink:href="https://ru.bmstu.wiki/index.php?title=Абстракцию_данных&amp;action=edit&amp;redlink=1" text:style-name="Internet_20_link" text:visited-style-name="Visited_20_Internet_20_Link">абстракцию данных</text:a>, объявление типов (<text:a xlink:type="simple" xlink:href="https://ru.bmstu.wiki/index.php?title=Классов&amp;action=edit&amp;redlink=1" text:style-name="Internet_20_link" text:visited-style-name="Visited_20_Internet_20_Link">классов</text:a>) объектов, <text:a xlink:type="simple" xlink:href="https://ru.bmstu.wiki/index.php?title=Виртуальные_функции&amp;action=edit&amp;redlink=1" text:style-name="Internet_20_link" text:visited-style-name="Visited_20_Internet_20_Link">виртуальные функции</text:a>. Стандартная библиотека включает, в том числе, общеупотребительные контейнеры и алгоритмы. C++ сочетает свойства как высокоуровневых, так и низкоуровневых языков. В сравнении с его предшественником — языком <text:a xlink:type="simple" xlink:href="https://ru.bmstu.wiki/C" text:style-name="Internet_20_link" text:visited-style-name="Visited_20_Internet_20_Link">C</text:a>, — наибольшее внимание уделено поддержке объектно-ориентированного и обобщённого программирования. </text:p>
            <text:p text:style-name="Text_20_body">C++ широко используется для разработки программного обеспечения, являясь одним из самых популярных языков программирования. Область его применения включает создание операционных систем, разнообразных прикладных программ, драйверов устройств, приложений для встраиваемых систем, высокопроизводительных серверов, а также развлекательных приложений. Существует множество реализаций языка C++, как бесплатных, так и коммерческих и для различных платформ.</text:p>
            <text:p text:style-name="Text_20_body">Язык программирования С++ был создан в начале 1980-х годов, его создатель сотрудник фирмы Bell Laboratories — <text:a xlink:type="simple" xlink:href="https://ru.bmstu.wiki/index.php?title=Бьёрн_Страуструп&amp;action=edit&amp;redlink=1" text:style-name="Internet_20_link" text:visited-style-name="Visited_20_Internet_20_Link">Бьёрн Страуструп</text:a>. Он придумал ряд усовершенствований к языку программирования C, для собственных нужд. Т. е. изначально не планировалось создания языка программирования С++. Ранние версии языка С++, известные под именем «Cи с классами», начали появляться с 1980 года. Язык C, будучи базовым языком системы UNIX, на которой работали компьютеры фирмы Bell, является быстрым, многофункциональным и переносимым. Страуструп добавил к нему возможность работы с классами и объектами, тем самым зародил предпосылки нового, основанного на синтаксисе С, языка программирования. Синтаксис C++ был основан на синтаксисе C, так как Бьёрн Страуструп стремился сохранить совместимость с языком C. </text:p>
            <text:p text:style-name="Text_20_body">Первое издание «Языка программирования C++» вышло в 1985 году. Обеспечивает первое описание этого языка, что было важно из-за отсутствия официального стандарта. В 1989 году вышла версия 2.0 языка C++. Его новые возможности включали множественное наследование, абстрактные классы, статические функции-члены, функции-константы и защищённые члены. В 1990 году вышло «Комментированное справочное руководство по C++», положенное впоследствии в основу стандарта. Последние обновления включали шаблоны, исключения, пространства имён, новые способы приведения типов и логический тип. </text:p>
            <text:p text:style-name="Text_20_body">В 1998 году был опубликован стандарт языка ISO/IEC 14882:1998 (известный как C++98).Стандарт состоит из двух частей — основы языка (core language) и стандартной библиотеки языка, которая включает Standard Template Library (STL) и модифицированный вариант стандартной библиотеки языка C. </text:p>
            <text:p text:style-name="Text_20_body">В 2003 году был опубликован стандарт языка ISO/IEC 14882:2003, где были исправлены выявленные ошибки и недочёты предыдущей версии стандарта. </text:p>
            <text:p text:style-name="Text_20_body">В 2005 году был выпущен отчёт Library Technical Report 1. Отчёт описывает расширения стандартной библиотеки, которые, должны быть включены в следующую версию языка C++. </text:p>
            <text:p text:style-name="Text_20_body">С 2009 года велась работа по обновлению предыдущего стандарта, предварительной версией нового стандарта сперва был C++09, а спустя год C++0x, сегодня — C++11, куда были включены дополнения в ядро языка и расширение стандартной библиотеки. <text:bookmark text:name=".D0.9D.D0.B0.D0.B7.D0.B2.D0.B0.D0.BD.D0.B8.D0.B5"/></text:p>
            <text:p text:style-name="Text_20_body"><text:soft-page-break/>Название C++ придумал Рик Масситти. Название указывает на эволюционную природу перехода к нему от C. "++" - это операция приращения в C.</text:p>
            <text:p text:style-name="P3">В языке C++ полностью поддерживаются принципы объектно-ориентированного программирования, включая три кита, на которых оно состоит: инкапсуляцию, наследование и полиморфизм.</text:p>
            <text:p text:style-name="Text_20_body">Совмещение структур данных с функциями (методами), предназначенными для манипулирования этими данными. Инкапсуляция достигается путём введения класса нового механизма структурирования и типизации данных.</text:p>
            <text:p text:style-name="Text_20_body">Создание новых, производных классов, которые наследуют данные и функции от одного или нескольких ранее определённых базовых классов. При этом возможно переопределение или добавление новых данных и методов. В результате создаётся иерархия классов.</text:p>
            <text:p text:style-name="Text_20_body">Присвоение методу единого имени или идентификатора в рамках иерархии классов таким образом, чтобы любой класс в иерархии имел возможность по-своему выполнять связанные с этим методом действия.</text:p>
            <text:p text:style-name="Text_20_body">Одновременно с появлением и детализацией концепции появились и основанные на ней языки программирования. Одним из первых явился алгоритмический язык Modula 2. Язык программирования Turbo Pascal, разработанный фирмой Borland, начиная с версии 5.5 стал объектно-ориентированным. Но наиболее последовательно воплощение концепция объектно-ориентированного программирования нашла в алгоритмическом языке C++.</text:p>
            <text:p text:style-name="Text_20_body">Суть объектно-ориентированного программирования в том, что <text:span text:style-name="T42">бы код напоминал высокоуровневый код наполненный классами и объектами походящими на объекты реального мира </text:span>. Язык, который имеет конструкции для выражения и использования подобных различий, поддерживает объектно-ориентированное программирование. Все другие языки не поддерживают его. Здесь основную роль играет механизм наследования, заимствованный из языка Симула. </text:p>
            <text:p text:style-name="Text_20_body">Те функции, для которых можно определить заявленный интерфейс, но реализация которых (т.е. тело с операторной частью) возможна только для конкретных фигур, отмечены служебным словом virtual (виртуальные). В Симуле и С++ виртуальность функции означает: "функция может быть определена позднее в классе, производном от данного". </text:p>
            <text:p text:style-name="Text_20_body">Определите, какой класс вам необходим; предоставьте полный набор операций для каждого класса; общность классов выразите явно с помощью наследования.</text:p>
            <text:p text:style-name="P13">Если общность между классами отсутствует, вполне достаточно абстракции данных. Насколько применимо объектно-ориентированное программирование для данной области приложения определяется степенью общности между разными типами, которая позволяет использовать наследование и виртуальные функции. В некоторых областях, таких, например, как интерактивная графика, есть широкий простор для объектно-ориентированного программирования. В других областях, в которых используются традиционные арифметические типы и вычисления над ними, трудно найти применение для более развитых стилей программирования, чем абстракция данных. Здесь средства, поддерживающие объектно-ориентированное программирование, очевидно, избыточны.</text:p>
            <text:p text:style-name="P13">Еще один способ выражения общности понятий в языке предоставляют шаблоны типа. Шаблонный класс задает целое семейство классов. Например, шаблонный класс список задает классы вида "список объектов T", где T может быть произвольным типом. Таким образом, шаблонный тип указывает, как получается новый тип из заданного в качестве параметра. Самые типичные шаблонные классы - это контейнеры, в частности, списки, массивы и ассоциативные массивы.</text:p>
            <text:p text:style-name="Text_20_body"><text:soft-page-break/>Минимальная поддержка процедурного программирования включает функции, арифметические операции, выбирающие операторы и циклы. Помимо этого должны быть предоставлены операции ввода- вывода. Базовые языковые средства С++ унаследовал от С (включая указатели), а операции ввода-вывода предоставляются библиотекой.</text:p>
            <text:p text:style-name="Text_20_body">Самая зачаточная концепция модульности реализуется с помощью механизма раздельной трансляции.</text:p>
            <text:p text:style-name="Text_20_body">Поддержка программирования с абстракцией данных в основном сводится к возможности определить набор операций (функции и операции) над типом. Все обращения к объектам этого типа ограничиваются операциями из заданного набора. Однако, имея такие возможности, программист скоро обнаруживает, что для удобства определения и использования новых типов нужны еще некоторые расширения языка. Хорошим примером такого расширения является</text:p>
            <text:p text:style-name="Text_20_body">перегрузка операций</text:p>
            <text:p text:style-name="Text_20_body">Поддержку объектно-ориентированного программирования обеспечивают классы вместе с механизмом наследования, а также механизм вызова функций-членов в зависимости от истинного типа объекта (дело в том, что возможны случаи, когда этот тип неизвестен на стадии трансляции). Особенно важную роль играет механизм вызова функций-членов. Не менее важны средства, поддерживающие абстракцию данных. Все доводы в пользу абстракции данных и базирующихся на ней методов, которые позволяют естественно и красиво работать с типами, действуют и для языка, поддерживающего объектно-ориентированное программирование. Успех обоих методов зависит от способа построения типов, от того, насколько они просты, гибки и эффективны. Метод объектно-ориентированного программирования позволяет определять более общие и гибкие пользовательские типы по сравнению с теми, которые получаются, если использовать только абстракцию данных.</text:p>
            <text:p text:style-name="Text_20_body">Язык проектировался в расчете на современные методы трансляции, которые обеспечивают проверку согласованности программы, ее эффективность и компактность представления. Основным средством борьбы со сложностью программ видится, прежде всего, строгий контроль типов и инкапсуляция. Особенно это касается больших программ, создаваемых многими людьми. Пользователь может не являться одним из создателей таких программ, и может вообще не быть программистом. </text:p>
            <text:p text:style-name="Text_20_body">С++ проектировался для поддержки того принципа, что всякая программа есть модель некоторых существующих в реальности понятий, а класс является конкретным представлением понятия, взятого из области приложения. Поэтому классы пронизывают всю программу на С++, и налагаются жесткие требования на гибкость понятия класса, компактность объектов класса и эффективность их использования. Если работать с классами будет неудобно или слишком накладно, то они просто не будут использоваться, и программы выродятся в программы на "лучшем С". Значит пользователь не сумеет насладиться теми возможностями, ради которых, собственно, и создавался язык.</text:p>
            <text:p text:style-name="Text_20_body"/>
            <text:p text:style-name="P6">Python :</text:p>
            <text:p text:style-name="P6"><text:span text:style-name="T1">Python</text:span> — <text:a xlink:type="simple" xlink:href="https://ru.wikipedia.org/wiki/Высокоуровневый_язык_программирования" text:style-name="Internet_20_link" text:visited-style-name="Visited_20_Internet_20_Link">высокоуровневый язык программирования</text:a> общего назначения, ориентированный на повышение производительности разработчика и читаемости кода. <text:a xlink:type="simple" xlink:href="https://ru.wikipedia.org/wiki/Синтаксис_(программирование)" text:style-name="Internet_20_link" text:visited-style-name="Visited_20_Internet_20_Link">Синтаксис</text:a> ядра Python минималистичен. В то же время <text:a xlink:type="simple" xlink:href="https://ru.wikipedia.org/wiki/Стандартная_библиотека_Python" text:style-name="Internet_20_link" text:visited-style-name="Visited_20_Internet_20_Link">стандартная библиотека</text:a> включает большой набор полезных функций. </text:p>
            <text:p text:style-name="Text_20_body">Python поддерживает <text:a xlink:type="simple" xlink:href="https://ru.wikipedia.org/wiki/Структурное_программирование" text:style-name="Internet_20_link" text:visited-style-name="Visited_20_Internet_20_Link">структурное</text:a>, <text:a xlink:type="simple" xlink:href="https://ru.wikipedia.org/wiki/Обобщённое_программирование" text:style-name="Internet_20_link" text:visited-style-name="Visited_20_Internet_20_Link">обобщенное</text:a>, <text:a xlink:type="simple" xlink:href="https://ru.wikipedia.org/wiki/Объектно-ориентированное_программирование" text:style-name="Internet_20_link" text:visited-style-name="Visited_20_Internet_20_Link">объектно-ориентированное</text:a>, <text:a xlink:type="simple" xlink:href="https://ru.wikipedia.org/wiki/Функциональное_программирование" text:style-name="Internet_20_link" text:visited-style-name="Visited_20_Internet_20_Link">функциональное</text:a> и <text:a xlink:type="simple" xlink:href="https://ru.wikipedia.org/wiki/Аспектно-ориентированное_программирование" text:style-name="Internet_20_link" text:visited-style-name="Visited_20_Internet_20_Link">аспектно-ориентированное программирование</text:a>. Основные архитектурные черты — <text:a xlink:type="simple" xlink:href="https://ru.wikipedia.org/wiki/Динамическая_типизация" text:style-name="Internet_20_link" text:visited-style-name="Visited_20_Internet_20_Link">динамическая </text:a><text:a xlink:type="simple" xlink:href="https://ru.wikipedia.org/wiki/Динамическая_типизация" text:style-name="Internet_20_link" text:visited-style-name="Visited_20_Internet_20_Link">типизация</text:a>, <text:a xlink:type="simple" xlink:href="https://ru.wikipedia.org/wiki/Сборка_мусора_(программирование)" text:style-name="Internet_20_link" text:visited-style-name="Visited_20_Internet_20_Link">автоматическое управление памятью</text:a>, полная <text:a xlink:type="simple" xlink:href="https://ru.wikipedia.org/wiki/Интроспекция_(программирование)" text:style-name="Internet_20_link" text:visited-style-name="Visited_20_Internet_20_Link">интроспекция</text:a>, механизм <text:a xlink:type="simple" xlink:href="https://ru.wikipedia.org/wiki/Обработка_исключений" text:style-name="Internet_20_link" text:visited-style-name="Visited_20_Internet_20_Link">обработки исключений</text:a>, поддержка <text:soft-page-break/><text:a xlink:type="simple" xlink:href="https://ru.wikipedia.org/wiki/Многопоточность" text:style-name="Internet_20_link" text:visited-style-name="Visited_20_Internet_20_Link">многопоточных вычислений</text:a>, высокоуровневые <text:a xlink:type="simple" xlink:href="https://ru.wikipedia.org/wiki/Структура_данных" text:style-name="Internet_20_link" text:visited-style-name="Visited_20_Internet_20_Link">структуры данных</text:a>. Поддерживается разбиение программ на <text:a xlink:type="simple" xlink:href="https://ru.wikipedia.org/wiki/Модуль_(программирование)" text:style-name="Internet_20_link" text:visited-style-name="Visited_20_Internet_20_Link">модули</text:a>, которые, в свою очередь, могут объединяться в пакеты. </text:p>
            <text:p text:style-name="Text_20_body">Эталонной реализацией Python является интерпретатор <text:a xlink:type="simple" xlink:href="https://ru.wikipedia.org/wiki/CPython" text:style-name="Internet_20_link" text:visited-style-name="Visited_20_Internet_20_Link">CPython</text:a>, поддерживающий большинство активно используемых платформ. Он распространяется под <text:a xlink:type="simple" xlink:href="https://ru.wikipedia.org/wiki/Свободное_программное_обеспечение" text:style-name="Internet_20_link" text:visited-style-name="Visited_20_Internet_20_Link">свободной лицензией</text:a> Python Software Foundation License, позволяющей использовать его без ограничений в любых приложениях, включая <text:a xlink:type="simple" xlink:href="https://ru.wikipedia.org/wiki/Проприетарное_ПО" text:style-name="Internet_20_link" text:visited-style-name="Visited_20_Internet_20_Link">проприетарные</text:a>. Есть <text:a xlink:type="simple" xlink:href="https://ru.wikipedia.org/wiki/Jython" text:style-name="Internet_20_link" text:visited-style-name="Visited_20_Internet_20_Link">реализация интерпретатора для JVM</text:a> с возможностью <text:a xlink:type="simple" xlink:href="https://ru.wikipedia.org/wiki/Компилятор" text:style-name="Internet_20_link" text:visited-style-name="Visited_20_Internet_20_Link">компиляции</text:a>, <text:a xlink:type="simple" xlink:href="https://ru.wikipedia.org/wiki/IronPython" text:style-name="Internet_20_link" text:visited-style-name="Visited_20_Internet_20_Link">CLR</text:a>, <text:a xlink:type="simple" xlink:href="https://ru.wikipedia.org/wiki/LLVM" text:style-name="Internet_20_link" text:visited-style-name="Visited_20_Internet_20_Link">LLVM</text:a>, другие независимые реализации. Проект <text:a xlink:type="simple" xlink:href="https://ru.wikipedia.org/wiki/PyPy" text:style-name="Internet_20_link" text:visited-style-name="Visited_20_Internet_20_Link">PyPy</text:a> использует <text:a xlink:type="simple" xlink:href="https://ru.wikipedia.org/wiki/JIT-компиляция" text:style-name="Internet_20_link" text:visited-style-name="Visited_20_Internet_20_Link">JIT-компиляцию</text:a>, которая значительно увеличивает скорость выполнения Python-программ. </text:p>
            <text:p text:style-name="Text_20_body">Python— активно развивающийся <text:a xlink:type="simple" xlink:href="https://ru.wikipedia.org/wiki/Язык_программирования" text:style-name="Internet_20_link" text:visited-style-name="Visited_20_Internet_20_Link">язык программирования</text:a>, новые версии с добавлением/изменением языковых свойств выходят примерно раз в два с половиной года. Язык не подвергался официальной стандартизации, роль стандарта де-факто выполняет <text:a xlink:type="simple" xlink:href="https://ru.wikipedia.org/wiki/CPython" text:style-name="Internet_20_link" text:visited-style-name="Visited_20_Internet_20_Link">CPython</text:a>, разрабатываемый под контролем автора языка. <text:s text:c="2"/></text:p>
            <text:p text:style-name="Text_20_body">Разработка языка Python была начата в конце <text:a xlink:type="simple" xlink:href="https://ru.wikipedia.org/wiki/1980-е" text:style-name="Internet_20_link" text:visited-style-name="Visited_20_Internet_20_Link">1980-х годов</text:a> сотрудником голландского института CWI <text:a xlink:type="simple" xlink:href="https://ru.wikipedia.org/wiki/Гвидо_ван_Россум" text:style-name="Internet_20_link" text:visited-style-name="Visited_20_Internet_20_Link">Гвидо ван Россумом</text:a>. Для распределённой ОС <text:a xlink:type="simple" xlink:href="https://ru.wikipedia.org/wiki/Amoeba_(операционная_система)" text:style-name="Internet_20_link" text:visited-style-name="Visited_20_Internet_20_Link">Amoeba</text:a> требовался расширяемый <text:a xlink:type="simple" xlink:href="https://ru.wikipedia.org/wiki/Сценарный_язык" text:style-name="Internet_20_link" text:visited-style-name="Visited_20_Internet_20_Link">скриптовый язык</text:a>, и Гвидо начал писать Python на досуге, позаимствовав некоторые наработки для языка <text:a xlink:type="simple" xlink:href="https://ru.wikipedia.org/wiki/ABC_(язык_программирования)" text:style-name="Internet_20_link" text:visited-style-name="Visited_20_Internet_20_Link">ABC</text:a> (Гвидо участвовал в разработке этого языка, ориентированного на обучение программированию). С самого начала Python проектировался как <text:a xlink:type="simple" xlink:href="https://ru.wikipedia.org/wiki/Объектно-ориентированный_язык_программирования" text:style-name="Internet_20_link" text:visited-style-name="Visited_20_Internet_20_Link">объектно-ориентированный язык</text:a>. </text:p>
            <text:p text:style-name="Text_20_body">Наличие дружелюбного, отзывчивого сообщества пользователей считается, наряду с дизайнерской интуицией Гвидо, одним из факторов успеха Python. Развитие языка происходит согласно чётко регламентированному процессу создания, обсуждения, отбора и реализации документов PEP (<text:span text:style-name="T4">Python Enhancement Proposal</text:span>) — предложений по развитию Python. </text:p>
            <text:p text:style-name="Text_20_body"><text:a xlink:type="simple" xlink:href="https://ru.wikipedia.org/wiki/3_декабря" text:style-name="Internet_20_link" text:visited-style-name="Visited_20_Internet_20_Link">3 декабря</text:a> <text:a xlink:type="simple" xlink:href="https://ru.wikipedia.org/wiki/2008_год" text:style-name="Internet_20_link" text:visited-style-name="Visited_20_Internet_20_Link">2008 года</text:a><text:bookmark text:name="cite_ref-19"/><text:a xlink:type="simple" xlink:href="https://ru.wikipedia.org/wiki/Python#cite_note-19" text:style-name="Internet_20_link" text:visited-style-name="Visited_20_Internet_20_Link">[</text:a>, после длительного тестирования, вышла первая версия Python 3000 (или Python 3.0, также используется <text:a xlink:type="simple" xlink:href="https://ru.wikipedia.org/wiki/Аббревиатура" text:style-name="Internet_20_link" text:visited-style-name="Visited_20_Internet_20_Link">сокращение</text:a> Py3k). В Python 3000 устранены многие недостатки архитектуры с максимально возможным (но не полным) сохранением совместимости со старыми версиями Python. </text:p>
            <text:p text:style-name="Text_20_body">Дата окончания срока поддержки Python 2.7 первоначально была установлена на 2015 год, а затем перенесена на 2020 год из опасения, что большая часть существующего кода не может быть легко перенесена на Python 3. Больше никаких исправлений безопасности или других улучшений для Python 2.7 не будет выпущено. <text:bookmark text:name="Концепция_и_философия"/></text:p>
            <text:p text:style-name="Text_20_body">Python — <text:a xlink:type="simple" xlink:href="https://ru.wikipedia.org/wiki/Мультипарадигмальный_язык_программирования" text:style-name="Internet_20_link" text:visited-style-name="Visited_20_Internet_20_Link">мультипарадигмальный язык программирования</text:a>. Полностью поддерживаются <text:a xlink:type="simple" xlink:href="https://ru.wikipedia.org/wiki/Объектно-ориентированное_программирование" text:style-name="Internet_20_link" text:visited-style-name="Visited_20_Internet_20_Link">объектно-ориентированное</text:a> и <text:a xlink:type="simple" xlink:href="https://ru.wikipedia.org/wiki/Структурное_программирование" text:style-name="Internet_20_link" text:visited-style-name="Visited_20_Internet_20_Link">структурное программирование</text:a>, а также <text:a xlink:type="simple" xlink:href="https://ru.wikipedia.org/wiki/Функциональное_программирование" text:style-name="Internet_20_link" text:visited-style-name="Visited_20_Internet_20_Link">функциональное</text:a> и <text:a xlink:type="simple" xlink:href="https://ru.wikipedia.org/wiki/Аспектно-ориентированное_программирование" text:style-name="Internet_20_link" text:visited-style-name="Visited_20_Internet_20_Link">аспектно-ориентированное</text:a> (в том числе <text:a xlink:type="simple" xlink:href="https://ru.wikipedia.org/wiki/Метапрограммирование" text:style-name="Internet_20_link" text:visited-style-name="Visited_20_Internet_20_Link">метапрограммирование</text:a>. Множество других методик, в том числе <text:a xlink:type="simple" xlink:href="https://ru.wikipedia.org/wiki/Контрактное_программирование" text:style-name="Internet_20_link" text:visited-style-name="Visited_20_Internet_20_Link">контрактное</text:a> и <text:a xlink:type="simple" xlink:href="https://ru.wikipedia.org/wiki/Логическое_программирование" text:style-name="Internet_20_link" text:visited-style-name="Visited_20_Internet_20_Link">логическое программирование</text:a> можно реализовать с помощью расширений. </text:p>
            <text:p text:style-name="Text_20_body">Язык использует <text:a xlink:type="simple" xlink:href="https://ru.wikipedia.org/wiki/Динамическая_типизация" text:style-name="Internet_20_link" text:visited-style-name="Visited_20_Internet_20_Link">динамическую типизацию</text:a> вместе с <text:a xlink:type="simple" xlink:href="https://ru.wikipedia.org/wiki/Подсчёт_ссылок" text:style-name="Internet_20_link" text:visited-style-name="Visited_20_Internet_20_Link">подсчётом ссылок</text:a> и циклический <text:a xlink:type="simple" xlink:href="https://ru.wikipedia.org/wiki/Сборщик_мусора" text:style-name="Internet_20_link" text:visited-style-name="Visited_20_Internet_20_Link">сборщик </text:a><text:a xlink:type="simple" xlink:href="https://ru.wikipedia.org/wiki/Сборщик_мусора" text:style-name="Internet_20_link" text:visited-style-name="Visited_20_Internet_20_Link">мусора</text:a> для <text:a xlink:type="simple" xlink:href="https://ru.wikipedia.org/wiki/Менеджер_памяти" text:style-name="Internet_20_link" text:visited-style-name="Visited_20_Internet_20_Link">менеджмента памяти</text:a>. Также есть динамические <text:a xlink:type="simple" xlink:href="https://ru.wikipedia.org/w/index.php?title=Разрешения_имен_(программирование)&amp;action=edit&amp;redlink=1" text:style-name="Internet_20_link" text:visited-style-name="Visited_20_Internet_20_Link">разрешения имен</text:a> (<text:a xlink:type="simple" xlink:href="https://ru.wikipedia.org/wiki/Динамическое_связывание" text:style-name="Internet_20_link" text:visited-style-name="Visited_20_Internet_20_Link">динамическое связывание</text:a>), которые связывают имена методов и переменных во время выполнения программы. </text:p>
            <text:p text:style-name="Text_20_body">Python предлагает поддержку функционального программирования в традициях <text:a xlink:type="simple" xlink:href="https://ru.wikipedia.org/wiki/Лисп" text:style-name="Internet_20_link" text:visited-style-name="Visited_20_Internet_20_Link">Лиспа</text:a>. Так, в Python есть функции <text:span text:style-name="Source_20_Text">filter</text:span>, <text:span text:style-name="Source_20_Text">map</text:span> и <text:span text:style-name="Source_20_Text">reduce</text:span>; также из Лиспа были заимствованы понятия <text:a xlink:type="simple" xlink:href="https://ru.wikipedia.org/wiki/Характеристика_списка" text:style-name="Internet_20_link" text:visited-style-name="Visited_20_Internet_20_Link">характеристик списков</text:a>, <text:a xlink:type="simple" xlink:href="https://ru.wikipedia.org/wiki/Ассоциативный_массив" text:style-name="Internet_20_link" text:visited-style-name="Visited_20_Internet_20_Link">ассоциативных массивов</text:a> (словарей), <text:a xlink:type="simple" xlink:href="https://ru.wikipedia.org/wiki/Множество" text:style-name="Internet_20_link" text:visited-style-name="Visited_20_Internet_20_Link">множеств</text:a> и генераторов списков. Стандартная библиотека содержит два модуля (itertools и functools), реализующие инструменты, заимствованные из <text:a xlink:type="simple" xlink:href="https://ru.wikipedia.org/wiki/Haskell" text:style-name="Internet_20_link" text:visited-style-name="Visited_20_Internet_20_Link">Haskell</text:a> и <text:a xlink:type="simple" xlink:href="https://ru.wikipedia.org/wiki/Standard_ML" text:style-name="Internet_20_link" text:visited-style-name="Visited_20_Internet_20_Link">Standard ML</text:a>. </text:p>
            <text:p text:style-name="Text_20_body"><text:bookmark text:name="Философия"/><text:bookmark text:name=".D0.A4.D0.B8.D0.BB.D0.BE.D1.81.D0.BE.D1.84.D0.B8.D1.8F"/>Разработчики языка Python придерживаются определённой философии программирования, называемой «The Zen of Python» («<text:a xlink:type="simple" xlink:href="https://ru.wikipedia.org/wiki/Дзен" text:style-name="Internet_20_link" text:visited-style-name="Visited_20_Internet_20_Link">Дзен</text:a> Пито́на», или «Дзен Па́йтона»). Её текст выдаётся <text:a xlink:type="simple" xlink:href="https://ru.wikipedia.org/wiki/Интерпретатор" text:style-name="Internet_20_link" text:visited-style-name="Visited_20_Internet_20_Link">интерпретатором</text:a> Python по <text:soft-page-break/>команде <text:span text:style-name="Source_20_Text">import this</text:span> (работает один раз за сессию). Автором этой философии считается <text:a xlink:type="simple" xlink:href="https://ru.wikipedia.org/wiki/Тим_Петерс" text:style-name="Internet_20_link" text:visited-style-name="Visited_20_Internet_20_Link">Тим Петерс</text:a> (Tim Peters). </text:p>
            <text:p text:style-name="Text_20_body">Философия начинается так: </text:p>
            <text:list xml:id="list2223933110" text:style-name="L5">
              <text:list-item>
                <text:p text:style-name="P116">Красивое лучше, чем уродливое. </text:p>
              </text:list-item>
              <text:list-item>
                <text:p text:style-name="P116">Явное лучше, чем неявное. </text:p>
              </text:list-item>
              <text:list-item>
                <text:p text:style-name="P116">Простое лучше, чем сложное. </text:p>
              </text:list-item>
              <text:list-item>
                <text:p text:style-name="P115">Сложное лучше, чем запутанное.</text:p>
              </text:list-item>
            </text:list>
            <text:p text:style-name="Text_20_body">Вместо того, чтобы встроить в ядро Python всю функциональность языка, он был спроектирован таким образом, чтобы быть легко расширяемым. Это сделало язык популярным средством добавления программируемых интерфейсов к существующим приложениям. Видение Гвидо Ван Россума маленького ядра с большой стандартной библиотекой и легко расширяемым интерпретатором проистекало из негативного опыта разработки <text:a xlink:type="simple" xlink:href="https://ru.wikipedia.org/wiki/ABC_(язык_программирования)" text:style-name="Internet_20_link" text:visited-style-name="Visited_20_Internet_20_Link">ABC</text:a>, который придерживался противоположного подхода. </text:p>
            <text:p text:style-name="Text_20_body">Python стремится к более простому, менее громоздкому синтаксису и грамматике, предоставляя разработчикам выбор в их методологии кодирования. Python придерживается философии «должен существовать один— и, желательно, только один— очевидный способ сделать это» (<text:span text:style-name="T4">There should be one — and preferably only one — obvious way to do it.</text:span>). </text:p>
            <text:p text:style-name="Text_20_body">Python <text:a xlink:type="simple" xlink:href="https://ru.wikipedia.org/wiki/Портирование_программного_обеспечения" text:style-name="Internet_20_link" text:visited-style-name="Visited_20_Internet_20_Link">портирован</text:a> и работает почти на всех известных платформах — от <text:a xlink:type="simple" xlink:href="https://ru.wikipedia.org/wiki/Карманный_персональный_компьютер" text:style-name="Internet_20_link" text:visited-style-name="Visited_20_Internet_20_Link">КПК</text:a> до <text:a xlink:type="simple" xlink:href="https://ru.wikipedia.org/wiki/Мейнфрейм" text:style-name="Internet_20_link" text:visited-style-name="Visited_20_Internet_20_Link">мейнфреймов</text:a>. Существуют порты под <text:a xlink:type="simple" xlink:href="https://ru.wikipedia.org/wiki/Microsoft_Windows" text:style-name="Internet_20_link" text:visited-style-name="Visited_20_Internet_20_Link">Microsoft Windows</text:a>, практически все варианты <text:a xlink:type="simple" xlink:href="https://ru.wikipedia.org/wiki/UNIX" text:style-name="Internet_20_link" text:visited-style-name="Visited_20_Internet_20_Link">UNIX</text:a> (включая <text:a xlink:type="simple" xlink:href="https://ru.wikipedia.org/wiki/FreeBSD" text:style-name="Internet_20_link" text:visited-style-name="Visited_20_Internet_20_Link">FreeBSD</text:a> и <text:a xlink:type="simple" xlink:href="https://ru.wikipedia.org/wiki/Linux" text:style-name="Internet_20_link" text:visited-style-name="Visited_20_Internet_20_Link">Linux</text:a>), <text:a xlink:type="simple" xlink:href="https://ru.wikipedia.org/wiki/Plan_9" text:style-name="Internet_20_link" text:visited-style-name="Visited_20_Internet_20_Link">Plan 9</text:a>, <text:a xlink:type="simple" xlink:href="https://ru.wikipedia.org/wiki/Mac_OS" text:style-name="Internet_20_link" text:visited-style-name="Visited_20_Internet_20_Link">Mac OS</text:a> и <text:a xlink:type="simple" xlink:href="https://ru.wikipedia.org/wiki/MacOS" text:style-name="Internet_20_link" text:visited-style-name="Visited_20_Internet_20_Link">macOS</text:a>, <text:a xlink:type="simple" xlink:href="https://ru.wikipedia.org/wiki/IOS" text:style-name="Internet_20_link" text:visited-style-name="Visited_20_Internet_20_Link">iPhone OS (iOS)</text:a> 2.0 и выше, <text:a xlink:type="simple" xlink:href="https://ru.wikipedia.org/wiki/IPadOS" text:style-name="Internet_20_link" text:visited-style-name="Visited_20_Internet_20_Link">iPadOS</text:a>, <text:a xlink:type="simple" xlink:href="https://ru.wikipedia.org/wiki/Palm_OS" text:style-name="Internet_20_link" text:visited-style-name="Visited_20_Internet_20_Link">Palm OS</text:a>, <text:a xlink:type="simple" xlink:href="https://ru.wikipedia.org/wiki/OS/2" text:style-name="Internet_20_link" text:visited-style-name="Visited_20_Internet_20_Link">OS/2</text:a>, <text:a xlink:type="simple" xlink:href="https://ru.wikipedia.org/wiki/Amiga" text:style-name="Internet_20_link" text:visited-style-name="Visited_20_Internet_20_Link">Amiga</text:a>, <text:a xlink:type="simple" xlink:href="https://ru.wikipedia.org/wiki/HaikuOS" text:style-name="Internet_20_link" text:visited-style-name="Visited_20_Internet_20_Link">HaikuOS</text:a>, <text:a xlink:type="simple" xlink:href="https://ru.wikipedia.org/wiki/AS/400" text:style-name="Internet_20_link" text:visited-style-name="Visited_20_Internet_20_Link">AS/400</text:a> и даже <text:a xlink:type="simple" xlink:href="https://ru.wikipedia.org/wiki/OS/390" text:style-name="Internet_20_link" text:visited-style-name="Visited_20_Internet_20_Link">OS/390</text:a>, <text:a xlink:type="simple" xlink:href="https://ru.wikipedia.org/wiki/Windows_Mobile" text:style-name="Internet_20_link" text:visited-style-name="Visited_20_Internet_20_Link">Windows Mobile</text:a>, <text:a xlink:type="simple" xlink:href="https://ru.wikipedia.org/wiki/Symbian" text:style-name="Internet_20_link" text:visited-style-name="Visited_20_Internet_20_Link">Symbian</text:a> и <text:a xlink:type="simple" xlink:href="https://ru.wikipedia.org/wiki/Android" text:style-name="Internet_20_link" text:visited-style-name="Visited_20_Internet_20_Link">Android</text:a><text:bookmark text:name="cite_ref-42"/><text:a xlink:type="simple" xlink:href="https://ru.wikipedia.org/wiki/Python#cite_note-42" text:style-name="Internet_20_link" text:visited-style-name="Visited_20_Internet_20_Link">[42]</text:a>. </text:p>
            <text:p text:style-name="Text_20_body">По мере устаревания платформы её поддержка в основной ветви языка прекращается. </text:p>
            <text:p text:style-name="Text_20_body">При этом, в отличие от многих портируемых систем, для всех основных платформ Python имеет поддержку характерных для данной платформы технологий (например, Microsoft <text:a xlink:type="simple" xlink:href="https://ru.wikipedia.org/wiki/Microsoft_Component_Object_Model" text:style-name="Internet_20_link" text:visited-style-name="Visited_20_Internet_20_Link">COM</text:a>/<text:a xlink:type="simple" xlink:href="https://ru.wikipedia.org/wiki/Microsoft_Distributed_Component_Object_Model" text:style-name="Internet_20_link" text:visited-style-name="Visited_20_Internet_20_Link">DCOM</text:a>). Более того, существует специальная версия Python для <text:a xlink:type="simple" xlink:href="https://ru.wikipedia.org/wiki/Виртуальная_машина_Java" text:style-name="Internet_20_link" text:visited-style-name="Visited_20_Internet_20_Link">виртуальной машины Java</text:a> — <text:a xlink:type="simple" xlink:href="https://ru.wikipedia.org/wiki/Jython" text:style-name="Internet_20_link" text:visited-style-name="Visited_20_Internet_20_Link">Jython</text:a>, что позволяет интерпретатору выполняться на любой системе, поддерживающей <text:a xlink:type="simple" xlink:href="https://ru.wikipedia.org/wiki/Java" text:style-name="Internet_20_link" text:visited-style-name="Visited_20_Internet_20_Link">Java</text:a>, при этом классы <text:a xlink:type="simple" xlink:href="https://ru.wikipedia.org/wiki/Java" text:style-name="Internet_20_link" text:visited-style-name="Visited_20_Internet_20_Link">Java</text:a> могут непосредственно использоваться из Python и даже быть написанными на Python. Также несколько проектов обеспечивают интеграцию с платформой <text:a xlink:type="simple" xlink:href="https://ru.wikipedia.org/wiki/Microsoft.NET" text:style-name="Internet_20_link" text:visited-style-name="Visited_20_Internet_20_Link">Microsoft.NET</text:a>, основные из которых — <text:a xlink:type="simple" xlink:href="https://ru.wikipedia.org/wiki/IronPython" text:style-name="Internet_20_link" text:visited-style-name="Visited_20_Internet_20_Link">IronPython</text:a> и <text:a xlink:type="simple" xlink:href="https://ru.wikipedia.org/w/index.php?title=Python.Net&amp;action=edit&amp;redlink=1" text:style-name="Internet_20_link" text:visited-style-name="Visited_20_Internet_20_Link">Python.Net</text:a>. </text:p>
            <text:p text:style-name="Text_20_body">Python поддерживает <text:a xlink:type="simple" xlink:href="https://ru.wikipedia.org/wiki/Динамическая_типизация" text:style-name="Internet_20_link" text:visited-style-name="Visited_20_Internet_20_Link">динамическую типизацию</text:a>, то есть тип переменной определяется только во время исполнения. Поэтому вместо «присваивания значения переменной» лучше говорить о «связывании значения с некоторым именем». В Python имеются встроенные типы: <text:a xlink:type="simple" xlink:href="https://ru.wikipedia.org/wiki/Булевский_тип" text:style-name="Internet_20_link" text:visited-style-name="Visited_20_Internet_20_Link">булевый</text:a>, <text:a xlink:type="simple" xlink:href="https://ru.wikipedia.org/wiki/Строковый_тип" text:style-name="Internet_20_link" text:visited-style-name="Visited_20_Internet_20_Link">строка</text:a>, <text:a xlink:type="simple" xlink:href="https://ru.wikipedia.org/wiki/Unicode" text:style-name="Internet_20_link" text:visited-style-name="Visited_20_Internet_20_Link">Unicode</text:a>-строка, целое число произвольной точности, число <text:a xlink:type="simple" xlink:href="https://ru.wikipedia.org/wiki/Плавающая_запятая" text:style-name="Internet_20_link" text:visited-style-name="Visited_20_Internet_20_Link">с плавающей запятой</text:a>, <text:a xlink:type="simple" xlink:href="https://ru.wikipedia.org/wiki/Комплексное_число" text:style-name="Internet_20_link" text:visited-style-name="Visited_20_Internet_20_Link">комплексное число</text:a> и некоторые другие. Из <text:a xlink:type="simple" xlink:href="https://ru.wikipedia.org/wiki/Коллекция_(программирование)" text:style-name="Internet_20_link" text:visited-style-name="Visited_20_Internet_20_Link">коллекций</text:a> в Python встроены: <text:a xlink:type="simple" xlink:href="https://ru.wikipedia.org/wiki/Список_(информатика)" text:style-name="Internet_20_link" text:visited-style-name="Visited_20_Internet_20_Link">список</text:a>, <text:a xlink:type="simple" xlink:href="https://ru.wikipedia.org/wiki/Кортеж_(информатика)" text:style-name="Internet_20_link" text:visited-style-name="Visited_20_Internet_20_Link">кортеж</text:a> (<text:span text:style-name="T2">неизменяемый список</text:span>), <text:a xlink:type="simple" xlink:href="https://ru.wikipedia.org/wiki/Ассоциативный_массив" text:style-name="Internet_20_link" text:visited-style-name="Visited_20_Internet_20_Link">словарь</text:a>, <text:a xlink:type="simple" xlink:href="https://ru.wikipedia.org/wiki/Множество_(тип_данных)" text:style-name="Internet_20_link" text:visited-style-name="Visited_20_Internet_20_Link">множество</text:a> и другие. Все значения являются объектами, в том числе функции, методы, модули, классы. </text:p>
            <text:p text:style-name="Text_20_body">Все объекты делятся на изменяемые и неизменяемые: списки, словари и множества являются изменяемыми, а все остальные — неизменяемыми (например, при изменении строки фактически создаётся новая, а при изменении списка — только меняются ссылки в нём). Кортеж в Python является, по сути, неизменяемым списком. Во многих случаях кортежи работают быстрее списков, поэтому если вы не планируете изменять последовательность, то лучше использовать именно их. Неизменяемые объекты (и все объекты в них, если это, например, кортеж) могут быть ключами словаря (должны иметь метод hash). <text:bookmark text:name="Объектно-ориентированное_программирование"/></text:p>
            <text:p text:style-name="Text_20_body">Дизайн языка Python построен вокруг объектно-ориентированной модели программирования. Реализация <text:soft-page-break/><text:a xlink:type="simple" xlink:href="https://ru.wikipedia.org/wiki/Объектно-ориентированное_программирование" text:style-name="Internet_20_link" text:visited-style-name="Visited_20_Internet_20_Link">ООП</text:a> в Python является элегантной, мощной и хорошо продуманной, но вместе с тем достаточно специфической по сравнению с другими <text:a xlink:type="simple" xlink:href="https://ru.wikipedia.org/wiki/Объектно-ориентированный_язык_программирования" text:style-name="Internet_20_link" text:visited-style-name="Visited_20_Internet_20_Link">объектно-ориентированными языками</text:a>. </text:p>
            <text:p text:style-name="Text_20_body">Возможности и особенности. </text:p>
            <text:list xml:id="list1528033459" text:style-name="L6">
              <text:list-item>
                <text:p text:style-name="P98">Классы являются одновременно объектами со всеми ниже приведёнными возможностями. </text:p>
              </text:list-item>
              <text:list-item>
                <text:p text:style-name="P98">Наследование, в том числе множественное. </text:p>
              </text:list-item>
              <text:list-item>
                <text:p text:style-name="P98"><text:a xlink:type="simple" xlink:href="https://ru.wikipedia.org/wiki/Полиморфизм_(информатика)" text:style-name="Internet_20_link" text:visited-style-name="Visited_20_Internet_20_Link">Полиморфизм</text:a> (все функции виртуальные), <text:a xlink:type="simple" xlink:href="https://ru.wikipedia.org/wiki/Обобщённое_программирование" text:style-name="Internet_20_link" text:visited-style-name="Visited_20_Internet_20_Link">Дженерики</text:a>. </text:p>
              </text:list-item>
              <text:list-item>
                <text:p text:style-name="P98"><text:a xlink:type="simple" xlink:href="https://ru.wikipedia.org/wiki/Инкапсуляция_(программирование)" text:style-name="Internet_20_link" text:visited-style-name="Visited_20_Internet_20_Link">Инкапсуляция</text:a> (два уровня — общедоступные и скрытые методы и поля). Особенность— скрытые члены доступны для использования и помечены как скрытые лишь особыми именами. </text:p>
              </text:list-item>
              <text:list-item>
                <text:p text:style-name="P98">Специальные методы, управляющие жизненным циклом объекта: конструкторы, деструкторы, распределители памяти. </text:p>
              </text:list-item>
              <text:list-item>
                <text:p text:style-name="P98">Перегрузка операторов (всех, кроме <text:span text:style-name="Source_20_Text">is, '.', '='</text:span> и символьных логических). </text:p>
              </text:list-item>
              <text:list-item>
                <text:p text:style-name="P98">Свойства (имитация поля с помощью функций). </text:p>
              </text:list-item>
              <text:list-item>
                <text:p text:style-name="P98">Управление доступом к полям (эмуляция полей и методов, частичный доступ, и т.п.). </text:p>
              </text:list-item>
              <text:list-item>
                <text:p text:style-name="P98">Методы для управления наиболее распространёнными операциями (истинностное значение, <text:span text:style-name="Source_20_Text">len()</text:span>, глубокое копирование, <text:a xlink:type="simple" xlink:href="https://ru.wikipedia.org/wiki/Сериализация" text:style-name="Internet_20_link" text:visited-style-name="Visited_20_Internet_20_Link">сериализация</text:a>, итерация по объекту, …) </text:p>
              </text:list-item>
              <text:list-item>
                <text:p text:style-name="P98">Метапрограммирование (управление созданием классов, триггеры на создание классов, и др.) </text:p>
              </text:list-item>
              <text:list-item>
                <text:p text:style-name="P98">Классовые и статические методы, классовые поля. </text:p>
              </text:list-item>
              <text:list-item>
                <text:p text:style-name="P77">Классы, вложенные в функции и классы.<text:bookmark text:name=".D0.9E.D0.B1.D0.BE.D0.B1.D1.89.D0.B5.D0.BD.D0.BD.D0.BE.D0.B5_.D0.BF.D1.80.D0.BE.D0.B3.D1.80.D0.B0.D0.BC.D0.BC.D0.B8.D1.80.D0.BE.D0.B2.D0.B0.D0.BD.D0.B8.D0.B5"/><text:bookmark text:name="Обобщенное_программирование"/></text:p>
              </text:list-item>
            </text:list>
            <text:p text:style-name="Text_20_body">Python поддерживает парадигму <text:a xlink:type="simple" xlink:href="https://ru.wikipedia.org/wiki/Обобщенное_программирование" text:style-name="Internet_20_link" text:visited-style-name="Visited_20_Internet_20_Link">обобщенного программирования</text:a>, в частности: </text:p>
            <text:list xml:id="list2523801547" text:style-name="L7">
              <text:list-item>
                <text:p text:style-name="P78"><text:a xlink:type="simple" xlink:href="https://ru.wikipedia.org/wiki/Обобщённое_программирование" text:style-name="Internet_20_link" text:visited-style-name="Visited_20_Internet_20_Link">Дженерики</text:a>.</text:p>
              </text:list-item>
            </text:list>
            <text:h text:style-name="Heading_20_3" text:outline-level="3"><text:bookmark text:name="Функциональное_программирование"/><text:bookmark text:name=".D0.A4.D1.83.D0.BD.D0.BA.D1.86.D0.B8.D0.BE.D0.BD.D0.B0.D0.BB.D1.8C.D0.BD.D0.BE.D0.B5_.D0.BF.D1.80.D0.BE.D0.B3.D1.80.D0.B0.D0.BC.D0.BC.D0.B8.D1.80.D0.BE.D0.B2.D0.B0.D0.BD.D0.B8.D0.B5"/>Функциональное программирование</text:h>
            <text:p text:style-name="Text_20_body">Python поддерживает парадигму <text:a xlink:type="simple" xlink:href="https://ru.wikipedia.org/wiki/Функциональное_программирование" text:style-name="Internet_20_link" text:visited-style-name="Visited_20_Internet_20_Link">функционального программирования</text:a>, в частности: </text:p>
            <text:list xml:id="list2364078880" text:style-name="L8">
              <text:list-item>
                <text:p text:style-name="P99">функция является объектом; </text:p>
              </text:list-item>
              <text:list-item>
                <text:p text:style-name="P99">функции высших порядков; </text:p>
              </text:list-item>
              <text:list-item>
                <text:p text:style-name="P99">рекурсия; </text:p>
              </text:list-item>
              <text:list-item>
                <text:p text:style-name="P99">развитая обработка списков (списочные сокращения, операции над последовательностями, итераторы); </text:p>
              </text:list-item>
              <text:list-item>
                <text:p text:style-name="P99">аналог <text:a xlink:type="simple" xlink:href="https://ru.wikipedia.org/wiki/Замыкание_(программирование)" text:style-name="Internet_20_link" text:visited-style-name="Visited_20_Internet_20_Link">замыканий</text:a>; </text:p>
              </text:list-item>
              <text:list-item>
                <text:p text:style-name="P99">частичное применение функции; </text:p>
              </text:list-item>
              <text:list-item>
                <text:p text:style-name="P79">возможность реализации других средств на самом языке .<text:bookmark text:name=".D0.9C.D0.BE.D0.B4.D1.83.D0.BB.D0.B8_.D0.B8_.D0.BF.D0.B0.D0.BA.D0.B5.D1.82.D1.8B"/><text:bookmark text:name="Модули_и_пакеты"/></text:p>
              </text:list-item>
            </text:list>
            <text:p text:style-name="Text_20_body">Программное обеспечение (приложение или библиотека) на Python оформляется в виде <text:a xlink:type="simple" xlink:href="https://ru.wikipedia.org/wiki/Модуль_(программирование)" text:style-name="Internet_20_link" text:visited-style-name="Visited_20_Internet_20_Link">модулей</text:a>, которые в свою очередь могут быть собраны в <text:span text:style-name="T2">пакеты</text:span>. Модули могут располагаться как в <text:a xlink:type="simple" xlink:href="https://ru.wikipedia.org/wiki/Каталог_(файловая_система)" text:style-name="Internet_20_link" text:visited-style-name="Visited_20_Internet_20_Link">каталогах</text:a>, так и в <text:a xlink:type="simple" xlink:href="https://ru.wikipedia.org/wiki/ZIP" text:style-name="Internet_20_link" text:visited-style-name="Visited_20_Internet_20_Link">ZIP-архивах</text:a>. Модули могут быть двух типов по своему происхождению: модули, написанные на «чистом» Python, и модули расширения (extension modules), написанные на других языках программирования. Например, в стандартной библиотеке есть «чистый» модуль pickle и его аналог на Си: cPickle. Модуль оформляется в виде отдельного файла, а пакет— в виде отдельного каталога. Подключение модуля к программе осуществляется оператором <text:span text:style-name="Source_20_Text">import</text:span>. После импорта модуль представлен отдельным объектом, дающим доступ к пространству имён модуля. В ходе выполнения программы модуль можно перезагрузить функцией <text:span text:style-name="Source_20_Text">reload()</text:span>.<text:bookmark text:name=".D0.98.D0.BD.D1.82.D1.80.D0.BE.D1.81.D0.BF.D0.B5.D0.BA.D1.86.D0.B8.D1.8F"/><text:bookmark text:name="Интроспекция"/></text:p>
            <text:p text:style-name="Text_20_body">Python поддерживает полную <text:a xlink:type="simple" xlink:href="https://ru.wikipedia.org/wiki/Интроспекция_(программирование)" text:style-name="Internet_20_link" text:visited-style-name="Visited_20_Internet_20_Link">интроспекцию</text:a> времени исполнения. Это означает, что для любого объекта можно получить всю информацию о его внутренней структуре. </text:p>
            <text:p text:style-name="Text_20_body"><text:soft-page-break/>Применение интроспекции является важной частью того, что называют <text:a xlink:type="simple" xlink:href="https://ru.wikipedia.org/w/index.php?title=Pythonic_style&amp;action=edit&amp;redlink=1" text:style-name="Internet_20_link" text:visited-style-name="Visited_20_Internet_20_Link">pythonic style</text:a>, и широко применяется в библиотеках и <text:a xlink:type="simple" xlink:href="https://ru.wikipedia.org/wiki/Фреймворк" text:style-name="Internet_20_link" text:visited-style-name="Visited_20_Internet_20_Link">фреймворках</text:a> Python, таких как <text:a xlink:type="simple" xlink:href="https://ru.wikipedia.org/w/index.php?title=PyRO&amp;action=edit&amp;redlink=1" text:style-name="Internet_20_link" text:visited-style-name="Visited_20_Internet_20_Link">PyRO</text:a>, PLY, Cherry, <text:a xlink:type="simple" xlink:href="https://ru.wikipedia.org/wiki/Django" text:style-name="Internet_20_link" text:visited-style-name="Visited_20_Internet_20_Link">Django</text:a> и др., значительно экономя время использующего их программиста. <text:bookmark text:name="Графические_библиотеки"/></text:p>
            <text:p text:style-name="Text_20_body">С Python поставляется библиотека <text:a xlink:type="simple" xlink:href="https://ru.wikipedia.org/wiki/Tkinter" text:style-name="Internet_20_link" text:visited-style-name="Visited_20_Internet_20_Link">tkinter</text:a> на основе <text:a xlink:type="simple" xlink:href="https://ru.wikipedia.org/wiki/Tcl" text:style-name="Internet_20_link" text:visited-style-name="Visited_20_Internet_20_Link">Tcl</text:a>/<text:a xlink:type="simple" xlink:href="https://ru.wikipedia.org/wiki/Tk" text:style-name="Internet_20_link" text:visited-style-name="Visited_20_Internet_20_Link">Tk</text:a> для создания кросс-платформенных программ с <text:a xlink:type="simple" xlink:href="https://ru.wikipedia.org/wiki/GUI" text:style-name="Internet_20_link" text:visited-style-name="Visited_20_Internet_20_Link">графическим интерфейсом</text:a>. </text:p>
            <text:p text:style-name="Text_20_body">Существуют расширения, позволяющие использовать все основные библиотеки графических интерфейсов — <text:a xlink:type="simple" xlink:href="https://ru.wikipedia.org/wiki/WxPython" text:style-name="Internet_20_link" text:visited-style-name="Visited_20_Internet_20_Link">wxPython</text:a>, основанное на библиотеке <text:a xlink:type="simple" xlink:href="https://ru.wikipedia.org/wiki/WxWidgets" text:style-name="Internet_20_link" text:visited-style-name="Visited_20_Internet_20_Link">wxWidgets</text:a>, <text:a xlink:type="simple" xlink:href="https://ru.wikipedia.org/wiki/PyGTK" text:style-name="Internet_20_link" text:visited-style-name="Visited_20_Internet_20_Link">PyGTK</text:a> для <text:a xlink:type="simple" xlink:href="https://ru.wikipedia.org/wiki/GTK" text:style-name="Internet_20_link" text:visited-style-name="Visited_20_Internet_20_Link">GTK</text:a>, <text:a xlink:type="simple" xlink:href="https://ru.wikipedia.org/wiki/PyQt" text:style-name="Internet_20_link" text:visited-style-name="Visited_20_Internet_20_Link">PyQt</text:a> и <text:a xlink:type="simple" xlink:href="https://ru.wikipedia.org/wiki/PySide" text:style-name="Internet_20_link" text:visited-style-name="Visited_20_Internet_20_Link">PySide</text:a> для <text:a xlink:type="simple" xlink:href="https://ru.wikipedia.org/wiki/Qt" text:style-name="Internet_20_link" text:visited-style-name="Visited_20_Internet_20_Link">Qt</text:a> и другие. Некоторые из них также предоставляют широкие возможности по работе с базами данных, графикой и сетями, используя все возможности библиотеки, на которой основаны. </text:p>
            <text:p text:style-name="P5"/>
            <text:p text:style-name="P22">Cmake:</text:p>
            <text:p text:style-name="P4">CMake - это инструмент для определения и управления сборками кода, прежде всего для C ++. </text:p>
            <text:p text:style-name="Text_20_body">CMake - это кросс-платформенный инструмент; идея состоит в том, чтобы иметь единое определение того, как строится проект, - который переводится в конкретные определения построения для любой поддерживаемой платформы. </text:p>
            <text:p text:style-name="Text_20_body">Это достигается путем сопряжения с различными платформами, специфичными для платформы; CMake - это промежуточный шаг, который генерирует ввод данных для разных конкретных платформ. В Linux CMake генерирует Makefiles; в Windows он может создавать проекты Visual Studio и т. д. </text:p>
            <text:p text:style-name="Text_20_body">Поведение сборки определяется в файлах <text:span text:style-name="Source_20_Text">CMakeLists.txt</text:span> - по одному в каждом каталоге исходного кода. Файл <text:span text:style-name="Source_20_Text">CMakeLists</text:span> каждого каталога определяет, что должна делать система сборки в этом конкретном каталоге. Он также определяет, какие подкаталоги должны обрабатывать CMake. </text:p>
            <text:p text:style-name="P22"/>
            <text:p text:style-name="Table_20_Contents"/>
          </table:table-cell>
        </table:table-row>
      </table:table>
      <table:table table:name="Таблица17" table:style-name="Таблица17">
        <table:table-column table:style-name="Таблица17.A"/>
        <table:table-row>
          <table:table-cell table:style-name="Таблица17.A1" office:value-type="string">
            <text:p text:style-name="Table_20_Contents"><text:bookmark text:name="LC17"/>1.4. Обоснование проектных решений по видам обеспечения</text:p>
            <text:p text:style-name="Table_20_Contents"/>
            <text:p text:style-name="Text_20_body"><text:span text:style-name="Strong_20_Emphasis">Кратко о главном</text:span>: Вам интересно, почему и чем Linux лучше, чем Windows? Не удивляйтесь. Linux лучше, чем Windows, и в этой статье, я опишу преимущества Linux над Windows.</text:p>
            <text:section text:style-name="Sect1" text:name="insertABlock">
              <text:p text:style-name="P1">Если вы не являетесь продвинутым пользователем, может показаться, что "Windows" является лучшим выбором (или проще) по сравнению с Linux. В любом случае, если вам не понравилось работать в Linux, то для вас очевидно Windows лучше.</text:p>
              <text:p text:style-name="Text_20_body"/>
              <text:p text:style-name="P1">Однако, в действительности, имея опыт работы в разных операционных системах, мы можем сравнить их и сделать свои выводы, в чем Linux лучше чем ОС Windows.</text:p>
              <text:h text:style-name="P68" text:outline-level="2">1. Open Source - Открытый исходный код</text:h>
              <text:p text:style-name="P1">Что это такое? Представьте, вы покупаете автомобиль, но вы не можете увидеть, что находится под капотом? Аналогично обстоит дело с тем, когда вы используете систему под управлением Windows.</text:p>
              <text:p text:style-name="P1">Тем не менее, в отличие от Windows, Linux имеет полностью открытый исходный код. Вы можете посмотреть исходный код Linux, что является огромным плюсом.</text:p>
              <text:p text:style-name="P1"><text:soft-page-break/>Я знаю, что большинство пользователей вовсе не обращают внимание на то, имеет ли система открытый код или это проприетарное ПО с закрытым кодом, для меня открытый код в Linux, это самая важная особенность при использовании GNU / Linux.</text:p>
              <text:h text:style-name="P68" text:outline-level="2">2. Безопасность</text:h>
              <text:p text:style-name="P1">Давайте посмотрим правде в глаза. Операционная система Windows уязвима для различных типов атак. Пока еще Linux не так уязвим, как Windows так как Linux пока не обрел токого уровня популярности, чтобы у каждого второго в качество основной платформы использовался Linux. Конечно, нельзя сказать с уверенностью, что Linux полностью тот идеал который не подвержен вирусам, но в сравнении с Windows, намного безопаснее.</text:p>
              <text:p text:style-name="P1">Это именно так, Linux так устроен, что делает его безопасной операционной системой. В целом, процесс управления пакетами, работа с репозиториями, и много других функций позволяют использовать более широкие возможности, что придает Linux больше безопасности, чем Windows.</text:p>
              <text:p text:style-name="P1">После установки ОС Windows, вам необходимо скачать / купить программу защиты от вирусов, чтобы сохранить ваш компьютер в безопасности от хакеров и вредоносных программ. Однако, Linux не требует использования антивирусных программ. Конечно, существуют программные средства, например <text:a xlink:type="simple" xlink:href="https://linuxsoid.com/gufw-firewall" text:style-name="Internet_20_link" text:visited-style-name="Visited_20_Internet_20_Link">фаерволы</text:a>, которые помогут вашей системе быть защищенной от угроз, но в большей степени в этом нет необходимости если вы используете компьютер лишь для работы, игр, просмотра фильмов и серфинга по сети.</text:p>
              <text:h text:style-name="P68" text:outline-level="2">3. Можно работать на компьютерах с старым оборудованием</text:h>
              <text:p text:style-name="P1">По мере того как развиваются операционные системы, их требования к оборудованию растет экспоненциально. Например, если вы приобретете лицензионную копию Windows 10, вам придется обновить ваше оборудование хотя-бы под минимальные требования которые требует эта ОС, чтобы запустить систему успешно, и чтобы все приложения запускались как положено и не тормозили, оперативной памяти не меньше 4 ГБ иначе будет ужас, а не работа.</text:p>
              <text:p text:style-name="P1">Тем не менее, с Linux, вы можете использовать даже ваш самый старый компьютер с старым оборудованием и система будет выполнять все необходимые задачи. Это не означает, что каждый Linux дистрибутив будет работать с 256 МБ оперативной памяти в сочетании с устаревшим процессором. У вас есть выбор и вы можете выбрать с множества вариантов, вы можете установить на таком оборудовании систему с минимальными требованиями для работы, например <text:a xlink:type="simple" xlink:href="https://linuxsoid.com/go?http://puppylinux.org/main/Download%20Latest%20Release.htm" text:style-name="Internet_20_link" text:visited-style-name="Visited_20_Internet_20_Link">Puppy Linux</text:a>.</text:p>
              <text:p text:style-name="P1">В итоге если сравнивать эффективность Windows и Linux, в любом случае выиграет Linux так как здесь вы найдете для себя дистрибутив под ваше оборудование будь это старый компьютер или новый, вы сможете подобрать такой дистрибутив в котором вы сможете работать с минимальными нагрузками. В отличие от операционной системы Windows, которая имеет более высокие требования к оборудованию не предоставляя вам выбор и не учитывая, старое у вас оборудование или новое.</text:p>
              <text:p text:style-name="P1">В целом, даже если сравнивать Linux и Windows, в Linux у вас есть выбор в отличие от Windows где вам навязывают лишь то, что вы должны установить систему и использовать ее на постоянной основе. Те кто хоть раз попробовал Linux, уже имеют опыт работы как по одну сторону баррикад так и по вторую и могут сравнить, где лучше и что лучше и почему там нужно покупать <text:soft-page-break/>лицензионное ПО, а там нет и еще и выбор огромен, бери то бери другое, что тебе нравится то и устанавливай. Как вы думаете, почему большинство серверов по всему миру предпочитают работать на Linux, вот вам и ответ на вопрос, какая ОС лучше.</text:p>
              <text:h text:style-name="P68" text:outline-level="2">4. Идеально подходит для программистов</text:h>
              <text:p text:style-name="P1">Linux поддерживает практически все основные языки программирования (Python, C / C ++, Java, Perl, Ruby и т.д .). Кроме того, он предлагает широкий спектр приложений, используемых для программирования.</text:p>
              <text:p text:style-name="P1">Терминал Linux превосходит в возможностях командную строку. Вы можете найти много библиотек, разработанных изначально для Linux. Кроме того, многие программисты отмечают, что менеджер пакетов в Linux, помогает им установить большинство приложений легко и просто.</text:p>
              <text:p text:style-name="P1">Интересно, что возможности сценариев BASH также является одной из наиболее убедительных причин, почему программисты предпочитают использовать ОС Linux. Linux имеет встроенную поддержку SSH, который поможет вам легко управлять вашими серверами.</text:p>
              <text:h text:style-name="P68" text:outline-level="2">5. Обновление программного обеспечения</text:h>
              <text:p text:style-name="P1">Microsoft предлагает обновление программного обеспечения только тогда, когда у них соберется большое количество багов или прочих проблем и только тогда выпускаются крупные обновления, другими словами говоря, в Windows не спешат каждый день выпускать обновления если нужно исправить лишь один баг в безопасности или еще что-то в отличие от Linux. С другой стороны, иногда можно было наблюдать обновление программного обеспечения для решения мелких проблем.</text:p>
              <text:p text:style-name="P1">В Linux, вы заметите <text:a xlink:type="simple" xlink:href="https://linuxsoid.com/kak_obnovit_distributiv_ubuntu" text:style-name="Internet_20_link" text:visited-style-name="Visited_20_Internet_20_Link">больше обновлений</text:a>, которые в большей части предлагают исправить обнаруженные баги или установить обновления безопасности или же просто обновить ваши приложения к более новой версии, с всем этим вы можете столкнуться. Вы не только увидите большое количество обновлений программного обеспечения, вы также будете наблюдать гораздо быстрое обновление и без необходимости перезагрузки компьютера в отличие от Windiws.</text:p>
              <text:h text:style-name="P68" text:outline-level="2">6. Тонкая настройка и оформление Linux</text:h>
              <text:p text:style-name="P1">Одним из основных преимуществ использования Linux в сравнении с Windows, является тонкая настройка системы под свои потребности. Если вам не нравится внешний вид вашей системы, в Linux вы имеете возможности настроить все идеально как вам нужно.</text:p>
              <text:p text:style-name="P1">Помимо <text:a xlink:type="simple" xlink:href="https://linuxsoid.com/themes-for-ubuntu" text:style-name="Internet_20_link" text:visited-style-name="Visited_20_Internet_20_Link">установки тем</text:a>, для Вас доступна масса прекрасных <text:a xlink:type="simple" xlink:href="https://linuxsoid.com/themes-for-ubuntu" text:style-name="Internet_20_link" text:visited-style-name="Visited_20_Internet_20_Link">тем иконок</text:a>. В дополнение к этому, вы можете использовать <text:a xlink:type="simple" xlink:href="https://linuxsoid.com/install-conky-manager2-pack-widgets-ubuntu" text:style-name="Internet_20_link" text:visited-style-name="Visited_20_Internet_20_Link">Conky</text:a> для отображения системной информации на рабочем столе в удобном для вас месте разместив для этого соответствующий <text:a xlink:type="simple" xlink:href="https://linuxsoid.com/install-conky-manager2-pack-widgets-ubuntu" text:style-name="Internet_20_link" text:visited-style-name="Visited_20_Internet_20_Link">виджет</text:a>. Это лишь малая часть того, что вы сможете сделать с вашим рабочим столом.</text:p>
              <text:h text:style-name="P68" text:outline-level="2">7. Разнообразие распределений Linux дистрибутивов</text:h>
              <text:p text:style-name="P1">В Linux вы найдете сотни дистрибутивов каждый из которых имеет определенную направленность для выполнения определенных задач. Таким образом, вы можете установить любой из доступных дистрибутивах Linux в соответствии с вашими требованиями.</text:p>
              <text:p text:style-name="P1"><text:soft-page-break/>Например, есть Linux дистрибутивы для хакеров которые имеют огромный набор софта который предварительно установлен и вам не придется искать все по отдельности по сети, есть <text:a xlink:type="simple" xlink:href="https://linuxsoid.com/semicode-os-linux" text:style-name="Internet_20_link" text:visited-style-name="Visited_20_Internet_20_Link">дистрибутивы Linux для программистов</text:a>, есть дистрибутивы для очень старых компьютеров так же существуют <text:a xlink:type="simple" xlink:href="https://linuxsoid.com/linux-gaming-distributions" text:style-name="Internet_20_link" text:visited-style-name="Visited_20_Internet_20_Link">Linux дистрибутивы для игр</text:a>. Существует так же Линукс для всех, все зависит лишь от вас и какой вы сделаете выбор, чего нет в Windows.</text:p>
              <text:h text:style-name="P68" text:outline-level="2">8. Бесплатное использование</text:h>
              <text:p text:style-name="P1">Linux доступен для использования совершенно бесплатно! Тем не менее, не в случае с Windows!</text:p>
              <text:p text:style-name="P1">Вам не придется платить 100-250 долларов, чтобы получить на руки подлинную копию дистрибутива Linux (например, Ubuntu, Fedora). Все совершенно бесплатно.</text:p>
              <text:p text:style-name="P1">Если систему вы используете совершенно бесплатно, это же хорошо, в нашем случае мы сохраним определенное количество средств которые мы можем направить в более полезном направлении, например, можно рассмотреть вопрос обновления оборудования вашего компьютера.</text:p>
              <text:h text:style-name="P68" text:outline-level="2">10. Надежность / Стабильность</text:h>
              <text:p text:style-name="P1">Windows, как мы уже знаем, становится все более непригодным для использования день за днем, если за системой не следить и не чистить регулярно мусор, через несколько месяцев вам обязательно нужно будет переустанавливать систему.</text:p>
              <text:p text:style-name="P1">Если вы используете Linux, вам не придется беспокоиться о повторной установке, чтобы система работала быстрее вам просто так же необходим хотя-бы небольшой уход за чисткой кеша после установки приложений, очистке мусора после установки приложений, для всего этого имеется готовое бесплатное ПО хотя можно все выполнить используя терминал выполнив определенный набор команд, все очень просто и ваша система будет работать стабильно на постоянной основе. Да, даже если вы работаете в Linux, нужно следить за обновлениями, что вы устанавливаете, не спешить постоянно обновлять ядро, если система работает стабильно, в обновлении к более новой версии ядра нет необходимости, другое дело если это обновления безопасности, это конечно же нужно устанавливать. На личном опыте пройденный этап, сильно частые обновления ядер к хорошему не приведут так как обязательно где-то вы встретите недоработку или еще какой баг.</text:p>
              <text:p text:style-name="P1">Вернемся снова к Windows, используя эту операционную систему, вам придется выработать привычку к постоянной перезагрузке системы как с поводом так и без.</text:p>
              <text:list xml:id="list1713426564" text:style-name="L9">
                <text:list-item>
                  <text:p text:style-name="P100">Если вы только что установили программное обеспечение, перезагрузка! </text:p>
                </text:list-item>
                <text:list-item>
                  <text:p text:style-name="P100">Если вы недавно удалили программное обеспечение, перезагрузка! </text:p>
                </text:list-item>
                <text:list-item>
                  <text:p text:style-name="P100">Если вы только что установили обновления Windows, Да, снова перезагрузка! </text:p>
                </text:list-item>
                <text:list-item>
                  <text:p text:style-name="P75">Если система, медленное работает, снова, перезагрузка! </text:p>
                </text:list-item>
              </text:list>
              <text:p text:style-name="P1">Тем не менее, в случае с Linux, вам не придется перезагрузить компьютер для ситуаций, которые упомянуты выше. Вы можете с комфортом продолжить вашу работу, и Linux не будет беспокоить вас так настырно как Windows.</text:p>
              <text:p text:style-name="P1">Еще один факт, что доказывает надежность Linux, это веб-серверы. Вы могли заметить, что большинство интернет-гигантов, таких как Google и Facebook работают на Linux. Все суперкомпьютеры работают на Linux.</text:p>
              <text:p text:style-name="P1"><text:soft-page-break/>Итак, почему не Windows, Linux предпочтительнее? Linux происходит потому, что является гораздо более надежным, чем ОС Windows.</text:p>
              <text:h text:style-name="P68" text:outline-level="2">11. Конфиденциальность</text:h>
              <text:p text:style-name="P1">Вы наверное уже слышали, что Microsoft собирает данные, полученные от каждого пользователя, часто это происходит именно при обновлении системы, вы даже и не подозреваете, но Microsoft уже будет знать все что вы делали в сети и какие сайты посещали с кем вы общались в соц-сетях или о чем говорили с девушкой в Skype. Многие слышали о Windows 10 и какое количество грязи на нее было вылито, как она собирает данные, что собирает итд итп.</text:p>
              <text:p text:style-name="P1">Если вы когда-либо использовали Windows 10, вы могли увидеть, что в настройках конфиденциальности, все включено по умолчанию. Даже если вы откажетесь отправить информацию о своих данных, Microsoft как и ранее будет собирать ваши данные и отправлять на сервера Microsoft. Используя Windows, вы не можете быть спокойны при использовании этой операционной системы так как на каждом этапе здесь используются шпионские модули которые нельзя отключить.</text:p>
              <text:p text:style-name="P1">В противоположность этому, Linux будет идеальным решением и конфиденциальная информация никуда не будет слита, за это вам беспокоиться не нужно. Во-первых, дистрибутивы не собирают ваши данные. Кроме того, вы не будете нуждаться в дополнительных инструментах для защиты вашей конфиденциальности, а точнее в установке антивируса, на крайний случай можно <text:a xlink:type="simple" xlink:href="https://linuxsoid.com/gufw-firewall" text:style-name="Internet_20_link" text:visited-style-name="Visited_20_Internet_20_Link">установить фаервол Gufw</text:a>, который позволит вам защититься от возможных сетевых угроз, хотя чтобы пострадать от чего либо в Linux, придется очень попотеть или же самому что-то сломать как в большей части случаев и происходит.</text:p>
            </text:section>
            <text:p text:style-name="Table_20_Contents"/>
          </table:table-cell>
        </table:table-row>
      </table:table>
      <table:table table:name="Таблица18" table:style-name="Таблица18">
        <table:table-column table:style-name="Таблица18.A"/>
        <table:table-row>
          <table:table-cell table:style-name="Таблица18.A1" office:value-type="string">
            <text:p text:style-name="Table_20_Contents"><text:bookmark text:name="LC18"/>1.4.1. Техническое обеспечению (ТО<text:span text:style-name="T7">)</text:span></text:p>
          </table:table-cell>
        </table:table-row>
      </table:table>
      <text:p text:style-name="Text_20_body"/>
      <text:p text:style-name="P7"><text:span text:style-name="T1">Linux</text:span> — семейство <text:a xlink:type="simple" xlink:href="https://ru.wikipedia.org/wiki/Unix-подобная_операционная_система" text:style-name="Internet_20_link" text:visited-style-name="Visited_20_Internet_20_Link">Unix-подобных операционных систем</text:a> на базе <text:a xlink:type="simple" xlink:href="https://ru.wikipedia.org/wiki/Ядро_Linux" text:style-name="Internet_20_link" text:visited-style-name="Visited_20_Internet_20_Link">ядра Linux</text:a>, включающих тот или иной набор утилит и программ проекта <text:a xlink:type="simple" xlink:href="https://ru.wikipedia.org/wiki/GNU" text:style-name="Internet_20_link" text:visited-style-name="Visited_20_Internet_20_Link">GNU</text:a>, и, возможно, другие компоненты. Как и ядро Linux, системы на его основе как правило создаются и распространяются в соответствии с моделью разработки <text:a xlink:type="simple" xlink:href="https://ru.wikipedia.org/wiki/FOSS" text:style-name="Internet_20_link" text:visited-style-name="Visited_20_Internet_20_Link">свободного и открытого программного обеспечения</text:a>. Linux-системы распространяются в основном бесплатно в виде различных <text:a xlink:type="simple" xlink:href="https://ru.wikipedia.org/wiki/Дистрибутив_Linux" text:style-name="Internet_20_link" text:visited-style-name="Visited_20_Internet_20_Link">дистрибутивов</text:a> — в форме, готовой для установки и удобной для сопровождения и обновлений, — и имеющих свой набор <text:a xlink:type="simple" xlink:href="https://ru.wikipedia.org/wiki/Системное_программное_обеспечение" text:style-name="Internet_20_link" text:visited-style-name="Visited_20_Internet_20_Link">системных</text:a> и <text:a xlink:type="simple" xlink:href="https://ru.wikipedia.org/wiki/Прикладное_программное_обеспечение" text:style-name="Internet_20_link" text:visited-style-name="Visited_20_Internet_20_Link">прикладных</text:a> компонентов, как свободных, так, возможно, и собственнических. </text:p>
      <text:p text:style-name="P7">Появившись как решения вокруг созданного в начале 1990-х годов ядра, уже с начала 2000-х годов системы Linux являются основными для <text:a xlink:type="simple" xlink:href="https://ru.wikipedia.org/wiki/Суперкомпьютер" text:style-name="Internet_20_link" text:visited-style-name="Visited_20_Internet_20_Link">суперкомпьютеров</text:a> и <text:a xlink:type="simple" xlink:href="https://ru.wikipedia.org/wiki/Сервер_(аппаратное_обеспечение)" text:style-name="Internet_20_link" text:visited-style-name="Visited_20_Internet_20_Link">серверов</text:a>, расширяется применение их для <text:a xlink:type="simple" xlink:href="https://ru.wikipedia.org/wiki/Встраиваемая_система" text:style-name="Internet_20_link" text:visited-style-name="Visited_20_Internet_20_Link">встраиваемых систем</text:a> и <text:a xlink:type="simple" xlink:href="https://ru.wikipedia.org/wiki/Мобильные_устройства" text:style-name="Internet_20_link" text:visited-style-name="Visited_20_Internet_20_Link">мобильных устройств</text:a>, некоторое распространение системы получили и для <text:a xlink:type="simple" xlink:href="https://ru.wikipedia.org/wiki/Персональный_компьютер" text:style-name="Internet_20_link" text:visited-style-name="Visited_20_Internet_20_Link">персональных компьютеров</text:a>.</text:p>
      <text:p text:style-name="P7">За счёт использования свободного программного обеспечения и привлечения волонтёров каждая из систем Linux обладает значительными программными возможностями, трудно реализуемыми в прочих моделях разработки: например, в 2008 году расчёты показывали, что для того, чтобы «с нуля» разработать систему, аналогичную <text:a xlink:type="simple" xlink:href="https://ru.wikipedia.org/wiki/Fedora" text:style-name="Internet_20_link" text:visited-style-name="Visited_20_Internet_20_Link">Fedora</text:a> 9, потребовалось бы затратить $10,8 млрд, а совокупная себестоимость только ядра Linux оценивалась в сумму более $1,4млрд, притом только за 2008 год она увеличилась на $315 млн, совокупный труд оценён в размере 73 тыс. <text:a xlink:type="simple" xlink:href="https://ru.wikipedia.org/wiki/Человеко-год" text:style-name="Internet_20_link" text:visited-style-name="Visited_20_Internet_20_Link">человеко-лет</text:a>. </text:p>
      <text:p text:style-name="P7"><text:bookmark text:name="GNU.2BLinux"/><text:bookmark text:name="GNU+Linux"/><text:soft-page-break/>Семейство систем, включающих в качестве компонентов основные программы <text:a xlink:type="simple" xlink:href="https://ru.wikipedia.org/wiki/Проект_GNU" text:style-name="Internet_20_link" text:visited-style-name="Visited_20_Internet_20_Link">проекта GNU</text:a>, такие как <text:a xlink:type="simple" xlink:href="https://ru.wikipedia.org/wiki/Bash" text:style-name="Internet_20_link" text:visited-style-name="Visited_20_Internet_20_Link">bash</text:a>, <text:a xlink:type="simple" xlink:href="https://ru.wikipedia.org/wiki/Gcc" text:style-name="Internet_20_link" text:visited-style-name="Visited_20_Internet_20_Link">gcc</text:a>, <text:a xlink:type="simple" xlink:href="https://ru.wikipedia.org/wiki/Glibc" text:style-name="Internet_20_link" text:visited-style-name="Visited_20_Internet_20_Link">glibc</text:a>, <text:a xlink:type="simple" xlink:href="https://ru.wikipedia.org/wiki/Coreutils" text:style-name="Internet_20_link" text:visited-style-name="Visited_20_Internet_20_Link">coreutils</text:a>, <text:a xlink:type="simple" xlink:href="https://ru.wikipedia.org/wiki/GNOME" text:style-name="Internet_20_link" text:visited-style-name="Visited_20_Internet_20_Link">GNOME</text:a> и ряд других, иногда идентифицируется как <text:span text:style-name="T3">GNU/Linux</text:span>. Так как традиционно большинство систем было именно таким, под «Linux» обычно подразумеваются именно они; притом существует <text:a xlink:type="simple" xlink:href="https://ru.wikipedia.org/wiki/Спор_об_именовании_GNU/Linux" text:style-name="Internet_20_link" text:visited-style-name="Visited_20_Internet_20_Link">спор об именовании GNU/Linux</text:a>. Существует проект стандартизации внутренней структуры Linux-систем — <text:a xlink:type="simple" xlink:href="https://ru.wikipedia.org/wiki/Linux_Standard_Base" text:style-name="Internet_20_link" text:visited-style-name="Visited_20_Internet_20_Link">Linux Standard </text:a><text:a xlink:type="simple" xlink:href="https://ru.wikipedia.org/wiki/Linux_Standard_Base" text:style-name="Internet_20_link" text:visited-style-name="Visited_20_Internet_20_Link">Base</text:a>, часть документов которого зарегистрирована в качестве стандартов <text:a xlink:type="simple" xlink:href="https://ru.wikipedia.org/wiki/ISO" text:style-name="Internet_20_link" text:visited-style-name="Visited_20_Internet_20_Link">ISO</text:a>; но далеко не все системы сертифицируются по нему, и в целом для Linux-систем не существует какой-либо общепризнанной стандартной комплектации или формальных условий включения в семейство. Однако есть ряд систем на базе ядра Linux, но не имеющих в основе зависимости от программ GNU, которые поэтому GNU/Linux не называют, в частности, таковы мобильные системы <text:a xlink:type="simple" xlink:href="https://ru.wikipedia.org/wiki/Android" text:style-name="Internet_20_link" text:visited-style-name="Visited_20_Internet_20_Link">Android</text:a> и <text:a xlink:type="simple" xlink:href="https://ru.wikipedia.org/wiki/FirefoxOS" text:style-name="Internet_20_link" text:visited-style-name="Visited_20_Internet_20_Link">FirefoxOS</text:a>. </text:p>
      <text:p text:style-name="P7">Торговая марка «Linux» принадлежит создателю и основному разработчику ядра <text:a xlink:type="simple" xlink:href="https://ru.wikipedia.org/wiki/Торвальдс,_Линус" text:style-name="Internet_20_link" text:visited-style-name="Visited_20_Internet_20_Link">Линусу Торвальдсу</text:a>. При этом проект Linux в широком смысле не принадлежит какой-либо организации или частному лицу, вклад в его развитие и распространение осуществляют тысячи независимых разработчиков и компаний, одним из инструментов взаимодействия которых являются <text:a xlink:type="simple" xlink:href="https://ru.wikipedia.org/wiki/Группа_пользователей_Linux" text:style-name="Internet_20_link" text:visited-style-name="Visited_20_Internet_20_Link">группы пользователей Linux</text:a>. Существует ряд некоммерческих объединений, ставящих основной целью развитие и продвижение Linux, наиболее крупное и влиятельное из них— основанный в 2007 году <text:a xlink:type="simple" xlink:href="https://ru.wikipedia.org/wiki/The_Linux_Foundation" text:style-name="Internet_20_link" text:visited-style-name="Visited_20_Internet_20_Link">The Linux Foundation</text:a>. Существует значительный рынок коммерческой технической поддержки Linux-систем, на котором с долей свыше 70 % (2017) доминирует корпорация <text:a xlink:type="simple" xlink:href="https://ru.wikipedia.org/wiki/Red_Hat" text:style-name="Internet_20_link" text:visited-style-name="Visited_20_Internet_20_Link">Red Hat</text:a> </text:p>
      <text:h text:style-name="P67" text:outline-level="2"><text:bookmark text:name="Ранняя_история"/>Ранняя история</text:h>
      <text:p text:style-name="P7">В 1991 году во время обучения в <text:a xlink:type="simple" xlink:href="https://ru.wikipedia.org/wiki/Хельсинкский_университет" text:style-name="Internet_20_link" text:visited-style-name="Visited_20_Internet_20_Link">Хельсинкском университете</text:a> <text:a xlink:type="simple" xlink:href="https://ru.wikipedia.org/wiki/Линус_Торвальдс" text:style-name="Internet_20_link" text:visited-style-name="Visited_20_Internet_20_Link">Линус Торвальдс</text:a> заинтересовался операционными системами и был разочарован лицензией <text:a xlink:type="simple" xlink:href="https://ru.wikipedia.org/wiki/MINIX" text:style-name="Internet_20_link" text:visited-style-name="Visited_20_Internet_20_Link">MINIX</text:a>, которая ограничивала её использование только образовательными целями (что исключало любое коммерческое использование), вследствие чего начал работать над своей собственной операционной системой, которая в итоге стала Linux. </text:p>
      <text:p text:style-name="P7">Торвальдс начал разработку ядра Linux на MINIX, и перенёс на него ряд приложений. Позже, когда Linux достиг определённой зрелости, появилась возможность продолжать разработку уже на базе самого Linux. Приложения GNU вскоре заменили приложения MINIX, так как <text:a xlink:type="simple" xlink:href="https://ru.wikipedia.org/wiki/Исходный_код" text:style-name="Internet_20_link" text:visited-style-name="Visited_20_Internet_20_Link">код</text:a> GNU, находящийся в свободном доступе, был более удобен для применения в молодой операционной системе (исходный код под лицензией <text:a xlink:type="simple" xlink:href="https://ru.wikipedia.org/wiki/GNU_GPL" text:style-name="Internet_20_link" text:visited-style-name="Visited_20_Internet_20_Link">GNU GPL</text:a> может быть использован в других проектах, если они также выпускаются под той же или совместимой лицензией, для того чтобы сделать Linux доступным для коммерческого использования, Торвальдс начал переходить от своей первоначальной лицензии на GNU GPL). Разработчики работали над полной интеграцией компонентов GNU с Linux с целью создания полнофункциональной и свободной операционной системы (Linux<text:bookmark text:name="Модель"/><text:bookmark text:name=".D0.9C.D0.BE.D0.B4.D0.B5.D0.BB.D1.8C"/><text:span text:style-name="T43">).</text:span></text:p>
      <text:p text:style-name="P7">Linux-системы реализуются на модульных принципах, стандартах и соглашениях, заложенных в Unix в течение 1970-х и 1980-х годов. Такая система использует <text:a xlink:type="simple" xlink:href="https://ru.wikipedia.org/wiki/Монолитное_ядро" text:style-name="Internet_20_link" text:visited-style-name="Visited_20_Internet_20_Link">монолитное ядро</text:a>, которое управляет процессами, сетевыми функциями, <text:a xlink:type="simple" xlink:href="https://ru.wikipedia.org/wiki/Периферийное_устройство" text:style-name="Internet_20_link" text:visited-style-name="Visited_20_Internet_20_Link">периферией</text:a> и доступом к <text:a xlink:type="simple" xlink:href="https://ru.wikipedia.org/wiki/Файловая_система" text:style-name="Internet_20_link" text:visited-style-name="Visited_20_Internet_20_Link">файловой системе</text:a>. <text:a xlink:type="simple" xlink:href="https://ru.wikipedia.org/wiki/Драйвер_устройства" text:style-name="Internet_20_link" text:visited-style-name="Visited_20_Internet_20_Link">Драйверы устройств</text:a> либо интегрированы непосредственно в ядро, либо добавлены в виде <text:a xlink:type="simple" xlink:href="https://ru.wikipedia.org/w/index.php?title=Модуль_ядра_Linux&amp;action=edit&amp;redlink=1" text:style-name="Internet_20_link" text:visited-style-name="Visited_20_Internet_20_Link">модулей</text:a>, загружаемых во время работы системы. </text:p>
      <text:p text:style-name="P7"><text:soft-page-break/>Отдельные программы, взаимодействуя с ядром, обеспечивают функции системы более высокого уровня. Например, <text:a xlink:type="simple" xlink:href="https://ru.wikipedia.org/wiki/Пространство_пользователя" text:style-name="Internet_20_link" text:visited-style-name="Visited_20_Internet_20_Link">пользовательские компоненты</text:a> GNU являются важной частью большинства Линукс-систем, включающей в себя наиболее распространённые реализации <text:a xlink:type="simple" xlink:href="https://ru.wikipedia.org/wiki/Стандартная_библиотека_языка_Си" text:style-name="Internet_20_link" text:visited-style-name="Visited_20_Internet_20_Link">библиотеки языка Си</text:a>, популярных <text:a xlink:type="simple" xlink:href="https://ru.wikipedia.org/wiki/Оболочка_операционной_системы" text:style-name="Internet_20_link" text:visited-style-name="Visited_20_Internet_20_Link">оболочек операционной системы</text:a>, и многих других общих <text:a xlink:type="simple" xlink:href="https://ru.wikipedia.org/w/index.php?title=Программы_UNIX-подобных_операционных_систем&amp;action=edit&amp;redlink=1" text:style-name="Internet_20_link" text:visited-style-name="Visited_20_Internet_20_Link">инструментов Unix</text:a>, которые выполняют многие основные задачи операционной системы. </text:p>
      <text:p text:style-name="P7"><text:a xlink:type="simple" xlink:href="https://ru.wikipedia.org/wiki/Графический_интерфейс_пользователя" text:style-name="Internet_20_link" text:visited-style-name="Visited_20_Internet_20_Link">Графический интерфейс пользователя</text:a> (или GUI) в большинстве систем Linux построен на основе <text:a xlink:type="simple" xlink:href="https://ru.wikipedia.org/wiki/X_Window_System" text:style-name="Internet_20_link" text:visited-style-name="Visited_20_Internet_20_Link">X Window System</text:a>. </text:p>
      <text:p text:style-name="P59">История систем Unix</text:p>
      <text:p text:style-name="P23">Даже после четырех десятилетий использования операционная система</text:p>
      <text:p text:style-name="P23">(ОС) Unix все еще считается одной из самых мощных и элегантных среди</text:p>
      <text:p text:style-name="P23">всех существующих операционных систем. Со времени создания операцион-</text:p>
      <text:p text:style-name="P23">ной системы Unix в 1969 году это детище Денниса Ритчи (Dennis Ritchie) и Ке-</text:p>
      <text:p text:style-name="P23">на Томпсона (Ken Thompson) стало легендарным творением, системой, прин-</text:p>
      <text:p text:style-name="P23">цип работы которой выдержал испытание временем и имя которой оказалось</text:p>
      <text:p text:style-name="P23">почти незапятнанным.</text:p>
      <text:p text:style-name="P23">В основу операционной системы Unix положена система Multics — мно-</text:p>
      <text:p text:style-name="P23">гопользовательская операционная система, проект по созданию которой</text:p>
      <text:p text:style-name="P23">провалился и в котором принимали участие сотрудники Bell Laboratories.</text:p>
      <text:p text:style-name="P23">После прекращения работ над проектом Multics сотрудники научно-исследо-</text:p>
      <text:p text:style-name="P23">вательского центра по информатике Bell Laboratories (Bell Laboratories’</text:p>
      <text:p text:style-name="P23">Computer Sciences Research) фактически оказались без действующей версии</text:p>
      <text:p text:style-name="P23">диалоговой операционной системы. Летом 1969 года программисты корпо-</text:p>
      <text:p text:style-name="P23">рации Bell Labs разработали проект файловой системы, которая в конеч-</text:p>
      <text:p text:style-name="P23">ном итоге была включена в операционную систему Unix. В процессе тести-</text:p>
      <text:p text:style-name="P23">рования проекта Томпсон реализовал новую операционную систему на</text:p>
      <text:p text:style-name="P23">простаивающем компьютере PDP-7. В 1971 году операционная система Unix</text:p>
      <text:p text:style-name="P23">была перенесена на платформу PDP-11, а в 1973 году переписана с использо-</text:p>
      <text:p text:style-name="P23">ванием языка программирования C, что было беспрецедентным шагом в то</text:p>
      <text:p text:style-name="P23">время, однако этот шаг заложил основу для будущей переносимости всех сис-</text:p>
      <text:p text:style-name="P23">тем. Первая версия операционной системы Unix, которая использовалась вне</text:p>
      <text:p text:style-name="P23">стен Bell Labs, называлась Unix System версии 6 (обычно ее называют V6).</text:p>
      <text:p text:style-name="P23">Другие компании перенесли операционную систему Unix на новые типы машин. Вер-</text:p>
      <text:p text:style-name="P23">сии, полученные в результате переноса, содержали улучшения, которые позже привели</text:p>
      <text:p text:style-name="P23">к появлению нескольких разновидностей этой операционной системы. В 1977 году ком-</text:p>
      <text:p text:style-name="P23">пания Bell Labs выпустила комбинацию этих вариантов в виде одной операционной сис-</text:p>
      <text:p text:style-name="P23">темы Unix System III, а в 1982 году корпорация AT&amp;T представила версию System V 1 .</text:p>
      <text:p text:style-name="P23">Простая структура операционной системы Unix, а также тот факт, что эта система</text:p>
      <text:p text:style-name="P23">распространялась вместе со своим исходным кодом, привели к тому, что дальнейшие</text:p>
      <text:p text:style-name="P23">разработки начали проводиться в других организациях. Наиболее важным среди таких</text:p>
      <text:p text:style-name="P23">разработчиков был Калифорнийский университет в Беркли (University of California at</text:p>
      <text:p text:style-name="P23">Berkeley). Варианты операционной системы Unix из Беркли стали называться Berkeley</text:p>
      <text:p text:style-name="P23">Software Distributions (BSD), или программный дистрибутив Berkeley. Первая версия</text:p>
      <text:p text:style-name="P23">операционной системы Unix 1BSD, разработанная в Беркли в 1977 году, представляла</text:p>
      <text:p text:style-name="P23">собой набор заплат и дополнительных программ, созданных для системы Unix компании</text:p>
      <text:p text:style-name="P23">Bell Labs. Во второй версии 2BSD, выпущенной в 1978 году, принятое ранее направле-</text:p>
      <text:p text:style-name="P23">ние разработки было продолжено. В ней появились утилиты csh и vi, которые сохрани-</text:p>
      <text:p text:style-name="P23">лись в системах Unix и по сей день. Первая самостоятельная версия Berkeley Unix была</text:p>
      <text:p text:style-name="P23">разработана в 1979 году и называлась 3BSD. В ней, кроме внушительного списка ново-</text:p>
      <text:p text:style-name="P23">введений, была реализована поддержка виртуальной памяти (Virtual memory, VM). Сле-</text:p>
      <text:p text:style-name="P23">дом за ней появились выпуски серии 4BSD: 4.0BSD, 4.1BSD, 4.2BSD и 4.3BSD. В этих</text:p>
      <text:p text:style-name="P23"><text:soft-page-break/>версиях операционной системы Unix были добавлены средства управления заданиями</text:p>
      <text:p text:style-name="P23">(job control), подкачка страниц по требованию (demand paging) и стек протоколов TCP/IP.</text:p>
      <text:p text:style-name="P23">В 1994 году университет в Беркли выпустил последнюю официальную версию ОС Unix</text:p>
      <text:p text:style-name="P23">4.4BSD, в которой система управления виртуальной памятью была полностью переписа-</text:p>
      <text:p text:style-name="P23">на. В наши дни, благодаря разрешающей лицензии BSD, разработка этого направления</text:p>
      <text:p text:style-name="P23">ОС продолжается в операционных системах Darwin, FreeBSD, NetBSD и OpenBSD.</text:p>
      <text:p text:style-name="P23">В 1980–1990-х годах многие компании-разработчики рабочих станций и серверов</text:p>
      <text:p text:style-name="P23">предложили свои коммерческие версии операционной системы Unix. Обычно за основу</text:p>
      <text:p text:style-name="P23">этих операционных систем брались выпуски ОС Unix AT&amp;T или Беркли, в которые до-</text:p>
      <text:p text:style-name="P23">бавлялись дополнительные возможности, обеспечиваемые соответствующей аппаратной</text:p>
      <text:p text:style-name="P23">платформой. Среди таких систем были Tru64 компании Digital, HP-UX компании Hewlett</text:p>
      <text:p text:style-name="P23">Packard, AIX компании IBM, DYNIX/ptx компании Sequent, IRIX компании SGI, а также</text:p>
      <text:p text:style-name="P23">Solaris и SunOS компании Sun.</text:p>
      <text:p text:style-name="P23">Первоначальная продуманная структура операционной системы Unix в сочетании с мно-</text:p>
      <text:p text:style-name="P23">голетними нововведениями и улучшениями, которые последовали за ними, сделали Unix</text:p>
      <text:p text:style-name="P23">мощной, устойчивой и стабильной ОС. В основу устойчивости ОС Unix положено не-</text:p>
      <text:p text:style-name="P23">сколько факторов. Во-первых, операционная система Unix проста. В то время как в неко-</text:p>
      <text:p text:style-name="P23">торых операционных системах реализованы тысячи системных вызовов и эти системы</text:p>
      <text:p text:style-name="P23">имеют недостаточно ясные черты дизайна, Unix-подобные операционные системы обыч-</text:p>
      <text:p text:style-name="P23">но имеют только несколько сотен системных вызовов и достаточно четкий, я бы даже</text:p>
      <text:p text:style-name="P23">сказал, простой дизайн. Во-вторых, в операционной системе Unix все представляется</text:p>
      <text:p text:style-name="P23">в виде файлов. Такая особенность позволяет упростить работу с данными и устройства-</text:p>
      <text:p text:style-name="P23">ми, а также обеспечить это посредством простых системных вызовов: open(), read(),</text:p>
      <text:p text:style-name="P23">write(), lseek() и close(). В-третьих, ядро и системные утилиты операционной</text:p>
      <text:p text:style-name="P23">системы Unix написаны на языке программирования C. Эта особенность позволяет очень</text:p>
      <text:p text:style-name="P23">просто перенести систему на различные аппаратные платформы и сделать ее доступной</text:p>
      <text:p text:style-name="P23">для широкого круга разработчиков. В-четвертых, для ОС Unix характерны очень малое</text:p>
      <text:p text:style-name="P23">время создания нового процесса и уникальный системный вызов fork(). И наконец,</text:p>
      <text:p text:style-name="P23">операционная система Unix предоставляет простые и в то же время надежные средства</text:p>
      <text:p text:style-name="P23">межпроцессного взаимодействия (interprocess communication, IPC). В сочетании с быст-</text:p>
      <text:p text:style-name="P23">рым созданием процессов они позволяют создавать простые утилиты, которые умеют</text:p>
      <text:p text:style-name="P23">выполнять всего одну функцию, но делают это хорошо и могут быть связаны вместе для</text:p>
      <text:p text:style-name="P23">выполнения более сложных функций. В результате в Unix создается полностью иерархи-</text:p>
      <text:p text:style-name="P23">ческая система, в которой строго разделяются алгоритмы и механизмы их реализации.</text:p>
      <text:p text:style-name="P23">Сегодня Unix — современная операционная система, которая поддерживает приори-</text:p>
      <text:p text:style-name="P23">тетный мультипрограммный режим, многопоточность, виртуальную память, подкачку</text:p>
      <text:p text:style-name="P23">страниц по требованию, совместно используемые библиотеки, загружаемые по требова-</text:p>
      <text:p text:style-name="P23">нию, и стек протоколов TCP/IP. Существуют варианты операционной системы Unix,</text:p>
      <text:p text:style-name="P23">поддерживающие сотни процессоров, в то время как другие варианты ОС Unix работают</text:p>
      <text:p text:style-name="P23">на миниатюрных устройствах в качестве встраиваемых систем. Хотя разработка Unix</text:p>
      <text:p text:style-name="P23">больше не является научно-исследовательским проектом, все же продолжаются разра-</text:p>
      <text:p text:style-name="P23">ботки (с целью получить дополнительные преимущества) с использованием возможно-</text:p>
      <text:p text:style-name="P23">стей операционной системы Unix, которая при этом остается практичной операционной</text:p>
      <text:p text:style-name="P23">системой общего назначения.</text:p>
      <text:p text:style-name="P23">Операционная система Unix обязана своим успехом простоте и элегантности по-</text:p>
      <text:p text:style-name="P23">строения. В основе ее сегодняшней мощности лежат давние идеи Денниса Ритчи, Кена</text:p>
      <text:p text:style-name="P23">Томпсона и других разработчиков, обеспечившие операционной системе Unix возмож-</text:p>
      <text:p text:style-name="P23">ность бескомпромиссного развития.</text:p>
      <text:p text:style-name="P23"/>
      <text:p text:style-name="P23"/>
      <table:table table:name="Таблица19" table:style-name="Таблица19">
        <table:table-column table:style-name="Таблица19.A"/>
        <table:table-row>
          <table:table-cell table:style-name="Таблица19.A1" office:value-type="string">
            <text:p text:style-name="Table_20_Contents"><text:bookmark text:name="LC19"/>1.4.2. Информационное обеспечение (ИО)</text:p>
          </table:table-cell>
        </table:table-row>
      </table:table>
      <text:p text:style-name="Text_20_body"/>
      <text:p text:style-name="Text_20_body"><text:soft-page-break/></text:p>
      <table:table table:name="Таблица20" table:style-name="Таблица20">
        <table:table-column table:style-name="Таблица20.A"/>
        <table:table-row>
          <table:table-cell table:style-name="Таблица20.A1" office:value-type="string">
            <text:p text:style-name="Table_20_Contents"><text:bookmark text:name="LC20"/>1.4.3. Программное обеспечение (ПО)</text:p>
          </table:table-cell>
        </table:table-row>
      </table:table>
      <text:p text:style-name="Text_20_body"/>
      <text:p text:style-name="P8">Sql:</text:p>
      <text:p text:style-name="P8"><text:span text:style-name="T1">SQL</text:span> (<text:span text:style-name="T4">structured query language</text:span> — «язык структурированных запросов») — <text:a xlink:type="simple" xlink:href="https://ru.wikipedia.org/wiki/Декларативное_программирование" text:style-name="Internet_20_link" text:visited-style-name="Visited_20_Internet_20_Link">декларативный</text:a> <text:a xlink:type="simple" xlink:href="https://ru.wikipedia.org/wiki/Язык_программирования" text:style-name="Internet_20_link" text:visited-style-name="Visited_20_Internet_20_Link">язык программирования</text:a>, применяемый для создания, модификации и управления данными в <text:a xlink:type="simple" xlink:href="https://ru.wikipedia.org/wiki/Реляционные_базы_данных" text:style-name="Internet_20_link" text:visited-style-name="Visited_20_Internet_20_Link">реляционной базе данных</text:a>, управляемой соответствующей <text:a xlink:type="simple" xlink:href="https://ru.wikipedia.org/wiki/Система_управления_базами_данных" text:style-name="Internet_20_link" text:visited-style-name="Visited_20_Internet_20_Link">системой управления базами данных</text:a>. </text:p>
      <text:p text:style-name="Text_20_body">Является, прежде всего, <text:a xlink:type="simple" xlink:href="https://ru.wikipedia.org/wiki/Информационный_язык" text:style-name="Internet_20_link" text:visited-style-name="Visited_20_Internet_20_Link">информационно-логическим языком</text:a>, предназначенным для описания, изменения и извлечения данных, хранимых в <text:a xlink:type="simple" xlink:href="https://ru.wikipedia.org/wiki/Реляционные_базы_данных" text:style-name="Internet_20_link" text:visited-style-name="Visited_20_Internet_20_Link">реляционных базах данных</text:a>. SQL считается <text:a xlink:type="simple" xlink:href="https://ru.wikipedia.org/wiki/Язык_программирования" text:style-name="Internet_20_link" text:visited-style-name="Visited_20_Internet_20_Link">языком программирования</text:a>, в общем случае (без ряда современных расширений) не является <text:a xlink:type="simple" xlink:href="https://ru.wikipedia.org/wiki/Полнота_по_Тьюрингу" text:style-name="Internet_20_link" text:visited-style-name="Visited_20_Internet_20_Link">тьюринг-полным</text:a>, но вместе с тем стандарт языка спецификацией <text:a xlink:type="simple" xlink:href="https://ru.wikipedia.org/wiki/SQL/PSM" text:style-name="Internet_20_link" text:visited-style-name="Visited_20_Internet_20_Link">SQL/PSM</text:a> предусматривает возможность его <text:a xlink:type="simple" xlink:href="https://ru.wikipedia.org/wiki/SQL#Процедурные_расширения" text:style-name="Internet_20_link" text:visited-style-name="Visited_20_Internet_20_Link">процедурных расширений</text:a>. </text:p>
      <text:p text:style-name="Text_20_body">Изначально SQL был основным способом работы пользователя с <text:a xlink:type="simple" xlink:href="https://ru.wikipedia.org/wiki/База_данных" text:style-name="Internet_20_link" text:visited-style-name="Visited_20_Internet_20_Link">базой данных</text:a> и позволял выполнять следующий набор операций: </text:p>
      <text:list xml:id="list620581199" text:style-name="L10">
        <text:list-item>
          <text:p text:style-name="P101">создание в базе данных новой таблицы; </text:p>
        </text:list-item>
        <text:list-item>
          <text:p text:style-name="P101">добавление в таблицу новых записей; </text:p>
        </text:list-item>
        <text:list-item>
          <text:p text:style-name="P101">изменение записей; </text:p>
        </text:list-item>
        <text:list-item>
          <text:p text:style-name="P101">удаление записей; </text:p>
        </text:list-item>
        <text:list-item>
          <text:p text:style-name="P101">выборка записей из одной или нескольких таблиц (в соответствии с заданным условием); </text:p>
        </text:list-item>
        <text:list-item>
          <text:p text:style-name="P80">изменение структур таблиц.</text:p>
        </text:list-item>
      </text:list>
      <text:p text:style-name="Text_20_body">Со временем SQL усложнился— обогатился новыми конструкциями, обеспечил возможность описания и управления новыми хранимыми объектами (например, индексы, представления, триггеры и хранимые процедуры)— и стал приобретать черты, свойственные языкам программирования. </text:p>
      <text:p text:style-name="Text_20_body">При всех своих изменениях SQL остаётся самым распространённым лингвистическим средством для взаимодействия прикладного программного обеспечения с базами данных. В то же время современные <text:a xlink:type="simple" xlink:href="https://ru.wikipedia.org/wiki/Система_управления_базами_данных" text:style-name="Internet_20_link" text:visited-style-name="Visited_20_Internet_20_Link">СУБД</text:a>, а также информационные системы, использующие СУБД, предоставляют пользователю развитые средства визуального построения запросов. </text:p>
      <text:h text:style-name="P66" text:outline-level="3"><text:bookmark text:name="Первые_разработки"/>Первые разработки</text:h>
      <text:p text:style-name="Text_20_body">В начале <text:a xlink:type="simple" xlink:href="https://ru.wikipedia.org/wiki/1970-е_годы" text:style-name="Internet_20_link" text:visited-style-name="Visited_20_Internet_20_Link">1970-х годов</text:a> в одной из исследовательских лабораторий компании <text:a xlink:type="simple" xlink:href="https://ru.wikipedia.org/wiki/IBM" text:style-name="Internet_20_link" text:visited-style-name="Visited_20_Internet_20_Link">IBM</text:a> была разработана экспериментальная реляционная <text:a xlink:type="simple" xlink:href="https://ru.wikipedia.org/wiki/Система_управления_базами_данных" text:style-name="Internet_20_link" text:visited-style-name="Visited_20_Internet_20_Link">СУБД</text:a> <text:a xlink:type="simple" xlink:href="https://ru.wikipedia.org/wiki/IBM_System_R" text:style-name="Internet_20_link" text:visited-style-name="Visited_20_Internet_20_Link">IBM System R</text:a>, для которой затем был создан специальный язык <text:a xlink:type="simple" xlink:href="https://ru.wikipedia.org/wiki/SEQUEL" text:style-name="Internet_20_link" text:visited-style-name="Visited_20_Internet_20_Link">SEQUEL</text:a>, позволявший относительно просто управлять данными в этой СУБД. Аббревиатура SEQUEL расшифровывалась как <text:span text:style-name="T4">Structured English Q</text:span><text:span text:style-name="T5">ue</text:span><text:span text:style-name="T4">ry Language</text:span>— «структурированный английский язык запросов». Позже по юридическим соображениям язык <text:span text:style-name="T2">SEQUEL</text:span> был переименован в <text:span text:style-name="T2">SQL</text:span>. Когда в <text:a xlink:type="simple" xlink:href="https://ru.wikipedia.org/wiki/1986_год" text:style-name="Internet_20_link" text:visited-style-name="Visited_20_Internet_20_Link">1986 году</text:a> первый стандарт языка SQL был принят <text:a xlink:type="simple" xlink:href="https://ru.wikipedia.org/wiki/Американский_национальный_институт_стандартов" text:style-name="Internet_20_link" text:visited-style-name="Visited_20_Internet_20_Link">ANSI</text:a> (<text:span text:style-name="T4">American National Standards Institute</text:span>). </text:p>
      <text:p text:style-name="Text_20_body">Целью разработки было создание простого непроцедурного языка, которым мог воспользоваться любой пользователь, даже не имеющий навыков программирования. <text:soft-page-break/>Собственно разработкой языка запросов занимались Дональд Чэмбэрлин (<text:span text:style-name="T4">Donald D. Chamberlin</text:span>) и <text:a xlink:type="simple" xlink:href="https://ru.wikipedia.org/wiki/Бойс,_Рэй" text:style-name="Internet_20_link" text:visited-style-name="Visited_20_Internet_20_Link">Рэй Бойс</text:a> (<text:span text:style-name="T4">Ray Boyce</text:span>). <text:a xlink:type="simple" xlink:href="https://ru.wikipedia.org/w/index.php?title=Селинджер,_Пэт&amp;action=edit&amp;redlink=1" text:style-name="Internet_20_link" text:visited-style-name="Visited_20_Internet_20_Link">Пэт Селинджер</text:a> (<text:span text:style-name="T4">Pat Selinger</text:span>) занималась разработкой стоимостного оптимизатора (<text:span text:style-name="T4">cost-based optimizer</text:span>), <text:a xlink:type="simple" xlink:href="https://ru.wikipedia.org/w/index.php?title=Лори,_Рэймонд&amp;action=edit&amp;redlink=1" text:style-name="Internet_20_link" text:visited-style-name="Visited_20_Internet_20_Link">Рэймонд Лори</text:a> (<text:span text:style-name="T4">Raymond Lorie</text:span>) занимался компилятором запросов. </text:p>
      <text:p text:style-name="Text_20_body">SEQUEL был не единственным языком подобного назначения. В <text:a xlink:type="simple" xlink:href="https://ru.wikipedia.org/wiki/Калифорнийский_университет_в_Беркли" text:style-name="Internet_20_link" text:visited-style-name="Visited_20_Internet_20_Link">Калифорнийском Университете Беркли</text:a> была разработана некоммерческая СУБД <text:a xlink:type="simple" xlink:href="https://ru.wikipedia.org/wiki/Ingres" text:style-name="Internet_20_link" text:visited-style-name="Visited_20_Internet_20_Link">Ingres</text:a> (являвшаяся дальним прародителем популярной сейчас некоммерческой СУБД <text:a xlink:type="simple" xlink:href="https://ru.wikipedia.org/wiki/PostgreSQL" text:style-name="Internet_20_link" text:visited-style-name="Visited_20_Internet_20_Link">PostgreSQL</text:a>), которая являлась реляционной СУБД, но использовала свой собственный язык <text:a xlink:type="simple" xlink:href="https://ru.wikipedia.org/w/index.php?title=QUEL&amp;action=edit&amp;redlink=1" text:style-name="Internet_20_link" text:visited-style-name="Visited_20_Internet_20_Link">QUEL</text:a>, который, не выдержал конкуренции по количеству поддерживающих его СУБД по сравнению с языком SQL. В качестве альтернативного подхода для обеспечения пользовательского доступа к базам данных также рассматривался появившийся в 1970-е годы метод <text:a xlink:type="simple" xlink:href="https://ru.wikipedia.org/wiki/QBE" text:style-name="Internet_20_link" text:visited-style-name="Visited_20_Internet_20_Link">QBE</text:a>, впоследствии в видоизменённой форме появившийся в ряде интегрированных сред управления данными, но так и не заменивший, а лишь дополнивший SQL. </text:p>
      <text:p text:style-name="Text_20_body">Первыми СУБД, поддерживающими новый язык, стали в <text:a xlink:type="simple" xlink:href="https://ru.wikipedia.org/wiki/1979_год" text:style-name="Internet_20_link" text:visited-style-name="Visited_20_Internet_20_Link">1979 году</text:a> Oracle V2 для машин <text:a xlink:type="simple" xlink:href="https://ru.wikipedia.org/wiki/VAX" text:style-name="Internet_20_link" text:visited-style-name="Visited_20_Internet_20_Link">VAX</text:a> от компании <text:a xlink:type="simple" xlink:href="https://ru.wikipedia.org/w/index.php?title=Relational_Software&amp;action=edit&amp;redlink=1" text:style-name="Internet_20_link" text:visited-style-name="Visited_20_Internet_20_Link">Relational Software</text:a> Inc. (впоследствии ставшей компанией <text:a xlink:type="simple" xlink:href="https://ru.wikipedia.org/wiki/Oracle" text:style-name="Internet_20_link" text:visited-style-name="Visited_20_Internet_20_Link">Oracle</text:a>) и <text:a xlink:type="simple" xlink:href="https://ru.wikipedia.org/w/index.php?title=System/38&amp;action=edit&amp;redlink=1" text:style-name="Internet_20_link" text:visited-style-name="Visited_20_Internet_20_Link">System/38</text:a> от IBM, основанная на System/R. </text:p>
      <text:h text:style-name="Heading_20_3" text:outline-level="3"><text:bookmark text:name=".D0.A1.D1.82.D0.B0.D0.BD.D0.B4.D0.B0.D1.80.D1.82.D0.B8.D0.B7.D0.B0.D1.86.D0.B8.D1.8F"/><text:bookmark text:name="Стандартизация"/>Стандартизация</text:h>
      <text:p text:style-name="Text_20_body">Поскольку к началу 1980-х годов существовало несколько вариантов СУБД от разных производителей, причём каждый из них обладал собственной реализацией языка запросов, было принято решение разработать стандарт языка, который будет гарантировать переносимость ПО с одной СУБД на другую (при условии, что они будут поддерживать этот стандарт). </text:p>
      <text:p text:style-name="Text_20_body">В 1983 году <text:a xlink:type="simple" xlink:href="https://ru.wikipedia.org/wiki/Международная_организация_по_стандартизации" text:style-name="Internet_20_link" text:visited-style-name="Visited_20_Internet_20_Link">Международная организация по стандартизации</text:a> (ISO) и <text:a xlink:type="simple" xlink:href="https://ru.wikipedia.org/wiki/Американский_национальный_институт_стандартов" text:style-name="Internet_20_link" text:visited-style-name="Visited_20_Internet_20_Link">Американский национальный институт стандартов</text:a> (ANSI) приступили к разработке стандарта языка SQL. По прошествии множества консультаций и отклонения нескольких предварительных вариантов, в 1986 году ANSI представил свою первую версию стандарта, описанную в документе ANSI X3.135-1986 под названием «Database Language SQL» (Язык баз данных SQL). Неофициально этот стандарт SQL-86 получил название SQL1. Год спустя была завершена работа над версией стандарта ISO 9075-1987 под тем же названием. Разработка этого стандарта велась под патронажем Технического Комитета TC97 (<text:a xlink:type="simple" xlink:href="https://ru.wikipedia.org/wiki/Английский_язык" text:style-name="Internet_20_link" text:visited-style-name="Visited_20_Internet_20_Link">англ.</text:a><text:span text:style-name="T4">Technical Committee TC97</text:span>), областью деятельности которого являлись процессы вычисления и обработки информации (<text:a xlink:type="simple" xlink:href="https://ru.wikipedia.org/wiki/Английский_язык" text:style-name="Internet_20_link" text:visited-style-name="Visited_20_Internet_20_Link">англ.</text:a><text:span text:style-name="T4">Computing and Information Processing</text:span>). Именно его подразделение, именуемое как Подкомитет SC21 (<text:a xlink:type="simple" xlink:href="https://ru.wikipedia.org/wiki/Английский_язык" text:style-name="Internet_20_link" text:visited-style-name="Visited_20_Internet_20_Link">англ.</text:a> <text:span text:style-name="T4">Subcommittee SC21</text:span>), курировало разработку стандарта, что стало залогом идентичности стандартов ISO и ANSI для SQL1 (SQL-86). </text:p>
      <text:p text:style-name="Text_20_body">Стандарт SQL1 разделялся на два уровня. Первый уровень представлял собой подмножество второго уровня, описывавшего весь документ в целом. То есть, такая структура предусматривала, что не все спецификации стандарта SQL1 будут относиться к Уровню 1. Тем самым поставщик, заявлявший о поддержке данного стандарта, должен был заявлять об уровне, которому соответствует его реализация языка SQL. Это значительно облегчило принятие и поддержку стандарта, поскольку производители могли реализовывать его поддержку в два этапа. </text:p>
      <text:p text:style-name="Text_20_body"><text:soft-page-break/>Со временем к стандарту накопилось несколько замечаний и пожеланий, особенно с точки зрения обеспечения целостности и корректности данных, в результате чего в 1989 году данный стандарт был расширен, получив название SQL89. В частности, в него была добавлена концепция <text:a xlink:type="simple" xlink:href="https://ru.wikipedia.org/wiki/Первичный_ключ" text:style-name="Internet_20_link" text:visited-style-name="Visited_20_Internet_20_Link">первичного</text:a> и <text:a xlink:type="simple" xlink:href="https://ru.wikipedia.org/wiki/Внешний_ключ" text:style-name="Internet_20_link" text:visited-style-name="Visited_20_Internet_20_Link">внешнего ключей</text:a>. ISO-версия документа получила название ISO 9075:1989 «Database Language SQL with Integrity Enhancements» (Язык баз данных SQL с добавлением контроля целостности). Параллельно была закончена и ANSI-версия. </text:p>
      <text:p text:style-name="Text_20_body">Сразу после завершения работы над стандартом SQL1 в 1987 году была начата работа над новой версией стандарта, который должен был заменить стандарт SQL89, получив название SQL2, поскольку дата принятия документа на тот момент была неизвестна. Таким образом, фактически SQL89 и SQL2 разрабатывались параллельно. Новая версия стандарта была принята в 1992 году, заменив стандарт SQL89. Новый стандарт, озаглавленный как SQL92, представлял собой по сути расширение стандарта SQL1, включив в себя множество дополнений, имевшихся в предыдущих версиях инструкций. </text:p>
      <text:p text:style-name="Text_20_body">Как и SQL1, SQL92 также был разделён на несколько уровней, однако, во-первых, число уровней было увеличено с двух до трёх, а во-вторых, они получили названия вместо порядковых цифр: <text:span text:style-name="T2">начальный</text:span> (<text:a xlink:type="simple" xlink:href="https://ru.wikipedia.org/wiki/Английский_язык" text:style-name="Internet_20_link" text:visited-style-name="Visited_20_Internet_20_Link">англ.</text:a><text:span text:style-name="T4">entry</text:span>), <text:span text:style-name="T2">средний</text:span> (<text:a xlink:type="simple" xlink:href="https://ru.wikipedia.org/wiki/Английский_язык" text:style-name="Internet_20_link" text:visited-style-name="Visited_20_Internet_20_Link">англ.</text:a><text:span text:style-name="T4">intermediate</text:span>), <text:span text:style-name="T2">полный</text:span> (<text:a xlink:type="simple" xlink:href="https://ru.wikipedia.org/wiki/Английский_язык" text:style-name="Internet_20_link" text:visited-style-name="Visited_20_Internet_20_Link">англ.</text:a><text:span text:style-name="T4">full</text:span>). Уровень «полный», как и Уровень 2 в SQL1 подразумевал весь стандарт целиком. Уровень «начальный» представлял собой подмножество уровня «средний», в свою очередь, представлявшего собой подмножество уровня «полный». Уровень «начальный» был сравним с Уровнем 2 стандарта SQL1, но спецификации этого уровня были несколько расширены. Таким образом, цепочка включений уровней стандартов выглядела примерно следующим образом: SQL1 Уровень 1 → SQL1 Уровень 2 → SQL92 «Начальный» → SQL92 «Средний» → SQL92 «Полный». </text:p>
      <text:p text:style-name="Text_20_body">После принятия стандарта SQL92 к нему были добавлены ещё несколько документов, расширявших функциональность языка. Так, в 1995 году был принят стандарт <text:a xlink:type="simple" xlink:href="https://ru.wikipedia.org/wiki/SQL/CLI" text:style-name="Internet_20_link" text:visited-style-name="Visited_20_Internet_20_Link">SQL/CLI</text:a> (Call Level Interface, интерфейс уровня вызовов), впоследствии переименованный в CLI95. На следующий год был принят стандарт <text:a xlink:type="simple" xlink:href="https://ru.wikipedia.org/wiki/SQL/PSM" text:style-name="Internet_20_link" text:visited-style-name="Visited_20_Internet_20_Link">SQL/PSM</text:a> (Persistent Stored Modules, постоянно хранимые модули), получивший название PSM-96.<text:bookmark text:name="cite_ref-61"/><text:a xlink:type="simple" xlink:href="https://ru.wikipedia.org/wiki/SQL#cite_note-6" text:style-name="Internet_20_link" text:visited-style-name="Visited_20_Internet_20_Link">[6]</text:a> </text:p>
      <text:p text:style-name="Text_20_body">Следующим стандартом стал <text:a xlink:type="simple" xlink:href="https://ru.wikipedia.org/wiki/SQL:1999" text:style-name="Internet_20_link" text:visited-style-name="Visited_20_Internet_20_Link">SQL:1999</text:a> (SQL3). В настоящее время действует стандарт, принятый в 2003 году (<text:a xlink:type="simple" xlink:href="https://ru.wikipedia.org/wiki/SQL:2003" text:style-name="Internet_20_link" text:visited-style-name="Visited_20_Internet_20_Link">SQL:2003</text:a>) с небольшими модификациями, внесёнными позже (<text:a xlink:type="simple" xlink:href="https://ru.wikipedia.org/wiki/SQL:2008" text:style-name="Internet_20_link" text:visited-style-name="Visited_20_Internet_20_Link">SQL:2008</text:a>). <text:bookmark text:name="Вопросы_совместимости"/></text:p>
      <text:p text:style-name="Text_20_body">По традиции, как и со многими стандартами в <text:a xlink:type="simple" xlink:href="https://ru.wikipedia.org/wiki/Информационные_технологии" text:style-name="Internet_20_link" text:visited-style-name="Visited_20_Internet_20_Link">IT</text:a>-индустрии, с языком SQL возникла проблема: на каком-то этапе многие производители использующего SQL программного обеспечения решили, что функциональность в текущей (на тот момент времени) версии стандарта недостаточна, и её желательно расширить. В результате у разных производителей систем управления базами данных (СУБД) в ходу разные диалекты SQL, в общем случае между собой несовместимые. </text:p>
      <text:p text:style-name="Text_20_body">До <text:a xlink:type="simple" xlink:href="https://ru.wikipedia.org/wiki/1996_год" text:style-name="Internet_20_link" text:visited-style-name="Visited_20_Internet_20_Link">1996 года</text:a> вопросами соответствия коммерческих реализаций SQL стандарту занимался в основном <text:a xlink:type="simple" xlink:href="https://ru.wikipedia.org/wiki/Национальный_институт_стандартов_и_технологий" text:style-name="Internet_20_link" text:visited-style-name="Visited_20_Internet_20_Link">Национальный институт стандартов и технологий</text:a> (NIST), который и устанавливал уровень соответствия стандарту. Поздне́е подразделение, занимавшееся СУБД, было расформировано, и на текущий момент все усилия по проверке СУБД на соответствие стандарту ложатся на её производителя. </text:p>
      <text:p text:style-name="Text_20_body"><text:soft-page-break/>Впервые понятие «уровня соответствия» было предложено в стандарте SQL-92. А именно, ANSI и NIST определяли четыре уровня соответствия реализации этому стандарту: </text:p>
      <text:list xml:id="list2919468533" text:style-name="L11">
        <text:list-item>
          <text:p text:style-name="P102"><text:span text:style-name="T2">Entry</text:span> (базовый) </text:p>
        </text:list-item>
        <text:list-item>
          <text:p text:style-name="P102"><text:span text:style-name="T2">Transitional</text:span> (переходный) — проверку на соответствие этому уровню проводил только NIST </text:p>
        </text:list-item>
        <text:list-item>
          <text:p text:style-name="P102"><text:span text:style-name="T2">Intermediate</text:span> (промежуточный) </text:p>
        </text:list-item>
        <text:list-item>
          <text:p text:style-name="P81"><text:span text:style-name="T2">Full</text:span> (полный)</text:p>
        </text:list-item>
      </text:list>
      <text:p text:style-name="Text_20_body">Легко можно понять, что каждый последующий уровень соответствия заведомо подразумевал соответствие предыдущему уровню. Далее, согласно данной «лесенке» стандартов любая СУБД, которая соответствовала уровню Entry, могла заявлять себя как «SQL-92 compliant» («совместимая с SQL-92»), хотя на самом деле переносимость и соответствие стандарту ограничивалось набором возможностей, входящих в этот уровень. </text:p>
      <text:p text:style-name="Text_20_body">Положение изменилось с введением стандарта SQL:1999. Отныне стандарт приобрёл модульную структуру— основная часть стандарта была вынесена в раздел «SQL/Foundation», все остальные были выведены в отдельные модули. Соответственно, остался только один уровень совместимости— <text:span text:style-name="T2">Core</text:span>, что означало поддержку этой основной части. Поддержка остальных возможностей оставлена на усмотрение производителей СУБД. Аналогичное положение имело место и с последующими версиями стандарта. </text:p>
      <text:h text:style-name="Heading_20_3" text:outline-level="3"><text:bookmark text:name="NoSQL"/>NoSQL</text:h>
      <text:p text:style-name="Text_20_body">Движение <text:a xlink:type="simple" xlink:href="https://ru.wikipedia.org/wiki/NoSQL" text:style-name="Internet_20_link" text:visited-style-name="Visited_20_Internet_20_Link">NoSQL</text:a> второй половины 2000-х годов, зафиксировавшее в своём названии «отрицание SQL», было вызвано не столько отказом от языка как такового, а объединило СУБД, отказавшиеся от реляционной модели и принципов строгой согласованности ради <text:a xlink:type="simple" xlink:href="https://ru.wikipedia.org/wiki/Горизонтальная_масштабируемость" text:style-name="Internet_20_link" text:visited-style-name="Visited_20_Internet_20_Link">горизонтальной масштабируемости</text:a> и ряда других качеств. При этом в ранних NoSQL-системах поддержка SQL действительно отсутствовала, со временем некоторые из таких СУБД обзавелись специфическими SQL-подобными языками запросов (<text:a xlink:type="simple" xlink:href="https://ru.wikipedia.org/wiki/CQL" text:style-name="Internet_20_link" text:visited-style-name="Visited_20_Internet_20_Link">CQL</text:a>, <text:a xlink:type="simple" xlink:href="https://ru.wikipedia.org/wiki/N1QL" text:style-name="Internet_20_link" text:visited-style-name="Visited_20_Internet_20_Link">N1QL</text:a>, <text:a xlink:type="simple" xlink:href="https://ru.wikipedia.org/w/index.php?title=AQL&amp;action=edit&amp;redlink=1" text:style-name="Internet_20_link" text:visited-style-name="Visited_20_Internet_20_Link">AQL</text:a><text:a xlink:type="simple" xlink:href="https://en.wikipedia.org/wiki/AQL_(ArangoDB_Query_Language)" text:style-name="Internet_20_link" text:visited-style-name="Visited_20_Internet_20_Link"><text:span text:style-name="T6">[en]</text:span></text:a> и другими). В 2010-е годы ряд СУБД отнесли себя к категории <text:a xlink:type="simple" xlink:href="https://ru.wikipedia.org/wiki/NewSQL" text:style-name="Internet_20_link" text:visited-style-name="Visited_20_Internet_20_Link">NewSQL</text:a>, в них при сохранении свойств масштабируемости NoSQL-систем реализована и поддержка SQL, в разных системах— разной степени совместимости со стандартами. </text:p>
      <text:p text:style-name="Text_20_body">Несмотря на наличие диалектов и различий в синтаксисе, в большинстве своём тексты SQL-запросов, содержащие DDL и DML, могут быть достаточно легко перенесены из одной СУБД в другую. Существуют системы, разработчики которых изначально ориентировались на применение по меньшей мере нескольких СУБД (например: система электронного <text:a xlink:type="simple" xlink:href="https://ru.wikipedia.org/wiki/Документооборот" text:style-name="Internet_20_link" text:visited-style-name="Visited_20_Internet_20_Link">документооборота</text:a> <text:a xlink:type="simple" xlink:href="https://ru.wikipedia.org/w/index.php?title=Documentum&amp;action=edit&amp;redlink=1" text:style-name="Internet_20_link" text:visited-style-name="Visited_20_Internet_20_Link">Documentum</text:a> может работать как с <text:a xlink:type="simple" xlink:href="https://ru.wikipedia.org/wiki/Oracle_Database" text:style-name="Internet_20_link" text:visited-style-name="Visited_20_Internet_20_Link">Oracle Database</text:a>, так и с <text:a xlink:type="simple" xlink:href="https://ru.wikipedia.org/wiki/Microsoft_SQL_Server" text:style-name="Internet_20_link" text:visited-style-name="Visited_20_Internet_20_Link">Microsoft SQL Server</text:a> и <text:a xlink:type="simple" xlink:href="https://ru.wikipedia.org/wiki/DB2" text:style-name="Internet_20_link" text:visited-style-name="Visited_20_Internet_20_Link">DB2</text:a>). Естественно, что при применении некоторых специфичных для реализации возможностей такой переносимости добиться уже очень трудно. </text:p>
      <text:p text:style-name="Text_20_body">Наличие стандартов и набора тестов для выявления совместимости и соответствия конкретной реализации SQL общепринятому стандарту только способствует «стабилизации» языка.</text:p>
      <text:p text:style-name="Text_20_body">С помощью SQL программист описывает только то, какие данные нужно извлечь или модифицировать. То, каким образом это сделать, решает СУБД непосредственно при обработке SQL-запроса. Однако не стоит думать, что это полностью универсальный принцип— программист описывает набор данных для выборки или модификации, однако ему при <text:soft-page-break/>этом полезно представлять, как СУБД будет разбирать текст его запроса. Чем сложнее сконструирован запрос, тем больше он допускает вариантов написания, различных по скорости выполнения, но одинаковых по итоговому набору данных. </text:p>
      <text:h text:style-name="Heading_20_3" text:outline-level="3"><text:bookmark text:name=".D0.9D.D0.B5.D0.B4.D0.BE.D1.81.D1.82.D0.B0.D1.82.D0.BA.D0.B8"/><text:bookmark text:name="Недостатки"/>Недостатки</text:h>
      <text:p text:style-name="P62">Несоответствие реляционной модели данных</text:p>
      <text:p text:style-name="Text_20_body">Создатели реляционной модели данных <text:a xlink:type="simple" xlink:href="https://ru.wikipedia.org/wiki/Кодд,_Эдгар" text:style-name="Internet_20_link" text:visited-style-name="Visited_20_Internet_20_Link">Эдгар Кодд</text:a>, <text:a xlink:type="simple" xlink:href="https://ru.wikipedia.org/wiki/Дейт,_Кристофер" text:style-name="Internet_20_link" text:visited-style-name="Visited_20_Internet_20_Link">Кристофер Дейт</text:a> и их сторонники указывают на то, что SQL не является истинно реляционным языком. В частности, они указывают на следующие дефекты SQL с точки зрения реляционной теории<text:bookmark text:name="cite_ref-10"/><text:a xlink:type="simple" xlink:href="https://ru.wikipedia.org/wiki/SQL#cite_note-10" text:style-name="Internet_20_link" text:visited-style-name="Visited_20_Internet_20_Link">[10]</text:a>: </text:p>
      <text:list xml:id="list2911242135" text:style-name="L12">
        <text:list-item>
          <text:p text:style-name="P103">допущение строк-дубликатов в таблицах и результатах выборок, что в рамках реляционной модели данных невозможно и недопустимо; </text:p>
        </text:list-item>
        <text:list-item>
          <text:p text:style-name="P103">поддержка неопределённых значений (<text:a xlink:type="simple" xlink:href="https://ru.wikipedia.org/wiki/NULL_(SQL)" text:style-name="Internet_20_link" text:visited-style-name="Visited_20_Internet_20_Link">NULL</text:a>), создающую фактически многозначную логику; </text:p>
        </text:list-item>
        <text:list-item>
          <text:p text:style-name="P103">значимость порядка столбцов, возможность ссылок на столбцы по номерам (в реляционной модели столбцы должны быть равноправны); </text:p>
        </text:list-item>
        <text:list-item>
          <text:p text:style-name="P82">допущение столбцов без имени, дублирующихся имён столбцов.</text:p>
        </text:list-item>
      </text:list>
      <text:p text:style-name="Text_20_body">В опубликованном Кристофером Дейтом и <text:a xlink:type="simple" xlink:href="https://ru.wikipedia.org/w/index.php?title=Дарвен,_Хью&amp;action=edit&amp;redlink=1" text:style-name="Internet_20_link" text:visited-style-name="Visited_20_Internet_20_Link">Хью Дарвеном</text:a> <text:a xlink:type="simple" xlink:href="https://ru.wikipedia.org/w/index.php?title=Третий_манифест&amp;action=edit&amp;redlink=1" text:style-name="Internet_20_link" text:visited-style-name="Visited_20_Internet_20_Link">Третьем манифесте</text:a> они излагают принципы СУБД следующего поколения и предлагают язык <text:a xlink:type="simple" xlink:href="https://ru.wikipedia.org/wiki/Tutorial_D" text:style-name="Internet_20_link" text:visited-style-name="Visited_20_Internet_20_Link">Tutorial D</text:a>, который является подлинно реляционным. </text:p>
      <text:p text:style-name="P63">Сложность</text:p>
      <text:p text:style-name="Text_20_body">Хотя SQL и задумывался как средство работы конечного пользователя, позже он стал настолько сложным, что превратился в инструмент программиста. </text:p>
      <text:p text:style-name="Text_20_body">Ранее диалекты SQL большинства СУБД не предлагали способа манипуляции древовидными структурами. Некоторые поставщики СУБД предлагали свои решения (например, в <text:a xlink:type="simple" xlink:href="https://ru.wikipedia.org/wiki/Oracle_Database" text:style-name="Internet_20_link" text:visited-style-name="Visited_20_Internet_20_Link">Oracle Database</text:a> используется выражение <text:span text:style-name="T2">CONNECT BY</text:span>). В настоящее время в ANSI стандартизована рекурсивная конструкция <text:span text:style-name="T2">WITH</text:span> из диалекта SQL <text:a xlink:type="simple" xlink:href="https://ru.wikipedia.org/wiki/DB2" text:style-name="Internet_20_link" text:visited-style-name="Visited_20_Internet_20_Link">DB2</text:a>. В <text:a xlink:type="simple" xlink:href="https://ru.wikipedia.org/wiki/Microsoft_SQL_Server" text:style-name="Internet_20_link" text:visited-style-name="Visited_20_Internet_20_Link">Microsoft SQL Server</text:a> рекурсивные запросы (<text:span text:style-name="T2">Recursive Common Table Expressions</text:span>) появились с версии 2005<text:bookmark text:name="cite_ref-121"/><text:a xlink:type="simple" xlink:href="https://ru.wikipedia.org/wiki/SQL#cite_note-12" text:style-name="Internet_20_link" text:visited-style-name="Visited_20_Internet_20_Link">[12]</text:a>. </text:p>
      <text:h text:style-name="Heading_20_2" text:outline-level="2"><text:bookmark text:name=".D0.9F.D1.80.D0.BE.D1.86.D0.B5.D0.B4.D1.83.D1.80.D0.BD.D1.8B.D0.B5_.D1.80.D0.B0.D1.81.D1.88.D0.B8.D1.80.D0.B5.D0.BD.D0.B8.D1.8F"/><text:bookmark text:name="Процедурные_расширения"/>Процедурные расширения</text:h>
      <text:p text:style-name="Text_20_body">Поскольку SQL не является привычным процедурным языком программирования (то есть не предоставляет средств для построения циклов, ветвлений и так далее), вводимые разными производителями расширения касались в первую очередь процедурных расширений. Это <text:a xlink:type="simple" xlink:href="https://ru.wikipedia.org/wiki/Хранимая_процедура" text:style-name="Internet_20_link" text:visited-style-name="Visited_20_Internet_20_Link">хранимые процедуры</text:a> (<text:span text:style-name="T4">stored procedures</text:span>) и процедурные языки-«надстройки». Практически в каждой СУБД применяется свой процедурный язык, в частности, в Oracle Database используется <text:a xlink:type="simple" xlink:href="https://ru.wikipedia.org/wiki/PL/SQL" text:style-name="Internet_20_link" text:visited-style-name="Visited_20_Internet_20_Link">PL/SQL</text:a> (поддерживается также в <text:a xlink:type="simple" xlink:href="https://ru.wikipedia.org/wiki/DB2" text:style-name="Internet_20_link" text:visited-style-name="Visited_20_Internet_20_Link">DB2</text:a> и <text:a xlink:type="simple" xlink:href="https://ru.wikipedia.org/w/index.php?title=Timesten&amp;action=edit&amp;redlink=1" text:style-name="Internet_20_link" text:visited-style-name="Visited_20_Internet_20_Link">Timesten</text:a><text:a xlink:type="simple" xlink:href="https://en.wikipedia.org/wiki/Timesten" text:style-name="Internet_20_link" text:visited-style-name="Visited_20_Internet_20_Link"><text:span text:style-name="T6">[en]</text:span></text:a>), в Interbase и Firebird — <text:a xlink:type="simple" xlink:href="https://ru.wikipedia.org/w/index.php?title=PSQL&amp;action=edit&amp;redlink=1" text:style-name="Internet_20_link" text:visited-style-name="Visited_20_Internet_20_Link">PSQL</text:a>, в DB2 — <text:a xlink:type="simple" xlink:href="https://ru.wikipedia.org/w/index.php?title=SQL_PL&amp;action=edit&amp;redlink=1" text:style-name="Internet_20_link" text:visited-style-name="Visited_20_Internet_20_Link">SQL PL</text:a><text:a xlink:type="simple" xlink:href="https://en.wikipedia.org/wiki/SQL_PL" text:style-name="Internet_20_link" text:visited-style-name="Visited_20_Internet_20_Link"><text:span text:style-name="T6">[en]</text:span></text:a>, в <text:a xlink:type="simple" xlink:href="https://ru.wikipedia.org/wiki/Microsoft_SQL_Server" text:style-name="Internet_20_link" text:visited-style-name="Visited_20_Internet_20_Link">Microsoft SQL Server</text:a> и <text:a xlink:type="simple" xlink:href="https://ru.wikipedia.org/wiki/Adaptive_Server_Enterprise" text:style-name="Internet_20_link" text:visited-style-name="Visited_20_Internet_20_Link">Adaptive Server Enterprise</text:a> — <text:a xlink:type="simple" xlink:href="https://ru.wikipedia.org/wiki/Transact-SQL" text:style-name="Internet_20_link" text:visited-style-name="Visited_20_Internet_20_Link">Transact-SQL</text:a>, в <text:a xlink:type="simple" xlink:href="https://ru.wikipedia.org/wiki/PostgreSQL" text:style-name="Internet_20_link" text:visited-style-name="Visited_20_Internet_20_Link">PostgreSQL</text:a> — <text:a xlink:type="simple" xlink:href="https://ru.wikipedia.org/wiki/PL/pgSQL" text:style-name="Internet_20_link" text:visited-style-name="Visited_20_Internet_20_Link">PL/pgSQL</text:a>. </text:p>
      <text:p text:style-name="P8"/>
      <text:p text:style-name="P8"/>
      <text:p text:style-name="P8"><text:soft-page-break/>SMTP:</text:p>
      <text:p text:style-name="P8"><text:span text:style-name="T1">SMTP</text:span> (<text:span text:style-name="T4">Simple Mail Transfer Protocol</text:span> — простой протокол передачи почты) — это широко используемый <text:a xlink:type="simple" xlink:href="https://ru.wikipedia.org/wiki/IP" text:style-name="Internet_20_link" text:visited-style-name="Visited_20_Internet_20_Link">сетевой протокол</text:a>, предназначенный для передачи <text:a xlink:type="simple" xlink:href="https://ru.wikipedia.org/wiki/Электронная_почта" text:style-name="Internet_20_link" text:visited-style-name="Visited_20_Internet_20_Link">электронной почты</text:a> в сетях TCP/IP. </text:p>
      <text:p text:style-name="Text_20_body">SMTP впервые был описан в <text:a xlink:type="simple" xlink:href="https://tools.ietf.org/html/rfc821" text:style-name="Internet_20_link" text:visited-style-name="Visited_20_Internet_20_Link">RFC 821</text:a> (1982 год); последнее обновление в <text:a xlink:type="simple" xlink:href="https://tools.ietf.org/html/rfc5321" text:style-name="Internet_20_link" text:visited-style-name="Visited_20_Internet_20_Link">RFC 5321</text:a> (2008) включает масштабируемое расширение — <text:span text:style-name="T1">ESMTP</text:span> (<text:a xlink:type="simple" xlink:href="https://ru.wikipedia.org/wiki/Английский_язык" text:style-name="Internet_20_link" text:visited-style-name="Visited_20_Internet_20_Link">англ.</text:a>  <text:span text:style-name="T4">Extended SMTP</text:span>). В настоящее время под «протоколом SMTP» как правило подразумевают и его расширения. Протокол SMTP предназначен для передачи исходящей почты с использованием <text:a xlink:type="simple" xlink:href="https://ru.wikipedia.org/wiki/Порт_(TCP/IP)" text:style-name="Internet_20_link" text:visited-style-name="Visited_20_Internet_20_Link">порта</text:a> <text:a xlink:type="simple" xlink:href="https://ru.wikipedia.org/wiki/TCP" text:style-name="Internet_20_link" text:visited-style-name="Visited_20_Internet_20_Link">TCP</text:a> 25. </text:p>
      <text:p text:style-name="Text_20_body">В то время, как электронные <text:a xlink:type="simple" xlink:href="https://ru.wikipedia.org/wiki/Почтовый_сервер" text:style-name="Internet_20_link" text:visited-style-name="Visited_20_Internet_20_Link">почтовые серверы</text:a> и другие агенты пересылки сообщений используют SMTP для отправки и получения почтовых сообщений, работающие на пользовательском уровне клиентские почтовые приложения обычно используют SMTP только для отправки сообщений на почтовый сервер для ретрансляции. Для получения сообщений клиентские приложения обычно используют либо <text:a xlink:type="simple" xlink:href="https://ru.wikipedia.org/wiki/POP3" text:style-name="Internet_20_link" text:visited-style-name="Visited_20_Internet_20_Link">POP</text:a> (<text:span text:style-name="T4">Post Office Protocol</text:span>— протокол почтового отделения), либо <text:a xlink:type="simple" xlink:href="https://ru.wikipedia.org/wiki/IMAP" text:style-name="Internet_20_link" text:visited-style-name="Visited_20_Internet_20_Link">IMAP</text:a> (<text:span text:style-name="T4">Internet Message Access Protocol</text:span>), либо патентованные системы (такие как Microsoft <text:a xlink:type="simple" xlink:href="https://ru.wikipedia.org/wiki/Microsoft_Exchange_Server" text:style-name="Internet_20_link" text:visited-style-name="Visited_20_Internet_20_Link">Exchange</text:a> и <text:a xlink:type="simple" xlink:href="https://ru.wikipedia.org/wiki/IBM_Lotus_Notes" text:style-name="Internet_20_link" text:visited-style-name="Visited_20_Internet_20_Link">Lotus Notes</text:a>/<text:a xlink:type="simple" xlink:href="https://ru.wikipedia.org/wiki/Lotus_Domino" text:style-name="Internet_20_link" text:visited-style-name="Visited_20_Internet_20_Link">Domino</text:a>) для доступа к учётной записи своего почтового ящика на сервере. </text:p>
      <text:h text:style-name="P69" text:outline-level="2"><text:bookmark text:name="История"/>История</text:h>
      <text:p text:style-name="Text_20_body">В 1960-х годах использовались различные виды электронной связи. Люди связывались друг с другом с помощью систем, разработанных для определённых <text:a xlink:type="simple" xlink:href="https://ru.wikipedia.org/wiki/Мейнфрейм" text:style-name="Internet_20_link" text:visited-style-name="Visited_20_Internet_20_Link">мейнфреймов</text:a>. Когда всё больше компьютеров становились связанными, особенно в сети Правительства США, <text:a xlink:type="simple" xlink:href="https://ru.wikipedia.org/wiki/ARPANET" text:style-name="Internet_20_link" text:visited-style-name="Visited_20_Internet_20_Link">ARPANET</text:a>, были разработаны стандарты для того, чтобы пользователи на различных системах могли писать <text:a xlink:type="simple" xlink:href="https://ru.wikipedia.org/wiki/Электронная_почта" text:style-name="Internet_20_link" text:visited-style-name="Visited_20_Internet_20_Link">электронные сообщения</text:a> друг другу. Эти стандарты, разработанные в 1970-х годах, стали основой для SMTP. </text:p>
      <text:p text:style-name="Text_20_body">Дальнейшие реализации включают в себя FTP Mail и Mail Protocol, разработанные в 1973 г. Разработка продолжалась на протяжении 1970-х, пока ARPANET не преобразовалась в современный <text:a xlink:type="simple" xlink:href="https://ru.wikipedia.org/wiki/Интернет" text:style-name="Internet_20_link" text:visited-style-name="Visited_20_Internet_20_Link">Интернет</text:a> около 1980 г. В том же году <text:a xlink:type="simple" xlink:href="https://ru.wikipedia.org/wiki/Постел,_Джонатан_Брюс" text:style-name="Internet_20_link" text:visited-style-name="Visited_20_Internet_20_Link">Джон Постел</text:a> предложил Mail Transport Protocol (протокол передачи почты), благодаря которому <text:a xlink:type="simple" xlink:href="https://ru.wikipedia.org/wiki/FTP" text:style-name="Internet_20_link" text:visited-style-name="Visited_20_Internet_20_Link">FTP</text:a> перестал быть основой для передачи почты. SMTP опубликован в <text:a xlink:type="simple" xlink:href="https://tools.ietf.org/html/rfc821" text:style-name="Internet_20_link" text:visited-style-name="Visited_20_Internet_20_Link">RFC 821</text:a> (также написанном Постелом) в августе 1982 г. </text:p>
      <text:p text:style-name="Text_20_body">Стандарт SMTP был разработан примерно в то же время, что и <text:a xlink:type="simple" xlink:href="https://ru.wikipedia.org/wiki/Usenet" text:style-name="Internet_20_link" text:visited-style-name="Visited_20_Internet_20_Link">Usenet</text:a>, сеть передачи данных, имеющая некоторые сходства с SMTP. SMTP стал широко использоваться в ранние 1980-е. </text:p>
      <text:p text:style-name="Text_20_body"><text:a xlink:type="simple" xlink:href="https://ru.wikipedia.org/wiki/Sendmail" text:style-name="Internet_20_link" text:visited-style-name="Visited_20_Internet_20_Link">Sendmail</text:a> был одним из первых (если не первым) агентом пересылки сообщений, в котором был реализован SMTP. В число других популярных серверных программ, поддерживающих SMTP, входят <text:a xlink:type="simple" xlink:href="https://ru.wikipedia.org/wiki/Postfix" text:style-name="Internet_20_link" text:visited-style-name="Visited_20_Internet_20_Link">Postfix</text:a>, <text:a xlink:type="simple" xlink:href="https://ru.wikipedia.org/wiki/Qmail" text:style-name="Internet_20_link" text:visited-style-name="Visited_20_Internet_20_Link">qmail</text:a>, <text:a xlink:type="simple" xlink:href="https://ru.wikipedia.org/wiki/Novell_GroupWise" text:style-name="Internet_20_link" text:visited-style-name="Visited_20_Internet_20_Link">Novell GroupWise</text:a>, <text:a xlink:type="simple" xlink:href="https://ru.wikipedia.org/wiki/Exim" text:style-name="Internet_20_link" text:visited-style-name="Visited_20_Internet_20_Link">Exim</text:a>, Novell NetMail, <text:a xlink:type="simple" xlink:href="https://ru.wikipedia.org/wiki/Microsoft_Exchange_Server" text:style-name="Internet_20_link" text:visited-style-name="Visited_20_Internet_20_Link">Microsoft Exchange Server</text:a>, Sun Java System Messaging Server. </text:p>
      <text:p text:style-name="Text_20_body">Предоставление сообщений (<text:a xlink:type="simple" xlink:href="https://tools.ietf.org/html/rfc2476" text:style-name="Internet_20_link" text:visited-style-name="Visited_20_Internet_20_Link">RFC 2476</text:a>) и SMTP-AUTH (<text:a xlink:type="simple" xlink:href="https://tools.ietf.org/html/rfc2554" text:style-name="Internet_20_link" text:visited-style-name="Visited_20_Internet_20_Link">RFC 2554</text:a>) были введены в 1998 и 1999гг. и описывали новые тенденции в передаче электронных сообщений. Изначально, SMTP-серверы были обычно внутренними для организации, получая сообщения от организаций извне и ретранслируя сообщения организации во внешнюю среду. Но с течением времени, SMTP-серверы (агенты пересылки сообщений), на деле, расширяли свои функции и в конце концов стали агентами предоставления сообщений для <text:a xlink:type="simple" xlink:href="https://ru.wikipedia.org/wiki/Почтовая_программа" text:style-name="Internet_20_link" text:visited-style-name="Visited_20_Internet_20_Link">пользовательских </text:a><text:soft-page-break/><text:a xlink:type="simple" xlink:href="https://ru.wikipedia.org/wiki/Почтовая_программа" text:style-name="Internet_20_link" text:visited-style-name="Visited_20_Internet_20_Link">почтовых приложений</text:a>, некоторые из которых теперь ретранслировали почту извне организации (например, руководитель компании, будучи в поездке, хочет отправить электронное сообщение с помощью корпоративного SMTP-сервера). </text:p>
      <text:p text:style-name="Text_20_body">Данный вопрос, являясь следствием быстрого развития и популярности <text:a xlink:type="simple" xlink:href="https://ru.wikipedia.org/wiki/Всемирная_паутина" text:style-name="Internet_20_link" text:visited-style-name="Visited_20_Internet_20_Link">Всемирной паутины</text:a>, означает, что SMTP должен был включать в себя особые правила и методы для ретрансляции сообщений и авторизации пользователей для предотвращения таких злоупотреблений, как ретрансляция нежелательной почты (<text:a xlink:type="simple" xlink:href="https://ru.wikipedia.org/wiki/Спам" text:style-name="Internet_20_link" text:visited-style-name="Visited_20_Internet_20_Link">спам</text:a>). </text:p>
      <text:p text:style-name="Text_20_body">Поскольку этот протокол сначала был с текстовым (<text:a xlink:type="simple" xlink:href="https://ru.wikipedia.org/wiki/ASCII" text:style-name="Internet_20_link" text:visited-style-name="Visited_20_Internet_20_Link">ASCII</text:a>) интерфейсом, то он плохо работал с бинарными файлами и символами многих не английских языков. Такие стандарты, как Multipurpose Internet Mail Extensions (<text:a xlink:type="simple" xlink:href="https://ru.wikipedia.org/wiki/MIME" text:style-name="Internet_20_link" text:visited-style-name="Visited_20_Internet_20_Link">MIME</text:a>), были разработаны для кодирования двоичных файлов для передачи через SMTP. Разработанные после Sendmail агенты пересылки, как правило, также осуществляли опцию чистых 8 бит, так что альтернативная стратегия «просто посылай восемь» может быть использована для передачи произвольных текстовых данных (в любой восьми-битной ASCII-подобной кодировке символов) через SMTP. Однако все ещё оставалась проблема <text:a xlink:type="simple" xlink:href="https://ru.wikipedia.org/w/index.php?title=Кракозябры&amp;action=edit&amp;redlink=1" text:style-name="Internet_20_link" text:visited-style-name="Visited_20_Internet_20_Link">кракозябр</text:a><text:a xlink:type="simple" xlink:href="https://en.wikipedia.org/wiki/Mojibake" text:style-name="Internet_20_link" text:visited-style-name="Visited_20_Internet_20_Link"><text:span text:style-name="T6">[en]</text:span></text:a>, вызванная разным отображением наборов символов у производителей, хотя сами почтовые адреса все ещё позволяли использовать исключительно ASCII. Сегодня агенты пересылки, работающие с чистыми 8 битами, как правило, поддерживают расширение 8BITMIME, позволяющее передавать бинарные файлы почти так же легко, как обычный текст. Недавно было создано расширение SMTPUTF8 для поддержки текста в кодировке <text:a xlink:type="simple" xlink:href="https://ru.wikipedia.org/wiki/UTF-8" text:style-name="Internet_20_link" text:visited-style-name="Visited_20_Internet_20_Link">UTF-8</text:a>, благодаря чему стало возможным включать международное содержимое и адреса с использованием таких алфавитов, как кириллица или китайский. </text:p>
      <text:p text:style-name="Text_20_body">Многие выдающиеся люди внесли свой вклад в спецификацию основного SMTP, среди них <text:a xlink:type="simple" xlink:href="https://ru.wikipedia.org/wiki/Постел,_Джонатан_Брюс" text:style-name="Internet_20_link" text:visited-style-name="Visited_20_Internet_20_Link">Джон Постел</text:a>, <text:a xlink:type="simple" xlink:href="https://ru.wikipedia.org/wiki/Оллман,_Эрик" text:style-name="Internet_20_link" text:visited-style-name="Visited_20_Internet_20_Link">Эрик Оллман</text:a>, Дэйв Крокер, Нед Фрид, Рэндалл Джелленс, Джон Кленсин и Кейт Мур. </text:p>
      <text:h text:style-name="P69" text:outline-level="2"><text:bookmark text:name="Модель_обработки_почты"/>Модель обработки почты</text:h>
      <text:p text:style-name="P61"><text:s/>Электронная почта представлена почтовым клиентом для почтового сервера (MSA, mail submission agent— агент отправки электронной почты) с помощью SMTP по <text:a xlink:type="simple" xlink:href="https://ru.wikipedia.org/wiki/TCP" text:style-name="Internet_20_link" text:visited-style-name="Visited_20_Internet_20_Link">TCP</text:a>-порту 587. Оттуда MSA доставляет почту своим агентам передачи сообщений (MTA, <text:a xlink:type="simple" xlink:href="https://ru.wikipedia.org/wiki/Почтовый_сервер" text:style-name="Internet_20_link" text:visited-style-name="Visited_20_Internet_20_Link">mail transfer agent</text:a>). Часто эти два агента являются просто различными образцами одного и того же программного обеспечения, запущенного с разными параметрами на одном устройстве. Локальная обработка может быть проведена как на отдельной машине, так и разделена между различными устройствами; в первом случае вовлечённые процессы имеют общий доступ к файлам, во втором случае SMTP используется для пересылки сообщения внутренне, причём каждый хост настроен на использование следующего устройства в качестве <text:a xlink:type="simple" xlink:href="https://ru.wikipedia.org/wiki/Smart_host" text:style-name="Internet_20_link" text:visited-style-name="Visited_20_Internet_20_Link">промежуточного хоста</text:a>. Каждый процесс— сам по себе MTA, то есть— SMTP-сервер. </text:p>
      <text:p text:style-name="Text_20_body">Граничный MTA должен найти целевой хост. Он использует систему доменных имен (<text:a xlink:type="simple" xlink:href="https://ru.wikipedia.org/wiki/DNS" text:style-name="Internet_20_link" text:visited-style-name="Visited_20_Internet_20_Link">DNS</text:a>) для поиска записей почтового обменника (mail exchanger — MX) домена получателя (часть <text:a xlink:type="simple" xlink:href="https://ru.wikipedia.org/wiki/Адрес_электронной_почты" text:style-name="Internet_20_link" text:visited-style-name="Visited_20_Internet_20_Link">адреса</text:a>, находящаяся справа от символа @). Возвращаемая <text:a xlink:type="simple" xlink:href="https://ru.wikipedia.org/wiki/Запись_MX" text:style-name="Internet_20_link" text:visited-style-name="Visited_20_Internet_20_Link">запись почтового MX</text:a> содержит имя целевого хоста. Затем MTA подключается к серверу обмена в качестве SMTP-клиента. </text:p>
      <text:p text:style-name="Text_20_body">Как только цель MX принимает входящее сообщение, она передаёт его агенту доставки почты (mail delivery agent — <text:a xlink:type="simple" xlink:href="https://ru.wikipedia.org/wiki/Mail_delivery_agent" text:style-name="Internet_20_link" text:visited-style-name="Visited_20_Internet_20_Link">MDA</text:a>) для локальной доставки сообщения. MDA предусматривает возможность сохранять сообщения в соответствующем формате почтового <text:soft-page-break/>ящика. Приём почты, опять же, может быть проведён как несколькими, так и одним компьютером — изображение показывает два ближайших ящика для каждого случая. MDA может доставлять сообщения прямо на хранение или передавать их по сети с помощью SMTP или любых других средств, в том числе протокола локальной пересылки почты (Local Mail Transfer Protocol — <text:a xlink:type="simple" xlink:href="https://ru.wikipedia.org/wiki/LMTP" text:style-name="Internet_20_link" text:visited-style-name="Visited_20_Internet_20_Link">LMTP</text:a>) — производного от SMTP, предназначенного для этой цели. </text:p>
      <text:p text:style-name="Text_20_body">После доставки на локальный почтовый сервер сообщение хранится для пакетного поиска по аутентифицированным почтовым клиентам (MUA). Сообщение извлекается приложениями конечного пользователя (почтовыми клиентами) с использованием протокола <text:a xlink:type="simple" xlink:href="https://ru.wikipedia.org/wiki/IMAP" text:style-name="Internet_20_link" text:visited-style-name="Visited_20_Internet_20_Link">IMAP</text:a> (Internet Message Access Protocol), который облегчает доступ к сообщениям и управляет хранящейся почтой, или с помощью протокола <text:a xlink:type="simple" xlink:href="https://ru.wikipedia.org/wiki/POP3" text:style-name="Internet_20_link" text:visited-style-name="Visited_20_Internet_20_Link">POP</text:a> (Post Office Protocol), который обычно использует традиционный mbox-формат файлов, или фирменными системами вроде Microsoft Exchange/Outlook или Lotus Notes/Domino. Клиенты сетевой почты могут использовать любой метод, но протокол поиска часто не соответствует официальным стандартам. </text:p>
      <text:p text:style-name="Text_20_body">SMTP определяет передачу сообщения, а не его содержание. Таким образом, он задаёт оболочку сообщения и её параметры (такие, как отправитель оболочки), но не заголовок либо тело самого сообщения. STD 10 и <text:a xlink:type="simple" xlink:href="https://tools.ietf.org/html/rfc5321" text:style-name="Internet_20_link" text:visited-style-name="Visited_20_Internet_20_Link">RFC 5321</text:a> определяют SMTP (оболочку), в то время как STD 11 и <text:a xlink:type="simple" xlink:href="https://tools.ietf.org/html/rfc5322" text:style-name="Internet_20_link" text:visited-style-name="Visited_20_Internet_20_Link">RFC 5322</text:a> — сообщение (заголовок и тело), официально называемый форматом почтового сообщения (Internet Message Format). </text:p>
      <text:h text:style-name="Heading_20_2" text:outline-level="2"><text:bookmark text:name="Обзор_протокола"/>Обзор протокола</text:h>
      <text:p text:style-name="Text_20_body">SMTP — требующий соединения текстовый протокол, по которому отправитель сообщения связывается с получателем посредством выдачи командных строк и получения необходимых данных через надёжный канал, в роли которого обычно выступает TCP-соединение (Transmission Control Protocol — протокол управления передачей). SMTP-сессия состоит из команд, посылаемых SMTP-<text:a xlink:type="simple" xlink:href="https://ru.wikipedia.org/wiki/Клиент_(информатика)" text:style-name="Internet_20_link" text:visited-style-name="Visited_20_Internet_20_Link">клиентом</text:a>, и соответствующих ответов SMTP-<text:a xlink:type="simple" xlink:href="https://ru.wikipedia.org/wiki/Сервер_(аппаратное_обеспечение)" text:style-name="Internet_20_link" text:visited-style-name="Visited_20_Internet_20_Link">сервера</text:a>. Когда сессия открыта, сервер и клиент обмениваются её параметрами. Сессия может включать ноль и более SMTP-операций (транзакций). </text:p>
      <text:p text:style-name="Text_20_body">SMTP-операция состоит из трёх последовательностей команда/ответ (см. пример ниже). Описание последовательностей: </text:p>
      <text:list xml:id="list2393614877" text:style-name="L13">
        <text:list-item>
          <text:p text:style-name="P83"><text:span text:style-name="T1">MAIL FROM</text:span> — устанавливает обратный адрес (то есть Return-Path, 5321.From, mfrom). Это адрес для <text:a xlink:type="simple" xlink:href="https://ru.wikipedia.org/wiki/Возвращённое_письмо" text:style-name="Internet_20_link" text:visited-style-name="Visited_20_Internet_20_Link">возвращённых писем</text:a>.</text:p>
        </text:list-item>
      </text:list>
      <text:list xml:id="list3479398065" text:style-name="L14">
        <text:list-item>
          <text:p text:style-name="P84"><text:span text:style-name="T1">RCPT TO</text:span> — устанавливает получателя данного сообщения. Эта команда может быть дана несколько раз, по одной на каждого получателя. Эти адреса также являются частью оболочки.</text:p>
        </text:list-item>
      </text:list>
      <text:list xml:id="list954121832" text:style-name="L15">
        <text:list-item>
          <text:p text:style-name="P85"><text:span text:style-name="T1">DATA</text:span> — для отправки текста сообщения. Это само содержимое письма, в противоположность его оболочке. Он состоит из заголовка сообщения и тела сообщения, разделённых пустой строкой. DATA, по сути, является группой команд, а сервер отвечает дважды: первый раз на саму команду DATA, для уведомления о готовности принять текст; и второй раз после конца последовательности данных, чтобы принять или отклонить всё письмо.</text:p>
        </text:list-item>
      </text:list>
      <text:p text:style-name="Text_20_body">Помимо промежуточных ответов для DATA-команды, каждый ответ сервера может быть положительным (код ответа 2хх) или отрицательным. Последний, в свою очередь, может <text:soft-page-break/>быть постоянным (код 5хх) либо временным (код 4хх). Отказ SMTP-сервера в передаче сообщения — постоянная ошибка; в этом случае клиент должен отправить возвращённое письмо. После сброса — положительного ответа, сообщение скорее всего будет отвержено. Также сервер может сообщить о том, что ожидаются дополнительные данные от клиента (код 3xx). </text:p>
      <text:p text:style-name="Text_20_body">Изначальным хостом (SMTP-клиентом) может быть как почтовый клиент конечного пользователя (функционально определяемый как почтовый агент — MUA), так и агент пересылки сообщений (MTA) на сервере, то есть сервер действует как клиент в соответствующей сессии для ретрансляции сообщения. Полностью функциональные сервера поддерживают очереди сообщений для повторной передачи сообщения в случае ошибок. </text:p>
      <text:p text:style-name="Text_20_body">MUA знает SMTP-сервер для исходящей почты из своих настроек. SMTP-сервер, действующий как клиент, то есть пересылающий сообщения, определяет, к какому серверу подключиться, просмотром ресурса <text:a xlink:type="simple" xlink:href="https://ru.wikipedia.org/wiki/Запись_MX" text:style-name="Internet_20_link" text:visited-style-name="Visited_20_Internet_20_Link">записей MX</text:a> (Mail eXchange) DNS для <text:a xlink:type="simple" xlink:href="https://ru.wikipedia.org/wiki/Доменное_имя" text:style-name="Internet_20_link" text:visited-style-name="Visited_20_Internet_20_Link">домена</text:a> каждого получателя. В случае, если запись MX не найдена, совместимые MTA (не все) возвращаются к простой <text:a xlink:type="simple" xlink:href="https://ru.wikipedia.org/wiki/Ресурсные_записи_DNS" text:style-name="Internet_20_link" text:visited-style-name="Visited_20_Internet_20_Link">А-записи</text:a>. Пересылающие сервера также могут быть настроены на использование Smart host. </text:p>
      <text:p text:style-name="Text_20_body">SMTP-сервер, действующий как клиент, устанавливает TCP-соединение с сервером по <text:a xlink:type="simple" xlink:href="https://ru.wikipedia.org/wiki/Список_портов_TCP_и_UDP" text:style-name="Internet_20_link" text:visited-style-name="Visited_20_Internet_20_Link">разработанному для SMTP порту</text:a> 25. MUA должен использовать порт 587 для подключения к агенту предоставления сообщений (MSA). Основное различие между MTA и MSA заключается в том, что SMTP-аутентификация обязательна только для последнего. </text:p>
      <text:h text:style-name="Heading_20_3" text:outline-level="3"><text:bookmark text:name=".D0.90.D1.83.D1.82.D0.B5.D0.BD.D1.82.D0.B8.D1.84.D0.B8.D0.BA.D0.B0.D1.86.D0.B8.D1.8F_.D0.BA.D0.BB.D0.B8.D0.B5.D0.BD.D1.82.D0.B0"/><text:bookmark text:name="Аутентификация_клиента"/>Аутентификация клиента</text:h>
      <text:p text:style-name="Text_20_body">Вместо описанного ранее ограничения по местоположению, современные SMTP-серверы обычно требуют аутентификацию пользователей перед получением доступа. Эта система, будучи более гибкой, поддерживает мобильных пользователей и предоставляет им фиксированный выбор настроенного сервера исходящей почты. </text:p>
      <text:h text:style-name="Heading_20_3" text:outline-level="3"><text:bookmark text:name=".D0.9F.D0.BE.D1.80.D1.82.D1.8B"/><text:bookmark text:name="Порты"/>Порты</text:h>
      <text:p text:style-name="Text_20_body">Администраторы сервера выбирают, какой порт будут использовать клиенты для ретрансляции исходящей почты — 25 или 587. Спецификации и многие серверы поддерживают и тот, и другой порты. Хотя некоторые серверы поддерживают порт 465 для безопасного SMTP, но предпочтительнее использовать стандартные порты и ESMTP-команды, если необходима защищённая сессия между клиентом и сервером. </text:p>
      <text:p text:style-name="Text_20_body">Некоторые серверы настроены на отклонение всех ретрансляций по порту 25, но пользователям, прошедшим аутентификацию по порту 587, позволено перенаправлять сообщения на любой действительный адрес. </text:p>
      <text:p text:style-name="Text_20_body">Некоторые провайдеры перехватывают порт 25, перенаправляя трафик на свой собственный SMTP-сервер вне зависимости от адреса назначения. Таким образом, их пользователи не могут получить доступ к серверу за пределами провайдерской сети по порту 25. </text:p>
      <text:p text:style-name="Text_20_body">Некоторые серверы поддерживают аутентифицированный доступ по дополнительному, отличному от 25, порту, позволяя пользователям соединяться с ними, даже если порт 25 заблокирован. </text:p>
      <text:h text:style-name="Heading_20_2" text:outline-level="2"><text:bookmark text:name="Расширенный_SMTP-протокол"/><text:soft-page-break/>Расширенный SMTP-протокол</text:h>
      <text:p text:style-name="Text_20_body">Расширенный SMTP (ESMTP) (иногда называемый Enchanced SMTP) - это определение расширений протокола для стандарта SMTP. ESMTP был определен в ноябре 1995 года в публикации IETF RFC 1869, которая установила общую структуру для всех существующих и будущих расширений. ESMTP определяет согласованные и управляемые средства, с помощью которых могут быть идентифицированы клиенты и серверы ESMTP, а серверы могут указывать поддерживаемые расширения. Исходный протокол SMTP поддерживал только неаутентифицированные незашифрованные текстовые сообщения ASCII, восприимчивые к атакам типа «злоумышленник в середине», спуфингу и рассылке спама, и требуя, чтобы любые двоичные данные перед передачей кодировались в читаемый текст. В ряде дополнительных расширений указаны различные механизмы решения этих проблем. </text:p>
      <text:h text:style-name="Heading_20_2" text:outline-level="2"><text:bookmark text:name=".D0.91.D0.B5.D0.B7.D0.BE.D0.BF.D0.B0.D1.81.D0.BD.D0.BE.D1.81.D1.82.D1.8C_SMTP_.D0.B8_.D1.81.D0.BF.D0.B0.D0.BC"/><text:bookmark text:name="Безопасность_SMTP_и_спам"/>Безопасность SMTP и спам</text:h>
      <text:p text:style-name="Text_20_body">Изначальная спецификация SMTP не включала средств для аутентификации отправителей. Впоследствии, в <text:a xlink:type="simple" xlink:href="https://tools.ietf.org/html/rfc2554" text:style-name="Internet_20_link" text:visited-style-name="Visited_20_Internet_20_Link">RFC 2554</text:a> было введено расширение. Расширение SMTP (ESMTP) предоставляет почтовым клиентам возможности задания механизма обеспечения безопасности для сервера, аутентификации и профиля безопасности <text:a xlink:type="simple" xlink:href="https://ru.wikipedia.org/wiki/Simple_Authentication_and_Security_Layer" text:style-name="Internet_20_link" text:visited-style-name="Visited_20_Internet_20_Link">SASL</text:a> (Simple Authentication and Security Layer) для последующих передач сообщений. </text:p>
      <text:p text:style-name="Text_20_body">Продукты Microsoft реализуют собственный протокол — SPA (Secure Password Authentication) с помощью расширения SMTP-AUTH. </text:p>
      <text:p text:style-name="Text_20_body">Однако, непрактичность широкого распространения реализации и управления SMTP-AUTH означает, что проблема спама не может быть решена с его помощью. </text:p>
      <text:p text:style-name="Text_20_body">Обширное изменение SMTP, так же как и полная его замена, считаются непрактичными из-за огромной инсталлированной базы SMTP. Internet Mail 2000 был одним из претендентов для такой замены. </text:p>
      <text:p text:style-name="Text_20_body">Спам функционирует благодаря различным факторам, в том числе не соответствующие стандартам реализации MTA, уязвимости в защите операционных систем (усугубляемые постоянным широкополосным подключением), что позволяет спамерам удаленно контролировать компьютер конечного пользователя и посылать с него спам. </text:p>
      <text:p text:style-name="Text_20_body">Существует несколько предложений для побочных протоколов, помогающих работе SMTP. Исследовательская группа Anti-Spam (The Anti-Spam Research Group — ASRG) — подразделение Исследовательской группы Интернет-технологий работает над почтовой аутентификацией и другими предложениями для предоставления простой аутентификации, которая будет гибкой, легковесной и масштабируемой. Недавняя деятельность <text:a xlink:type="simple" xlink:href="https://ru.wikipedia.org/wiki/Инженерный_совет_Интернета" text:style-name="Internet_20_link" text:visited-style-name="Visited_20_Internet_20_Link">Инженерного совета Интернета</text:a> (IETF) включает в себя MARID (2004), приведший к двум утверждённым IETF-экспериментам в 2005, и <text:a xlink:type="simple" xlink:href="https://ru.wikipedia.org/wiki/DomainKeys_Identified_Mail" text:style-name="Internet_20_link" text:visited-style-name="Visited_20_Internet_20_Link">DomainKeys Identified Mail</text:a> в 2006. </text:p>
      <text:p text:style-name="P14"/>
      <text:p text:style-name="P14"/>
      <text:p text:style-name="P14"/>
      <text:p text:style-name="P14"/>
      <text:p text:style-name="P14"><text:soft-page-break/></text:p>
      <text:p text:style-name="P8">IMAP:</text:p>
      <text:p text:style-name="P8"><text:span text:style-name="T1">IMAP</text:span> (<text:span text:style-name="T4">Internet Message Access Protocol</text:span>) — <text:a xlink:type="simple" xlink:href="https://ru.wikipedia.org/wiki/Сетевой_протокол" text:style-name="Internet_20_link" text:visited-style-name="Visited_20_Internet_20_Link">протокол</text:a> <text:a xlink:type="simple" xlink:href="https://ru.wikipedia.org/wiki/Протоколы_прикладного_уровня" text:style-name="Internet_20_link" text:visited-style-name="Visited_20_Internet_20_Link">прикладного уровня</text:a> для доступа к <text:a xlink:type="simple" xlink:href="https://ru.wikipedia.org/wiki/Электронная_почта" text:style-name="Internet_20_link" text:visited-style-name="Visited_20_Internet_20_Link">электронной почте</text:a>. </text:p>
      <text:p text:style-name="Text_20_body">Базируется на транспортном протоколе <text:a xlink:type="simple" xlink:href="https://ru.wikipedia.org/wiki/Transmission_Control_Protocol" text:style-name="Internet_20_link" text:visited-style-name="Visited_20_Internet_20_Link">TCP</text:a> и использует <text:a xlink:type="simple" xlink:href="https://ru.wikipedia.org/wiki/Порт_(компьютерные_сети)" text:style-name="Internet_20_link" text:visited-style-name="Visited_20_Internet_20_Link">порт</text:a> 143, а IMAPS (IMAP поверх <text:a xlink:type="simple" xlink:href="https://ru.wikipedia.org/wiki/SSL" text:style-name="Internet_20_link" text:visited-style-name="Visited_20_Internet_20_Link">SSL</text:a>) — порт 993. IMAP работает только с сообщениями и не требует каких-либо пакетов со специальными заголовками<text:bookmark text:name="cite_ref-_a7b1ccd14fe6e0f4_1-0"/><text:a xlink:type="simple" xlink:href="https://ru.wikipedia.org/wiki/IMAP#cite_note-_a7b1ccd14fe6e0f4-1" text:style-name="Internet_20_link" text:visited-style-name="Visited_20_Internet_20_Link">[1]</text:a>. </text:p>
      <text:p text:style-name="Text_20_body">IMAP предоставляет пользователю широкие возможности для работы с почтовыми ящиками, находящимися на почтовом <text:a xlink:type="simple" xlink:href="https://ru.wikipedia.org/wiki/Сервер_(программное_обеспечение)" text:style-name="Internet_20_link" text:visited-style-name="Visited_20_Internet_20_Link">сервере</text:a>. <text:a xlink:type="simple" xlink:href="https://ru.wikipedia.org/wiki/Почтовая_программа" text:style-name="Internet_20_link" text:visited-style-name="Visited_20_Internet_20_Link">Почтовая программа</text:a>, использующая этот протокол, получает доступ к хранилищу корреспонденции на сервере так, как будто эта корреспонденция расположена на компьютере получателя. Электронными письмами можно манипулировать с компьютера пользователя (<text:a xlink:type="simple" xlink:href="https://ru.wikipedia.org/wiki/Клиент_(информатика)" text:style-name="Internet_20_link" text:visited-style-name="Visited_20_Internet_20_Link">клиента</text:a>) без постоянной пересылки с сервера и обратно полного содержания писем. </text:p>
      <text:p text:style-name="Text_20_body">Для отправки писем используется обычно протокол <text:a xlink:type="simple" xlink:href="https://ru.wikipedia.org/wiki/Simple_Mail_Transfer_Protocol" text:style-name="Internet_20_link" text:visited-style-name="Visited_20_Internet_20_Link">SMTP</text:a>, так как собственная команда отправки протокола IMAP, называемая APPEND, не содержит в себе механизма передачи служебной информации<text:bookmark text:name="cite_ref-_a7b1ccd14fe6e0f4_1-1"/><text:a xlink:type="simple" xlink:href="https://ru.wikipedia.org/wiki/IMAP#cite_note-_a7b1ccd14fe6e0f4-1" text:style-name="Internet_20_link" text:visited-style-name="Visited_20_Internet_20_Link">[1]</text:a>. </text:p>
      <text:p text:style-name="Text_20_body">Для имён почтовых ящиков (папок) с символами вне диапазона <text:a xlink:type="simple" xlink:href="https://ru.wikipedia.org/wiki/ASCII" text:style-name="Internet_20_link" text:visited-style-name="Visited_20_Internet_20_Link">ASCII</text:a> используется модифицированная версия кодировки <text:a xlink:type="simple" xlink:href="https://ru.wikipedia.org/wiki/UTF-7" text:style-name="Internet_20_link" text:visited-style-name="Visited_20_Internet_20_Link">UTF-7</text:a><text:bookmark text:name="cite_ref-_a7b1ccd14fe6e0f4_1-2"/><text:a xlink:type="simple" xlink:href="https://ru.wikipedia.org/wiki/IMAP#cite_note-_a7b1ccd14fe6e0f4-1" text:style-name="Internet_20_link" text:visited-style-name="Visited_20_Internet_20_Link">[1]</text:a>. </text:p>
      <text:h text:style-name="P69" text:outline-level="2"><text:bookmark text:name="Цель_разработки_протокола_IMAP"/>Цель разработки протокола IMAP</text:h>
      <text:p text:style-name="Text_20_body">Протокол IMAP представляет собой альтернативу <text:a xlink:type="simple" xlink:href="https://ru.wikipedia.org/wiki/POP3" text:style-name="Internet_20_link" text:visited-style-name="Visited_20_Internet_20_Link">POP</text:a> с зачаточными способностями по отправке. </text:p>
      <text:p text:style-name="Text_20_body">Первая версия протокола <text:a xlink:type="simple" xlink:href="https://ru.wikipedia.org/wiki/POP3#История" text:style-name="Internet_20_link" text:visited-style-name="Visited_20_Internet_20_Link">POP</text:a> имела ряд недостатков, и наиболее серьёзный из них — отсутствие возможностей по управлению перемещением и хранением сообщений на сервере. В POP сообщения загружаются с почтового сервера все сразу, после чего они с сервера удаляются, то есть отсутствует возможность выбирать сообщения для получения. </text:p>
      <text:p text:style-name="Text_20_body">Для решения проблем, связанных с этой особенностью POP, в 1986 году <text:a xlink:type="simple" xlink:href="https://ru.wikipedia.org/w/index.php?title=Криспин,_Марк&amp;action=edit&amp;redlink=1" text:style-name="Internet_20_link" text:visited-style-name="Visited_20_Internet_20_Link">Марк Криспин</text:a> (<text:a xlink:type="simple" xlink:href="https://ru.wikipedia.org/wiki/Английский_язык" text:style-name="Internet_20_link" text:visited-style-name="Visited_20_Internet_20_Link">англ.</text:a> <text:a xlink:type="simple" xlink:href="https://en.wikipedia.org/wiki/Mark_Crispin" text:style-name="Internet_20_link" text:visited-style-name="Visited_20_Internet_20_Link"><text:span text:style-name="T4">Mark Crispin</text:span></text:a>), работавший тогда в <text:a xlink:type="simple" xlink:href="https://ru.wikipedia.org/wiki/Стэнфордский_университет" text:style-name="Internet_20_link" text:visited-style-name="Visited_20_Internet_20_Link">Стэнфордском университете</text:a>, создал новый <text:a xlink:type="simple" xlink:href="https://ru.wikipedia.org/wiki/Протокол_передачи_данных" text:style-name="Internet_20_link" text:visited-style-name="Visited_20_Internet_20_Link">протокол</text:a> получения почты с сервера<text:bookmark text:name="cite_ref-_ca1f692b3d5eaad4_2-0"/><text:a xlink:type="simple" xlink:href="https://ru.wikipedia.org/wiki/IMAP#cite_note-_ca1f692b3d5eaad4-2" text:style-name="Internet_20_link" text:visited-style-name="Visited_20_Internet_20_Link">[2]</text:a>. </text:p>
      <text:p text:style-name="Text_20_body">Новый протокол предоставил пользователям возможность получения электронной почты в различных местах из одного почтового ящика. Пользователю предоставляется возможность управлять сообщениями в его почтовом ящике и дополнительные функции по обслуживанию почтовых ящиков на сервере. </text:p>
      <text:p text:style-name="Text_20_body">В дальнейшем протокол POP был доработан, в POP3 (POP версии 3) есть возможность получать с сервера избранные сообщения и оставлять избранные сообщения на сервере. В последних версиях между IMAP и POP основное отличие для пользователя — IMAP4 может обращаться к письмам в разных почтовых папках на сервере и перемещать письма между ними, а POP3 обращается к письмам на сервере по номерам в линейном списке (т. е. работает только с одной почтовой папкой). </text:p>
      <text:h text:style-name="Heading_20_2" text:outline-level="2"><text:bookmark text:name=".D0.9F.D1.80.D0.B5.D0.B8.D0.BC.D1.83.D1.89.D0.B5.D1.81.D1.82.D0.B2.D0.B0_.D0.BF.D0.BE_.D1.81.D1.80.D0.B0.D0.B2.D0.BD.D0.B5.D0.BD.D0.B8.D1.8E_.D1.81_POP3"/><text:bookmark text:name="Преимущества_по_сравнению_с_POP3"/><text:soft-page-break/>Преимущества по сравнению с POP3</text:h>
      <text:p text:style-name="Text_20_body">При использовании POP3 клиент подключается к серверу только на промежуток времени, необходимый для загрузки новых сообщений. При использовании IMAP соединение не разрывается, пока пользовательский интерфейс активен, а сообщения загружаются только по требованию клиента. Это позволяет уменьшить время отклика для пользователей, в чьих ящиках имеется много сообщений большого объёма. </text:p>
      <text:p text:style-name="Text_20_body">Протокол POP требует, чтобы текущий клиент был единственным подключённым к ящику. IMAP допускает одновременный доступ нескольких клиентов к ящику и предоставляет клиенту возможность отслеживать изменения, вносимые другими клиентами, подключёнными одновременно с ним. </text:p>
      <text:p text:style-name="Text_20_body">Благодаря системе флагов, определённой в IMAP4, клиент может отслеживать состояние сообщения (прочитано, отправлен ответ, удалено и т. д.); данные о флагах хранятся на сервере. </text:p>
      <text:p text:style-name="Text_20_body">Клиенты IMAP4 могут создавать, переименовывать и удалять ящики и перемещать сообщения между ящиками. Кроме того, можно использовать расширение «IMAP4 Access Control List (ACL) Extension» (<text:a xlink:type="simple" xlink:href="https://tools.ietf.org/html/rfc4314" text:style-name="Internet_20_link" text:visited-style-name="Visited_20_Internet_20_Link">RFC 4314</text:a>) для управления правами доступа к ящикам. </text:p>
      <text:p text:style-name="Text_20_body">Поиск сообщений происходит на стороне сервера. </text:p>
      <text:p text:style-name="Text_20_body">IMAP4 имеет явный механизм расширения. </text:p>
      <text:h text:style-name="Heading_20_2" text:outline-level="2"><text:bookmark text:name=".D0.A1.D0.BE.D0.BE.D0.B1.D1.89.D0.B5.D0.BD.D0.B8.D1.8F_.D0.B8_.D0.B8.D1.85_.D0.B0.D1.82.D1.80.D0.B8.D0.B1.D1.83.D1.82.D1.8B"/><text:bookmark text:name="Сообщения_и_их_атрибуты"/>Сообщения и их атрибуты</text:h>
      <text:p text:style-name="Text_20_body">IMAP работает только с сообщениями и не требует каких-либо пакетов со специальными заголовками. Каждое сообщение имеет несколько связанных с ним атрибутов. Эти атрибуты могут быть определены индивидуально или совместно с другими атрибутами. </text:p>
      <text:h text:style-name="Heading_20_3" text:outline-level="3"><text:bookmark text:name="UID"/>UID</text:h>
      <text:p text:style-name="Text_20_body">Каждому сообщению ставится в соответствие 32-битный код, который при использовании совместно с уникальным идентификатором образует 64-битовую последовательность, гарантирующую однозначную идентификацию сообщения в почтовом ящике. Чем позже сообщение пришло, тем больше его UID. </text:p>
      <text:p text:style-name="Text_20_body">UID ассоциируется с почтовым ящиком и посылается в виде кода uidvalidity отклика (ok) на фазе выбора почтового ящика. Если UID из предыдущей сессии по какой-то причине не может быть использован, UID должен быть инкрементирован. </text:p>
      <text:p text:style-name="Text_20_body">UID сообщения не должно изменяться в пределах сессии, его не следует изменять и от сессии к сессии. Однако если невозможно сохранить UID сообщения в последующей сессии, каждая следующая сессия должна иметь новый уникальный код идентификатора, который должен быть больше, чем любой UID, использованный ранее. </text:p>
      <text:h text:style-name="Heading_20_3" text:outline-level="3"><text:bookmark text:name=".D0.9F.D0.BE.D1.80.D1.8F.D0.B4.D0.BA.D0.BE.D0.B2.D1.8B.D0.B9_.D0.BD.D0.BE.D0.BC.D0.B5.D1.80_.D1.81.D0.BE.D0.BE.D0.B1.D1.89.D0.B5.D0.BD.D0.B8.D1.8F"/><text:bookmark text:name="Порядковый_номер_сообщения"/>Порядковый номер сообщения</text:h>
      <text:p text:style-name="Text_20_body">Порядковый номер сообщения в почтовом ящике начинается с 1. Каждое сообщение, начиная со второго, имеет порядковый номер ровно на 1 больше, чем предшествующее ему. </text:p>
      <text:p text:style-name="Text_20_body"><text:soft-page-break/>В течение сессии допустимо изменение порядкового номера сообщения. Например, когда сообщение удаляется из почтового ящика, номера всех последующих сообщений изменяются. </text:p>
      <text:h text:style-name="Heading_20_3" text:outline-level="3"><text:bookmark text:name=".D0.A4.D0.BB.D0.B0.D0.B3.D0.B8_.D1.81.D0.BE.D0.BE.D0.B1.D1.89.D0.B5.D0.BD.D0.B8.D1.8F"/><text:bookmark text:name="Флаги_сообщения"/>Флаги сообщения</text:h>
      <text:p text:style-name="Text_20_body">Этот атрибут представляет собой список из нуля или более именованных лексем, соотнесённых с данным сообщением. Флаг устанавливается путём его добавления к этому списку и обнуляется путём его удаления. В IMAP 4.1 существует два типа флагов. Флаг может быть постоянным или действующим только на время данной сессии. </text:p>
      <text:p text:style-name="Text_20_body">Системным флагом является флаг, имя которого определено в спецификации протокола. Все системные флаги начинаются с символа <text:span text:style-name="Source_20_Text">\</text:span>. </text:p>
      <text:p text:style-name="Text_20_body">В настоящее время определены следующие системные флаги: </text:p>
      <text:list xml:id="list718615643" text:style-name="L16">
        <text:list-item>
          <text:p text:style-name="P104"><text:span text:style-name="Source_20_Text">\seen</text:span> — сообщение прочитано </text:p>
        </text:list-item>
        <text:list-item>
          <text:p text:style-name="P104"><text:span text:style-name="Source_20_Text">\answered</text:span> — на сообщение отправлен ответ </text:p>
        </text:list-item>
        <text:list-item>
          <text:p text:style-name="P104"><text:span text:style-name="Source_20_Text">\flagged</text:span> — сообщение отмечено как «важное» </text:p>
        </text:list-item>
        <text:list-item>
          <text:p text:style-name="P104"><text:span text:style-name="Source_20_Text">\deleted</text:span> — сообщение отмечено как удалённое </text:p>
        </text:list-item>
        <text:list-item>
          <text:p text:style-name="P104"><text:span text:style-name="Source_20_Text">\draft</text:span> — сообщение отмечено как черновик </text:p>
        </text:list-item>
        <text:list-item>
          <text:p text:style-name="P88"><text:span text:style-name="Source_20_Text">\recent</text:span> — недавнее сообщение (впервые появилось в ящике в ходе текущей сессии)</text:p>
        </text:list-item>
      </text:list>
      <text:h text:style-name="Heading_20_3" text:outline-level="3"><text:bookmark text:name=".D0.9F.D1.80.D0.BE.D1.87.D0.B8.D0.B5_.D0.B0.D1.82.D1.80.D0.B8.D0.B1.D1.83.D1.82.D1.8B"/><text:bookmark text:name="Прочие_атрибуты"/>Прочие атрибуты</text:h>
      <text:list xml:id="list921699198" text:style-name="L17">
        <text:list-item>
          <text:p text:style-name="P105">размер сообщения — число октетов в сообщении. </text:p>
        </text:list-item>
        <text:list-item>
          <text:p text:style-name="P105">структура конверта сообщения. </text:p>
        </text:list-item>
        <text:list-item>
          <text:p text:style-name="P89">структура тела сообщения</text:p>
        </text:list-item>
      </text:list>
      <text:h text:style-name="Heading_20_2" text:outline-level="2"><text:bookmark text:name=".D0.92.D0.B7.D0.B0.D0.B8.D0.BC.D0.BE.D0.B4.D0.B5.D0.B9.D1.81.D1.82.D0.B2.D0.B8.D0.B5_.D0.BA.D0.BB.D0.B8.D0.B5.D0.BD.D1.82.D0.B0_.D0.B8_.D1.81.D0.B5.D1.80.D0.B2.D0.B5.D1.80.D0.B0"/><text:bookmark text:name="Взаимодействие_клиента_и_сервера"/>Взаимодействие клиента и сервера</text:h>
      <text:p text:style-name="Text_20_body">Соединение IMAP 4.1 подразумевает установление связи между клиентом и сервером. Клиент посылает серверу команды, сервер клиенту — данные и уведомления о статусе выполнения запроса. Все сообщения, как клиента, так и сервера имеют форму строк, завершающихся специальной последовательностью. </text:p>
      <text:p text:style-name="Text_20_body">Любая процедура начинается с команды клиента. Любая команда клиента начинается с префикса-идентификатора (обычно короткая буквенно-цифровая строка, например, <text:span text:style-name="Source_20_Text">A0001</text:span>, <text:span text:style-name="Source_20_Text">A0002</text:span> и т. д.), называемого меткой (tag). Для каждой команды клиент генерирует свою метку. </text:p>
      <text:p text:style-name="Text_20_body">Возможны два случая, когда строка, отправленная клиентом, не представляет собой законченную команду. В первом — аргумент команды снабжается кодом, определяющим число октетов в строке. Во втором — аргументы команды требуют отклика со стороны сервера. В обоих случаях сервер посылает запрос продолжения команды, начинающийся с символа <text:span text:style-name="Source_20_Text">+</text:span>. </text:p>
      <text:p text:style-name="Text_20_body">Клиент должен завершить отправку одной команды, прежде чем отправить другую. </text:p>
      <text:p text:style-name="Text_20_body"><text:soft-page-break/>Протокольный приемник сервера читает строку команды, пришедшей от клиента, осуществляет её разбор, выделяет параметры и передаёт серверу данные. По завершении команды сервер посылает отклик. </text:p>
      <text:p text:style-name="Text_20_body">Данные, передаваемые сервером клиенту, а также статусные отклики, которые не указывают на завершение выполнения команды, имеют префикс <text:span text:style-name="Source_20_Text">*</text:span> и называются непомеченными откликами. </text:p>
      <text:p text:style-name="Text_20_body">Данные могут быть отправлены сервером в ответ на команду клиента или по собственной инициативе. Формат данных не зависит от причины отправки. </text:p>
      <text:p text:style-name="Text_20_body">Отклик указывает на удачное/неудачное выполнение операции. Он использует ту же метку, что и команда клиента, запустившая процедуру. Таким образом, если осуществляется более чем одна команда, метка сервера указывает на команду, вызвавшую данный отклик. Имеется три вида отклика завершения сервера: <text:span text:style-name="Source_20_Text">ok</text:span> (успешное выполнение), <text:span text:style-name="Source_20_Text">no</text:span> (неудача), <text:span text:style-name="Source_20_Text">bad</text:span> (протокольная ошибка, например, не узнана команда или зафиксирована синтаксическая ошибка). </text:p>
      <text:p text:style-name="Text_20_body">Протокольный приемник клиента IMAP 4.1 читает строку отклика от сервера и предпринимает действия в соответствии с первым символом <text:span text:style-name="Source_20_Text">*</text:span> или <text:span text:style-name="Source_20_Text">+</text:span>. </text:p>
      <text:p text:style-name="Text_20_body">Клиент должен быть готов принять любой отклик сервера в любое время. Данные сервера должны быть записаны так, чтобы клиент мог их непосредственно использовать, не посылая серверу уточняющих запросов. </text:p>
      <text:h text:style-name="Heading_20_2" text:outline-level="2"><text:bookmark text:name=".D0.A1.D0.BE.D1.81.D1.82.D0.BE.D1.8F.D0.BD.D0.B8.D1.8F_.D1.81.D0.B5.D1.80.D0.B2.D0.B5.D1.80.D0.B0_IMAP"/><text:bookmark text:name="Состояния_сервера_IMAP"/>Состояния сервера IMAP</text:h>
      <text:p text:style-name="Text_20_body">Сервер IMAP 4.1 находится в одном из четырёх состояний. </text:p>
      <text:p text:style-name="Text_20_body">Большинство команд можно использовать только в определённых состояниях. </text:p>
      <text:p text:style-name="Text_20_body">В состоянии <text:span text:style-name="T2">без аутентификации</text:span> клиент должен предоставить имя и пароль, прежде чем ему станет доступно большинство команд. Переход в это состояние производится при установлении соединения без предварительной аутентификации. </text:p>
      <text:p text:style-name="Text_20_body">В состоянии <text:span text:style-name="T2">аутентификации</text:span> клиент идентифицирован и должен выбрать почтовый ящик, после чего ему станут доступны команды для работы с сообщениями. Переход в это состояние происходит при установлении соединение с предварительной аутентификацией, когда выданы все необходимые идентификационные данные или при ошибочном выборе почтового ящика. </text:p>
      <text:p text:style-name="Text_20_body">В состояние <text:span text:style-name="T2">выбора</text:span> система попадает, когда успешно осуществлен выбор почтового ящика. </text:p>
      <text:p text:style-name="Text_20_body">В состояние <text:span text:style-name="T2">выхода</text:span> система попадает при прерывании соединения в результате запроса клиента или вследствие независимого решения сервера. </text:p>
      <text:list xml:id="list4205411952" text:style-name="L18">
        <text:list-item>
          <text:p text:style-name="P106">Соединение без предварительной аутентификации </text:p>
        </text:list-item>
        <text:list-item>
          <text:p text:style-name="P106">Соединение с предварительной аутентификацией </text:p>
        </text:list-item>
        <text:list-item>
          <text:p text:style-name="P106">Соединение отвергнуто </text:p>
        </text:list-item>
        <text:list-item>
          <text:p text:style-name="P106">Успешное завершение команды <text:span text:style-name="Source_20_Text">LOGIN</text:span> или <text:span text:style-name="Source_20_Text">AUTHENTICATE</text:span> </text:p>
        </text:list-item>
        <text:list-item>
          <text:p text:style-name="P106">Успешное завершение команды <text:span text:style-name="Source_20_Text">SELECT</text:span> или <text:span text:style-name="Source_20_Text">EXAMINE</text:span> </text:p>
        </text:list-item>
        <text:list-item>
          <text:p text:style-name="P106">Выполнение команды <text:span text:style-name="Source_20_Text">CLOSE</text:span> или неудачная команда <text:span text:style-name="Source_20_Text">SELECT</text:span> или <text:span text:style-name="Source_20_Text">EXAMINE</text:span> </text:p>
        </text:list-item>
        <text:list-item>
          <text:p text:style-name="P90"><text:soft-page-break/>Выполнение команды <text:span text:style-name="Source_20_Text">LOGOUT</text:span>, закрытие сервера, или прерывание соединения</text:p>
        </text:list-item>
      </text:list>
      <text:p text:style-name="P15"/>
      <text:p text:style-name="P15"/>
      <text:p text:style-name="P15"/>
      <text:p text:style-name="P9">SSL:</text:p>
      <text:p text:style-name="P9"><text:span text:style-name="T1">SSL</text:span> (<text:span text:style-name="T4">Secure Sockets Layer</text:span> — уровень защищённых <text:a xlink:type="simple" xlink:href="https://ru.wikipedia.org/wiki/Сокет_(программный_интерфейс)" text:style-name="Internet_20_link" text:visited-style-name="Visited_20_Internet_20_Link">сокетов</text:a>) — <text:a xlink:type="simple" xlink:href="https://ru.wikipedia.org/wiki/Криптографический_протокол" text:style-name="Internet_20_link" text:visited-style-name="Visited_20_Internet_20_Link">криптографический протокол</text:a>, который подразумевает более безопасную связь. Он использует асимметричную криптографию для аутентификации ключей обмена, симметричное шифрование для сохранения конфиденциальности, коды аутентификации сообщений для целостности сообщений. Протокол широко использовался для обмена мгновенными сообщениями и передачи голоса через <text:a xlink:type="simple" xlink:href="https://ru.wikipedia.org/wiki/IP" text:style-name="Internet_20_link" text:visited-style-name="Visited_20_Internet_20_Link">IP</text:a> (<text:span text:style-name="T4">Voice over IP</text:span>— <text:a xlink:type="simple" xlink:href="https://ru.wikipedia.org/wiki/VoIP" text:style-name="Internet_20_link" text:visited-style-name="Visited_20_Internet_20_Link">VoIP</text:a>) в таких приложениях, как <text:a xlink:type="simple" xlink:href="https://ru.wikipedia.org/wiki/Электронная_почта" text:style-name="Internet_20_link" text:visited-style-name="Visited_20_Internet_20_Link">электронная почта</text:a>, интернет-факс и др. В 2014 году правительство США сообщило об уязвимости в текущей версии протокола. SSL должен быть исключён из работы в пользу <text:a xlink:type="simple" xlink:href="https://ru.wikipedia.org/wiki/TLS" text:style-name="Internet_20_link" text:visited-style-name="Visited_20_Internet_20_Link">TLS</text:a> . </text:p>
      <text:p text:style-name="Text_20_body">SSL изначально разработан компанией <text:a xlink:type="simple" xlink:href="https://ru.wikipedia.org/wiki/Netscape_Communications" text:style-name="Internet_20_link" text:visited-style-name="Visited_20_Internet_20_Link"><text:span text:style-name="T2">Netscape Communications</text:span></text:a> для добавления протокола <text:a xlink:type="simple" xlink:href="https://ru.wikipedia.org/wiki/HTTPS" text:style-name="Internet_20_link" text:visited-style-name="Visited_20_Internet_20_Link">HTTPS</text:a> в свой веб-браузер <text:a xlink:type="simple" xlink:href="https://ru.wikipedia.org/wiki/Netscape_Navigator" text:style-name="Internet_20_link" text:visited-style-name="Visited_20_Internet_20_Link">Netscape Navigator</text:a>. Впоследствии на основании протокола SSL 3.0 был разработан и принят <text:a xlink:type="simple" xlink:href="https://ru.wikipedia.org/wiki/RFC#Содержимое_RFC" text:style-name="Internet_20_link" text:visited-style-name="Visited_20_Internet_20_Link">стандарт RFC</text:a>, получивший имя <text:a xlink:type="simple" xlink:href="https://ru.wikipedia.org/wiki/TLS" text:style-name="Internet_20_link" text:visited-style-name="Visited_20_Internet_20_Link">TLS</text:a>. </text:p>
      <text:h text:style-name="P70" text:outline-level="2"><text:bookmark text:name="Описание"/>Описание</text:h>
      <text:p text:style-name="Text_20_body">Протокол SSL обеспечивает защищённый обмен данными за счёт двух следующих элементов: </text:p>
      <text:list xml:id="list1089330332" text:style-name="L19">
        <text:list-item>
          <text:p text:style-name="P107">Аутентификация </text:p>
        </text:list-item>
        <text:list-item>
          <text:p text:style-name="P91">Шифрование</text:p>
        </text:list-item>
      </text:list>
      <text:p text:style-name="Text_20_body">SSL использует асимметричную криптографию для аутентификации ключей обмена, симметричный шифр для сохранения конфиденциальности, коды аутентификации сообщений для целостности сообщений. </text:p>
      <text:p text:style-name="Text_20_body">Протокол SSL предоставляет «безопасный канал», который имеет три основных свойства: </text:p>
      <text:list xml:id="list942287797" text:style-name="L20">
        <text:list-item>
          <text:p text:style-name="P108">Канал является частным. Шифрование используется для всех сообщений после простого диалога, который служит для определения секретного ключа. </text:p>
        </text:list-item>
        <text:list-item>
          <text:p text:style-name="P108">Канал аутентифицирован. Серверная сторона диалога всегда аутентифицируется, а клиентская делает это опционально. </text:p>
        </text:list-item>
        <text:list-item>
          <text:p text:style-name="P92">Канал надёжен. Транспортировка сообщений включает в себя проверку целостности.</text:p>
        </text:list-item>
      </text:list>
      <text:p text:style-name="Text_20_body">Преимуществом SSL является то, что он независим от прикладного протокола. Протоколы приложений (<text:a xlink:type="simple" xlink:href="https://ru.wikipedia.org/wiki/HTTP" text:style-name="Internet_20_link" text:visited-style-name="Visited_20_Internet_20_Link">HTTP</text:a>, <text:a xlink:type="simple" xlink:href="https://ru.wikipedia.org/wiki/FTP" text:style-name="Internet_20_link" text:visited-style-name="Visited_20_Internet_20_Link">FTP</text:a>, <text:a xlink:type="simple" xlink:href="https://ru.wikipedia.org/wiki/TELNET" text:style-name="Internet_20_link" text:visited-style-name="Visited_20_Internet_20_Link">TELNET</text:a> и т. д.) могут работать поверх протокола SSL совершенно прозрачно, то есть SSL может согласовывать алгоритм шифрования и ключ сессии, а также аутентифицировать сервер до того, как приложение примет или передаст первый байт сообщения. </text:p>
      <text:p text:style-name="Text_20_body"><text:span text:style-name="T1">Протокол подтверждения подключения</text:span> используется для согласования данных сессии между клиентом и сервером. К данным сессии относятся: </text:p>
      <text:list xml:id="list901027553" text:style-name="L21">
        <text:list-item>
          <text:p text:style-name="P109">Идентификационный номер сессии </text:p>
        </text:list-item>
        <text:list-item>
          <text:p text:style-name="P109"><text:soft-page-break/><text:a xlink:type="simple" xlink:href="https://ru.wikipedia.org/wiki/Цифровой_сертификат" text:style-name="Internet_20_link" text:visited-style-name="Visited_20_Internet_20_Link">Сертификаты</text:a> обеих сторон </text:p>
        </text:list-item>
        <text:list-item>
          <text:p text:style-name="P109">Параметры алгоритма шифрования </text:p>
        </text:list-item>
        <text:list-item>
          <text:p text:style-name="P109">Алгоритм сжатия информации </text:p>
        </text:list-item>
        <text:list-item>
          <text:p text:style-name="P93">«Общий <text:a xlink:type="simple" xlink:href="https://ru.wikipedia.org/wiki/Секрет_(криптография)" text:style-name="Internet_20_link" text:visited-style-name="Visited_20_Internet_20_Link">секрет</text:a>» применён для создания <text:a xlink:type="simple" xlink:href="https://ru.wikipedia.org/wiki/Ключ_(криптография)" text:style-name="Internet_20_link" text:visited-style-name="Visited_20_Internet_20_Link">ключей</text:a>; открытый ключ</text:p>
        </text:list-item>
      </text:list>
      <text:p text:style-name="Text_20_body"><text:span text:style-name="T1">Протокол подтверждения подключения</text:span> производит цепочку обмена данными, что в свою очередь начинает аутентификацию сторон и согласовывает шифрование, хеширование и сжатие. Следующий этап — аутентификация участников, которая осуществляется также протоколом подтверждения подключения. </text:p>
      <text:p text:style-name="Text_20_body"><text:span text:style-name="T1">Протокол изменения параметров шифра</text:span> используется для изменения данных ключа (keyingmaterial) — информации, которая используется для создания ключей шифрования. Протокол состоит всего из одного сообщения, в котором сервер говорит, что отправитель хочет изменить набор ключей. </text:p>
      <text:p text:style-name="Text_20_body"><text:span text:style-name="T1">Предупредительный протокол</text:span> содержит сообщение, которое показывает сторонам изменение статуса или сообщает о возможной ошибке. Обычно предупреждение отсылается тогда, когда подключение закрыто и получено неправильное сообщение, сообщение невозможно расшифровать или пользователь отменяет операцию. </text:p>
      <text:h text:style-name="Heading_20_3" text:outline-level="3"><text:bookmark text:name=".D0.A6.D0.B8.D1.84.D1.80.D0.BE.D0.B2.D1.8B.D0.B5_.D1.81.D0.B5.D1.80.D1.82.D0.B8.D1.84.D0.B8.D0.BA.D0.B0.D1.82.D1.8B"/><text:bookmark text:name="Цифровые_сертификаты"/>Цифровые сертификаты</text:h>
      <text:p text:style-name="Text_20_body">Протокол SSL использует сертификаты для проверки принадлежности открытого ключа его реальному владельцу. Способы получения SSL-сертификата: </text:p>
      <text:list xml:id="list887868343" text:style-name="L22">
        <text:list-item>
          <text:p text:style-name="P110">Использовать сертификат, выданный <text:a xlink:type="simple" xlink:href="https://ru.wikipedia.org/wiki/Центр_сертификации" text:style-name="Internet_20_link" text:visited-style-name="Visited_20_Internet_20_Link">CA</text:a> </text:p>
        </text:list-item>
        <text:list-item>
          <text:p text:style-name="P110">Использовать самоподписанный сертификат </text:p>
        </text:list-item>
        <text:list-item>
          <text:p text:style-name="P94">Использовать «пустой» сертификат</text:p>
        </text:list-item>
      </text:list>
      <text:p text:style-name="Text_20_body">Самоподписанный сертификат — сертификат, созданный самим пользователем — в этом случае издатель сертификата совпадает с владельцем сертификата. «Пустой» сертификат — сертификат, содержащий фиктивную информацию, используемую в качестве временной для настройки SSL и проверки его функциональности в данной среде. </text:p>
      <text:p text:style-name="Text_20_body">Среди сертификатов SSL выделяют сертификаты, подтверждающие домен (<text:a xlink:type="simple" xlink:href="https://ru.wikipedia.org/wiki/Английский_язык" text:style-name="Internet_20_link" text:visited-style-name="Visited_20_Internet_20_Link">англ.</text:a> <text:span text:style-name="T4">Domain-validated certificate</text:span>) и <text:a xlink:type="simple" xlink:href="https://ru.wikipedia.org/wiki/Сертификат_EV_SSL" text:style-name="Internet_20_link" text:visited-style-name="Visited_20_Internet_20_Link">расширенной проверки</text:a>. Последний связывает доменное имя с реальным физическим или юридическим лицом. </text:p>
      <text:h text:style-name="Heading_20_3" text:outline-level="3"><text:bookmark text:name=".D0.9E.D1.81.D0.BE.D0.B1.D0.B5.D0.BD.D0.BD.D0.BE.D1.81.D1.82.D0.B8_.D1.88.D0.B8.D1.84.D1.80.D0.BE.D0.B2.D0.B0.D0.BD.D0.B8.D1.8F"/><text:bookmark text:name="Особенности_шифрования"/>Особенности шифрования</text:h>
      <text:p text:style-name="Text_20_body">Существует два основных способа шифрования данных: <text:a xlink:type="simple" xlink:href="https://ru.wikipedia.org/wiki/Симметричные_криптосистемы" text:style-name="Internet_20_link" text:visited-style-name="Visited_20_Internet_20_Link">симметричное шифрование</text:a> (общий секретный ключ) и <text:a xlink:type="simple" xlink:href="https://ru.wikipedia.org/wiki/Криптосистема_с_открытым_ключом" text:style-name="Internet_20_link" text:visited-style-name="Visited_20_Internet_20_Link">асимметричное шифрование</text:a> (пара открытый/приватный ключ). </text:p>
      <text:p text:style-name="Text_20_body">SSL использует как асимметричную, так и симметричную криптографию. </text:p>
      <text:p text:style-name="Text_20_body">Суть <text:span text:style-name="T1">асимметричного шифрования</text:span> заключается в том, что используется пара ключей. Один из ключей называется открытым (как правило, он публикуется в самом сертификате владельца), а второй ключ называется приватным — он держится в тайне. Оба ключа используются в паре: открытый ключ используется для того, чтобы зашифровать данные, а приватный — для того, чтобы расшифровать их. Такая взаимосвязь позволяет делать две важные вещи. </text:p>
      <text:list xml:id="list4175728782" text:style-name="L23">
        <text:list-item>
          <text:p text:style-name="P111"><text:soft-page-break/>Любой пользователь может получить открытый ключ и использовать его для шифрования данных, расшифровать которые сможет только пользователь, владеющий приватным ключом. </text:p>
        </text:list-item>
        <text:list-item>
          <text:p text:style-name="P95">Если владелец ключевой пары "зашифрует" (подпишет) данные своим приватным ключом, то каждый сможет убедиться в том, что данные были отправлены именно владельцем приватного ключа и не были изменены третьей стороной. Именно это является основой <text:a xlink:type="simple" xlink:href="https://ru.wikipedia.org/wiki/Электронная_подпись" text:style-name="Internet_20_link" text:visited-style-name="Visited_20_Internet_20_Link">цифровых подписей</text:a>.</text:p>
        </text:list-item>
      </text:list>
      <text:p text:style-name="Text_20_body"><text:a xlink:type="simple" xlink:href="https://ru.wikipedia.org/wiki/RSA" text:style-name="Internet_20_link" text:visited-style-name="Visited_20_Internet_20_Link">RSA</text:a> — один из самых распространённых алгоритмов асимметричного шифрования. </text:p>
      <text:p text:style-name="Text_20_body">При использовании <text:span text:style-name="T1">симметричного шифрования</text:span> один и тот же ключ используется как для шифрования, так и для расшифровывания данных. Если стороны хотят обменяться зашифрованными сообщениями в безопасном режиме, то у обеих сторон должны быть одинаковые симметричные ключи. Такой тип шифрования используется для большого объёма данных (так как симметричное шифрование является более быстрым). Обычно используются алгоритмы <text:a xlink:type="simple" xlink:href="https://ru.wikipedia.org/wiki/DES" text:style-name="Internet_20_link" text:visited-style-name="Visited_20_Internet_20_Link">DES</text:a>, <text:a xlink:type="simple" xlink:href="https://ru.wikipedia.org/wiki/Triple_DES" text:style-name="Internet_20_link" text:visited-style-name="Visited_20_Internet_20_Link">3-DES</text:a>, <text:a xlink:type="simple" xlink:href="https://ru.wikipedia.org/wiki/RC2" text:style-name="Internet_20_link" text:visited-style-name="Visited_20_Internet_20_Link">RC2</text:a>, <text:a xlink:type="simple" xlink:href="https://ru.wikipedia.org/wiki/RC4" text:style-name="Internet_20_link" text:visited-style-name="Visited_20_Internet_20_Link">RC4</text:a> и <text:a xlink:type="simple" xlink:href="https://ru.wikipedia.org/wiki/Advanced_Encryption_Standard" text:style-name="Internet_20_link" text:visited-style-name="Visited_20_Internet_20_Link">AES</text:a>. </text:p>
      <text:p text:style-name="Text_20_body">Протокол SSL использует шифрование с открытым ключом для взаимной аутентификации клиента и сервера (с помощью технологии цифровых подписей), а также для выработки сессионного ключа, который, в свою очередь, используется более быстрыми алгоритмами симметричной криптографии для шифрования большого объёма данных. </text:p>
      <text:h text:style-name="Heading_20_3" text:outline-level="3"><text:bookmark text:name=".D0.A5.D0.B5.D1.88.D0.B8.D1.80.D0.BE.D0.B2.D0.B0.D0.BD.D0.B8.D0.B5"/><text:bookmark text:name="Хеширование"/>Хеширование</text:h>
      <text:p text:style-name="Text_20_body">Основная статья: <text:a xlink:type="simple" xlink:href="https://ru.wikipedia.org/wiki/Хеширование" text:style-name="Internet_20_link" text:visited-style-name="Visited_20_Internet_20_Link"><text:span text:style-name="T1">Хеширование</text:span></text:a></text:p>
      <text:p text:style-name="Text_20_body">Хеш-значение является идентификатором сообщения, его размер меньше размера оригинального сообщения. Самыми известными хеш-алгоритмами являются <text:a xlink:type="simple" xlink:href="https://ru.wikipedia.org/wiki/MD5" text:style-name="Internet_20_link" text:visited-style-name="Visited_20_Internet_20_Link">MD5</text:a> (Message Digest 5), который создаёт 128-битное хеш-значение, <text:a xlink:type="simple" xlink:href="https://ru.wikipedia.org/wiki/SHA-1" text:style-name="Internet_20_link" text:visited-style-name="Visited_20_Internet_20_Link">SHA-1</text:a> (Secure Hash Algorithm), создающий 160-битное хеш-значение, <text:a xlink:type="simple" xlink:href="https://ru.wikipedia.org/wiki/SHA-2" text:style-name="Internet_20_link" text:visited-style-name="Visited_20_Internet_20_Link">SHA-2</text:a> и <text:a xlink:type="simple" xlink:href="https://ru.wikipedia.org/wiki/Keccak" text:style-name="Internet_20_link" text:visited-style-name="Visited_20_Internet_20_Link">SHA-3</text:a>. Результат работы алгоритма хеширования — значение, которое используется для проверки целостности передачи данных. </text:p>
      <text:h text:style-name="Heading_20_2" text:outline-level="2"/>
      <text:p text:style-name="Text_20_body"/>
      <text:p text:style-name="P8">TLS:</text:p>
      <text:p text:style-name="P8"><text:span text:style-name="T1">TLS</text:span> (<text:span text:style-name="T4">ransport layer security</text:span>— Протокол защиты транспортного уровня), как и его предшественник <text:a xlink:type="simple" xlink:href="https://ru.wikipedia.org/wiki/SSL" text:style-name="Internet_20_link" text:visited-style-name="Visited_20_Internet_20_Link">SSL</text:a> (<text:span text:style-name="T4">secure sockets layer</text:span> — слой защищённых сокетов),— <text:a xlink:type="simple" xlink:href="https://ru.wikipedia.org/wiki/Криптографический_протокол" text:style-name="Internet_20_link" text:visited-style-name="Visited_20_Internet_20_Link">криптографические протоколы</text:a>, обеспечивающие защищённую передачу данных между узлами в сети <text:a xlink:type="simple" xlink:href="https://ru.wikipedia.org/wiki/Интернет" text:style-name="Internet_20_link" text:visited-style-name="Visited_20_Internet_20_Link">Интернет</text:a><text:bookmark text:name="cite_ref-26"/><text:a xlink:type="simple" xlink:href="https://ru.wikipedia.org/wiki/TLS#cite_note-2" text:style-name="Internet_20_link" text:visited-style-name="Visited_20_Internet_20_Link">[2]</text:a>. TLS и SSL используют <text:a xlink:type="simple" xlink:href="https://ru.wikipedia.org/wiki/Асимметричная_криптография" text:style-name="Internet_20_link" text:visited-style-name="Visited_20_Internet_20_Link">асимметричное шифрование</text:a> для аутентификации, <text:a xlink:type="simple" xlink:href="https://ru.wikipedia.org/wiki/Симметричные_криптосистемы" text:style-name="Internet_20_link" text:visited-style-name="Visited_20_Internet_20_Link">симметричное шифрование</text:a> для конфиденциальности и <text:a xlink:type="simple" xlink:href="https://ru.wikipedia.org/wiki/Имитовставка" text:style-name="Internet_20_link" text:visited-style-name="Visited_20_Internet_20_Link">коды аутентичности сообщений</text:a> для сохранения целостности сообщений. </text:p>
      <text:p text:style-name="Text_20_body">Данный протокол широко используется в приложениях, работающих с сетью <text:a xlink:type="simple" xlink:href="https://ru.wikipedia.org/wiki/Интернет" text:style-name="Internet_20_link" text:visited-style-name="Visited_20_Internet_20_Link">Интернет</text:a>, таких как <text:a xlink:type="simple" xlink:href="https://ru.wikipedia.org/wiki/Веб-браузер" text:style-name="Internet_20_link" text:visited-style-name="Visited_20_Internet_20_Link">веб-браузеры</text:a>, <text:a xlink:type="simple" xlink:href="https://ru.wikipedia.org/wiki/E-mail" text:style-name="Internet_20_link" text:visited-style-name="Visited_20_Internet_20_Link">работа с электронной почтой</text:a>, <text:a xlink:type="simple" xlink:href="https://ru.wikipedia.org/wiki/IM" text:style-name="Internet_20_link" text:visited-style-name="Visited_20_Internet_20_Link">обмен мгновенными сообщениями</text:a> и <text:a xlink:type="simple" xlink:href="https://ru.wikipedia.org/wiki/VoIP-телефон" text:style-name="Internet_20_link" text:visited-style-name="Visited_20_Internet_20_Link">IP-телефония (VoIP)</text:a>. </text:p>
      <text:p text:style-name="Text_20_body"><text:soft-page-break/>TLS-протокол основан на спецификации протокола <text:a xlink:type="simple" xlink:href="https://ru.wikipedia.org/wiki/SSL" text:style-name="Internet_20_link" text:visited-style-name="Visited_20_Internet_20_Link">SSL</text:a> версии 3.0, разработанной компанией <text:a xlink:type="simple" xlink:href="https://ru.wikipedia.org/wiki/Netscape_Communications" text:style-name="Internet_20_link" text:visited-style-name="Visited_20_Internet_20_Link">Netscape Communications</text:a><text:bookmark text:name="cite_ref-31"/><text:a xlink:type="simple" xlink:href="https://ru.wikipedia.org/wiki/TLS#cite_note-3" text:style-name="Internet_20_link" text:visited-style-name="Visited_20_Internet_20_Link">[3]</text:a>. Сейчас развитием стандарта TLS занимается <text:a xlink:type="simple" xlink:href="https://ru.wikipedia.org/wiki/IETF" text:style-name="Internet_20_link" text:visited-style-name="Visited_20_Internet_20_Link">IETF</text:a>. Последнее обновление протокола было в <text:a xlink:type="simple" xlink:href="https://tools.ietf.org/html/rfc5246" text:style-name="Internet_20_link" text:visited-style-name="Visited_20_Internet_20_Link">RFC 5246</text:a> (август 2008) и <text:a xlink:type="simple" xlink:href="https://tools.ietf.org/html/rfc6176" text:style-name="Internet_20_link" text:visited-style-name="Visited_20_Internet_20_Link">RFC 6176</text:a> (март 2011). </text:p>
      <text:h text:style-name="P69" text:outline-level="2"><text:bookmark text:name="Описание1"/>Описание</text:h>
      <text:p text:style-name="Text_20_body">TLS даёт возможность клиент-серверным приложениям осуществлять связь в сети таким образом, что нельзя производить <text:a xlink:type="simple" xlink:href="https://ru.wikipedia.org/wiki/Сниффинг_пакетов" text:style-name="Internet_20_link" text:visited-style-name="Visited_20_Internet_20_Link">прослушивание</text:a> пакетов и осуществить <text:a xlink:type="simple" xlink:href="https://ru.wikipedia.org/wiki/Несанкционированный_доступ" text:style-name="Internet_20_link" text:visited-style-name="Visited_20_Internet_20_Link">несанкционированный доступ</text:a>. </text:p>
      <text:p text:style-name="Text_20_body">Так как большинство протоколов связи может быть использовано как с, так и без TLS (или SSL), при установке соединения необходимо явно указать серверу, хочет ли клиент устанавливать TLS. Это может быть достигнуто либо с помощью использования унифицированного <text:a xlink:type="simple" xlink:href="https://ru.wikipedia.org/wiki/Порт_(TCP/IP)" text:style-name="Internet_20_link" text:visited-style-name="Visited_20_Internet_20_Link">номера порта</text:a>, по которому соединение всегда устанавливается с использованием TLS (как, например, порт 443 для <text:a xlink:type="simple" xlink:href="https://ru.wikipedia.org/wiki/HTTPS" text:style-name="Internet_20_link" text:visited-style-name="Visited_20_Internet_20_Link">HTTPS</text:a>), либо с использованием произвольного порта и специальной команды серверу со стороны клиента на переключение соединения на TLS с использованием специальных механизмов протокола (как, например, <text:a xlink:type="simple" xlink:href="https://ru.wikipedia.org/wiki/STARTTLS" text:style-name="Internet_20_link" text:visited-style-name="Visited_20_Internet_20_Link">STARTTLS</text:a> для протоколов <text:a xlink:type="simple" xlink:href="https://ru.wikipedia.org/wiki/E-mail" text:style-name="Internet_20_link" text:visited-style-name="Visited_20_Internet_20_Link">электронной почты</text:a>). Как только клиент и сервер договорились об использовании TLS, им необходимо установить защищённое соединение. Это делается с помощью процедуры подтверждения связи<text:bookmark text:name="cite_ref-48"/><text:a xlink:type="simple" xlink:href="https://ru.wikipedia.org/wiki/TLS#cite_note-4" text:style-name="Internet_20_link" text:visited-style-name="Visited_20_Internet_20_Link">[4]</text:a><text:bookmark text:name="cite_ref-54"/><text:a xlink:type="simple" xlink:href="https://ru.wikipedia.org/wiki/TLS#cite_note-5" text:style-name="Internet_20_link" text:visited-style-name="Visited_20_Internet_20_Link">[5]</text:a>. Во время этого процесса клиент и сервер принимают соглашение относительно различных параметров, необходимых для установки безопасного соединения. </text:p>
      <text:p text:style-name="Text_20_body">Основные шаги процедуры создания защищённого сеанса связи: </text:p>
      <text:list xml:id="list1017204449" text:style-name="L24">
        <text:list-item>
          <text:p text:style-name="P112">клиент подключается к серверу, поддерживающему TLS, и запрашивает защищённое соединение; </text:p>
        </text:list-item>
        <text:list-item>
          <text:p text:style-name="P112">клиент предоставляет список поддерживаемых <text:a xlink:type="simple" xlink:href="https://ru.wikipedia.org/wiki/Шифрование" text:style-name="Internet_20_link" text:visited-style-name="Visited_20_Internet_20_Link">алгоритмов шифрования</text:a> и <text:a xlink:type="simple" xlink:href="https://ru.wikipedia.org/wiki/Хеширование" text:style-name="Internet_20_link" text:visited-style-name="Visited_20_Internet_20_Link">хеш-функций</text:a>; </text:p>
        </text:list-item>
        <text:list-item>
          <text:p text:style-name="P112">сервер выбирает из списка, предоставленного клиентом, наиболее надёжные алгоритмы среди тех, которые поддерживаются сервером, и сообщает о своём выборе клиенту; </text:p>
        </text:list-item>
        <text:list-item>
          <text:p text:style-name="P112">сервер отправляет клиенту цифровой сертификат для собственной аутентификации. Обычно <text:a xlink:type="simple" xlink:href="https://ru.wikipedia.org/wiki/Цифровой_сертификат" text:style-name="Internet_20_link" text:visited-style-name="Visited_20_Internet_20_Link">цифровой сертификат</text:a> содержит имя сервера, имя <text:a xlink:type="simple" xlink:href="https://ru.wikipedia.org/wiki/Центр_сертификации" text:style-name="Internet_20_link" text:visited-style-name="Visited_20_Internet_20_Link">удостоверяющего центра сертификации</text:a> и <text:a xlink:type="simple" xlink:href="https://ru.wikipedia.org/wiki/Открытый_ключ" text:style-name="Internet_20_link" text:visited-style-name="Visited_20_Internet_20_Link">открытый ключ</text:a> сервера; </text:p>
        </text:list-item>
        <text:list-item>
          <text:p text:style-name="P112">клиент, до начала передачи данных, проверяет валидность (аутентичность) полученного серверного сертификата относительно имеющихся у клиента корневых сертификатов удостоверяющих центров (центров сертификации). Клиент также может проверить, не отозван ли серверный сертификат, связавшись с сервисом доверенного удостоверяющего центра; </text:p>
        </text:list-item>
        <text:list-item>
          <text:p text:style-name="P96">для шифрования сессии используется <text:a xlink:type="simple" xlink:href="https://ru.wikipedia.org/wiki/Сеансовый_ключ" text:style-name="Internet_20_link" text:visited-style-name="Visited_20_Internet_20_Link">сеансовый ключ</text:a>. Получение общего секретного сеансового ключа клиентом и сервером проводится по протоколу <text:a xlink:type="simple" xlink:href="https://ru.wikipedia.org/wiki/Протокол_Диффи_—_Хеллмана" text:style-name="Internet_20_link" text:visited-style-name="Visited_20_Internet_20_Link">Диффи-Хеллмана</text:a>. Существует исторический метод передачи сгенерированного клиентом секрета на сервер при помощи шифрования асимметричной криптосистемой RSA (используется ключ из сертификата сервера). Данный метод не рекомендован, но иногда продолжает встречаться на практике.</text:p>
        </text:list-item>
      </text:list>
      <text:p text:style-name="Text_20_body"><text:soft-page-break/>На этом заканчивается процедура подтверждения связи. Между клиентом и сервером установлено безопасное соединение, данные, передаваемые по нему, шифруются и расшифровываются с использованием симметричной криптосистемы до тех пор, пока соединение не будет завершено. </text:p>
      <text:p text:style-name="Text_20_body">При возникновении проблем на некоторых из вышеуказанных шагов подтверждение связи может завершиться с ошибкой, а безопасное соединение не будет установлено. </text:p>
      <text:p text:style-name="P8">Первые попытки реализовать зашифрованные сетевые сокеты предпринимались в 1993 году<text:bookmark text:name="cite_ref-Woo94_7-0"/><text:a xlink:type="simple" xlink:href="https://ru.wikipedia.org/wiki/TLS#cite_note-Woo94-7" text:style-name="Internet_20_link" text:visited-style-name="Visited_20_Internet_20_Link">[7]</text:a>. Оригинальные протоколы SSL были разработаны Netscape: версия 1.0 в силу ряда недостатков не была опубликована, версия 2.0 представлена в 1995 году и замещена версией 3.0 в 1996 году<text:bookmark text:name="cite_ref-Oppliger_8-0"/><text:a xlink:type="simple" xlink:href="https://ru.wikipedia.org/wiki/TLS#cite_note-Oppliger-8" text:style-name="Internet_20_link" text:visited-style-name="Visited_20_Internet_20_Link">[8]</text:a>. Версия SSL 3.0 представляла собой полную переработку протокола, выполненную Paul Kocher и сотрудниками Netscape Phil Karlton и Alan Freier и реализованную при участии компании Consensus Development. Последующие версии SSL и TLS основаны на SSL 3.0. Черновик стандарта 1996 года был опубликован IETF как <text:a xlink:type="simple" xlink:href="https://tools.ietf.org/html/rfc6101" text:style-name="Internet_20_link" text:visited-style-name="Visited_20_Internet_20_Link">RFC 6101</text:a>. Использование SSL 2.0 было прекращено в 2011 году с выпуском документа <text:a xlink:type="simple" xlink:href="https://tools.ietf.org/html/rfc6176" text:style-name="Internet_20_link" text:visited-style-name="Visited_20_Internet_20_Link">RFC 6176</text:a>. В 2014 году против блочных шифров SSL 3.0 была предложена атака <text:a xlink:type="simple" xlink:href="https://ru.wikipedia.org/wiki/POODLE" text:style-name="Internet_20_link" text:visited-style-name="Visited_20_Internet_20_Link">POODLE</text:a>, а единственный поддерживаемый потоковый шифр <text:a xlink:type="simple" xlink:href="https://ru.wikipedia.org/wiki/RC4" text:style-name="Internet_20_link" text:visited-style-name="Visited_20_Internet_20_Link">RC4</text:a> имел иные проблемы с безопасностью в том виде, как он использовался.<text:bookmark text:name="cite_ref-Poodle_9-0"/><text:a xlink:type="simple" xlink:href="https://ru.wikipedia.org/wiki/TLS#cite_note-Poodle-9" text:style-name="Internet_20_link" text:visited-style-name="Visited_20_Internet_20_Link">[9]</text:a> В июне 2015 года SSL 3.0 был признан устаревшим (<text:a xlink:type="simple" xlink:href="https://tools.ietf.org/html/rfc7568" text:style-name="Internet_20_link" text:visited-style-name="Visited_20_Internet_20_Link">RFC 7568</text:a>). </text:p>
      <text:p text:style-name="Text_20_body">TLS 1.0 появился в 1999 году в виде обновления для SSL 3.0 и описан в <text:a xlink:type="simple" xlink:href="https://tools.ietf.org/html/rfc2246" text:style-name="Internet_20_link" text:visited-style-name="Visited_20_Internet_20_Link">RFC 2246</text:a>. В 2018 году PCI DSS призывала корпорации отказаться от TLS 1.0<text:bookmark text:name="cite_ref-101"/><text:a xlink:type="simple" xlink:href="https://ru.wikipedia.org/wiki/TLS#cite_note-10" text:style-name="Internet_20_link" text:visited-style-name="Visited_20_Internet_20_Link">[10]</text:a> и в октябре 2018 крупнейшие игроки на рынке браузеров и ОС (Apple, Google, <text:a xlink:type="simple" xlink:href="https://ru.wikipedia.org/wiki/Microsoft" text:style-name="Internet_20_link" text:visited-style-name="Visited_20_Internet_20_Link">Microsoft</text:a>, <text:a xlink:type="simple" xlink:href="https://ru.wikipedia.org/wiki/Mozilla" text:style-name="Internet_20_link" text:visited-style-name="Visited_20_Internet_20_Link">Mozilla</text:a>) объявили, что прекратят поддержку TLS версий 1.0 и 1.1 в марте 2020 года.<text:bookmark text:name="cite_ref-:2_6-2"/><text:a xlink:type="simple" xlink:href="https://ru.wikipedia.org/wiki/TLS#cite_note-:2-6" text:style-name="Internet_20_link" text:visited-style-name="Visited_20_Internet_20_Link">[6]</text:a> </text:p>
      <text:p text:style-name="Text_20_body">TLS 1.1 был описан в <text:a xlink:type="simple" xlink:href="https://tools.ietf.org/html/rfc4346" text:style-name="Internet_20_link" text:visited-style-name="Visited_20_Internet_20_Link">RFC 4346</text:a> в апреле 2006 года<text:bookmark text:name="cite_ref-112"/><text:a xlink:type="simple" xlink:href="https://ru.wikipedia.org/wiki/TLS#cite_note-11" text:style-name="Internet_20_link" text:visited-style-name="Visited_20_Internet_20_Link">[11]</text:a>. Он добавил к TLS 1.0 ряд защит от атак на CBC режимы шифрования и на ошибки <text:a xlink:type="simple" xlink:href="https://ru.wikipedia.org/wiki/Дополнение_(криптография)" text:style-name="Internet_20_link" text:visited-style-name="Visited_20_Internet_20_Link">дополнения данных до размера блока</text:a>, начал использовать явный <text:a xlink:type="simple" xlink:href="https://ru.wikipedia.org/wiki/Режим_шифрования#Initialization_vector_(IV)" text:style-name="Internet_20_link" text:visited-style-name="Visited_20_Internet_20_Link">вектор инициализации</text:a> и регистрацию числовых кодов для параметров в IANA<text:bookmark text:name="cite_ref-urlnvlpubs.nist.gov_12-0"/><text:a xlink:type="simple" xlink:href="https://ru.wikipedia.org/wiki/TLS#cite_note-urlnvlpubs.nist.gov-12" text:style-name="Internet_20_link" text:visited-style-name="Visited_20_Internet_20_Link">[12]</text:a>. </text:p>
      <text:p text:style-name="Text_20_body">TLS 1.2 появился в августе 2008 года как обновление версии 1.1, описан в <text:a xlink:type="simple" xlink:href="https://tools.ietf.org/html/rfc5246" text:style-name="Internet_20_link" text:visited-style-name="Visited_20_Internet_20_Link">RFC 5246</text:a>. Были запрещены устаревшие криптографические хэш-функции <text:a xlink:type="simple" xlink:href="https://ru.wikipedia.org/wiki/MD5" text:style-name="Internet_20_link" text:visited-style-name="Visited_20_Internet_20_Link">MD5</text:a> и <text:a xlink:type="simple" xlink:href="https://ru.wikipedia.org/wiki/SHA-1" text:style-name="Internet_20_link" text:visited-style-name="Visited_20_Internet_20_Link">SHA-1</text:a> (заменены на SHA-256), улучшен механизм согласования сторонами списков поддерживаемых методов, введены методы <text:a xlink:type="simple" xlink:href="https://ru.wikipedia.org/wiki/AEAD-режим_блочного_шифрования" text:style-name="Internet_20_link" text:visited-style-name="Visited_20_Internet_20_Link">AEAD</text:a> (<text:a xlink:type="simple" xlink:href="https://ru.wikipedia.org/wiki/Galois/Counter_Mode" text:style-name="Internet_20_link" text:visited-style-name="Visited_20_Internet_20_Link">GCM</text:a> и <text:a xlink:type="simple" xlink:href="https://ru.wikipedia.org/w/index.php?title=CCM_mode&amp;action=edit&amp;redlink=1" text:style-name="Internet_20_link" text:visited-style-name="Visited_20_Internet_20_Link">CCM</text:a> для <text:a xlink:type="simple" xlink:href="https://ru.wikipedia.org/wiki/AES" text:style-name="Internet_20_link" text:visited-style-name="Visited_20_Internet_20_Link">AES</text:a>).<text:bookmark text:name="cite_ref-131"/><text:a xlink:type="simple" xlink:href="https://ru.wikipedia.org/wiki/TLS#cite_note-13" text:style-name="Internet_20_link" text:visited-style-name="Visited_20_Internet_20_Link">[13]</text:a> </text:p>
      <text:p text:style-name="Text_20_body">В марте 2011 года документ <text:a xlink:type="simple" xlink:href="https://tools.ietf.org/html/rfc6176" text:style-name="Internet_20_link" text:visited-style-name="Visited_20_Internet_20_Link">RFC 6176</text:a> запретил реализацию обратной совместимости со старыми версиями SSL во всех протоколах TLS. </text:p>
      <text:p text:style-name="Text_20_body">Новейшим обновлением стал TLS 1.3, описанный в августе 2018 года в <text:a xlink:type="simple" xlink:href="https://tools.ietf.org/html/rfc8446" text:style-name="Internet_20_link" text:visited-style-name="Visited_20_Internet_20_Link">RFC 8446</text:a>. В этой версии были разделены процессы согласования ключей, аутентификации и наборы шифрования; запрещены слабые и редкие эллиптические кривые, хэши MD5 и SHA-224; введена обязательность цифровой подписи; внедрена <text:a xlink:type="simple" xlink:href="https://ru.wikipedia.org/w/index.php?title=HKDF&amp;action=edit&amp;redlink=1" text:style-name="Internet_20_link" text:visited-style-name="Visited_20_Internet_20_Link">HKDF</text:a><text:a xlink:type="simple" xlink:href="https://en.wikipedia.org/wiki/HKDF" text:style-name="Internet_20_link" text:visited-style-name="Visited_20_Internet_20_Link"><text:span text:style-name="T6">[en]</text:span></text:a> и полуэфемерная система DH. Вместо механизма возобновления применен <text:a xlink:type="simple" xlink:href="https://ru.wikipedia.org/w/index.php?title=TLS-PSK&amp;action=edit&amp;redlink=1" text:style-name="Internet_20_link" text:visited-style-name="Visited_20_Internet_20_Link">PSK</text:a> и система мандатов, ускорены процессы соединения (1-RTT и 0-RTT), постулирована обязательность <text:a xlink:type="simple" xlink:href="https://ru.wikipedia.org/wiki/Perfect_forward_secrecy" text:style-name="Internet_20_link" text:visited-style-name="Visited_20_Internet_20_Link">perfect forward secrecy</text:a> для сессионных ключей через протоколы генерации DH и ECDH. Были запрещены такие устаревшие и небезопасные опции как сжатие данных, пересогласование, шифры без аутентификации сообщений (т.е. не <text:a xlink:type="simple" xlink:href="https://ru.wikipedia.org/wiki/AEAD-режим_блочного_шифрования" text:style-name="Internet_20_link" text:visited-style-name="Visited_20_Internet_20_Link">AEAD</text:a> режимы), несекретные методы получения сессионных ключей (RSA, статический DH, группы DHE), вспомогательные сообщения (Change Cipher Spec, <text:a xlink:type="simple" xlink:href="https://ru.wikipedia.org/wiki/Heartbleed" text:style-name="Internet_20_link" text:visited-style-name="Visited_20_Internet_20_Link">HELLO</text:a>, поле длины AD). Прекращена обратная совместимость с SSL <text:soft-page-break/>или RC4. Появились поточный шифр <text:a xlink:type="simple" xlink:href="https://ru.wikipedia.org/wiki/ChaCha20" text:style-name="Internet_20_link" text:visited-style-name="Visited_20_Internet_20_Link">ChaCha20</text:a> с MAC кодом <text:a xlink:type="simple" xlink:href="https://ru.wikipedia.org/w/index.php?title=Poly1305&amp;action=edit&amp;redlink=1" text:style-name="Internet_20_link" text:visited-style-name="Visited_20_Internet_20_Link">Poly1305</text:a>, подписи <text:a xlink:type="simple" xlink:href="https://ru.wikipedia.org/wiki/Ed25519" text:style-name="Internet_20_link" text:visited-style-name="Visited_20_Internet_20_Link">Ed25519</text:a> и Ed448, протоколы обмена ключами <text:a xlink:type="simple" xlink:href="https://ru.wikipedia.org/w/index.php?title=X25519&amp;action=edit&amp;redlink=1" text:style-name="Internet_20_link" text:visited-style-name="Visited_20_Internet_20_Link">x25519</text:a> и x448. </text:p>
      <text:p text:style-name="Text_20_body">Поддержка TLS 1.3 появилась в Mozilla <text:a xlink:type="simple" xlink:href="https://ru.wikipedia.org/wiki/Network_Security_Services" text:style-name="Internet_20_link" text:visited-style-name="Visited_20_Internet_20_Link">Network Security Services</text:a> (NSS) в феврале 2017 года (включено в Firefox 60).<text:bookmark text:name="cite_ref-NSS-3.29_14-0"/><text:a xlink:type="simple" xlink:href="https://ru.wikipedia.org/wiki/TLS#cite_note-NSS-3.29-14" text:style-name="Internet_20_link" text:visited-style-name="Visited_20_Internet_20_Link">[14]</text:a><text:bookmark text:name="cite_ref-151"/><text:a xlink:type="simple" xlink:href="https://ru.wikipedia.org/wiki/TLS#cite_note-15" text:style-name="Internet_20_link" text:visited-style-name="Visited_20_Internet_20_Link">[15]</text:a> <text:a xlink:type="simple" xlink:href="https://ru.wikipedia.org/wiki/Google_Chrome" text:style-name="Internet_20_link" text:visited-style-name="Visited_20_Internet_20_Link">Google Chrome</text:a> некоторое время поддерживал TLS 1.3 в 2017, но отключил его ради <text:a xlink:type="simple" xlink:href="https://ru.wikipedia.org/w/index.php?title=Blue_Coat_Systems&amp;action=edit&amp;redlink=1" text:style-name="Internet_20_link" text:visited-style-name="Visited_20_Internet_20_Link">Blue Coat web proxу</text:a>.<text:bookmark text:name="cite_ref-162"/><text:a xlink:type="simple" xlink:href="https://ru.wikipedia.org/wiki/TLS#cite_note-16" text:style-name="Internet_20_link" text:visited-style-name="Visited_20_Internet_20_Link">[16]</text:a> <text:a xlink:type="simple" xlink:href="https://ru.wikipedia.org/wiki/OpenSSL" text:style-name="Internet_20_link" text:visited-style-name="Visited_20_Internet_20_Link">OpenSSL</text:a> добавил эту версию в выпуск 1.1.1 от сентября 2018 года.<text:bookmark text:name="cite_ref-172"/><text:a xlink:type="simple" xlink:href="https://ru.wikipedia.org/wiki/TLS#cite_note-17" text:style-name="Internet_20_link" text:visited-style-name="Visited_20_Internet_20_Link">[17]</text:a> <text:a xlink:type="simple" xlink:href="https://ru.wikipedia.org/wiki/Electronic_Frontier_Foundation" text:style-name="Internet_20_link" text:visited-style-name="Visited_20_Internet_20_Link">Electronic Frontier Foundation</text:a> похвалил TLS 1.3 и предостерег от путаницы с сходным <text:a xlink:type="simple" xlink:href="https://ru.wikipedia.org/wiki/Клептография" text:style-name="Internet_20_link" text:visited-style-name="Visited_20_Internet_20_Link">клептографическим</text:a> протокольным гибридом "ETS" или "eTLS" (в нём намерено выключены важные свойства безопасности из TLS 1.3)<text:bookmark text:name="cite_ref-181"/><text:a xlink:type="simple" xlink:href="https://ru.wikipedia.org/wiki/TLS#cite_note-18" text:style-name="Internet_20_link" text:visited-style-name="Visited_20_Internet_20_Link">[18]</text:a>. </text:p>
      <text:h text:style-name="Heading_20_2" text:outline-level="2"><text:bookmark text:name=".D0.91.D0.B5.D0.B7.D0.BE.D0.BF.D0.B0.D1.81.D0.BD.D0.BE.D1.81.D1.82.D1.8C"/><text:bookmark text:name="Безопасность"/>Безопасность</text:h>
      <text:p text:style-name="Text_20_body">TLS имеет множество мер безопасности: </text:p>
      <text:list xml:id="list1736599638" text:style-name="L25">
        <text:list-item>
          <text:p text:style-name="P113">Защита от понижения версии протокола к предыдущей (менее защищённой) версии или менее надёжному алгоритму шифрования; </text:p>
        </text:list-item>
        <text:list-item>
          <text:p text:style-name="P113">Нумерация последовательных записей приложения и использование порядкового номера в коде аутентификации сообщения (<text:a xlink:type="simple" xlink:href="https://ru.wikipedia.org/wiki/Имитовставка" text:style-name="Internet_20_link" text:visited-style-name="Visited_20_Internet_20_Link">MAC</text:a>); </text:p>
        </text:list-item>
        <text:list-item>
          <text:p text:style-name="P113">Использование ключа в идентификаторе сообщения (только владелец ключа может сгенерировать <text:a xlink:type="simple" xlink:href="https://ru.wikipedia.org/wiki/Имитовставка" text:style-name="Internet_20_link" text:visited-style-name="Visited_20_Internet_20_Link">код аутентификации сообщения</text:a>). Алгоритм вычисления кода аутентификации (<text:a xlink:type="simple" xlink:href="https://ru.wikipedia.org/wiki/HMAC" text:style-name="Internet_20_link" text:visited-style-name="Visited_20_Internet_20_Link">HMAC</text:a>), используемый во многих сессиях TLS, определён в <text:a xlink:type="simple" xlink:href="https://tools.ietf.org/html/rfc2104" text:style-name="Internet_20_link" text:visited-style-name="Visited_20_Internet_20_Link">RFC 2104</text:a>; </text:p>
        </text:list-item>
        <text:list-item>
          <text:p text:style-name="P97">Сообщение, которым заканчивается подтверждение связи («Finished»), используется для подтверждения аутентичности ранее переданных сообщений и, таким образом, выбранных параметров TLS-соединения.</text:p>
        </text:list-item>
      </text:list>
      <text:p text:style-name="Text_20_body">Уязвимость протокола TLS 1.0, которая считалась теоретической, была продемонстрирована на конференции Ekoparty в сентябре 2011 года. Демонстрация включала в себя дешифрование cookies, использованных для аутентификации пользователя<text:bookmark text:name="cite_ref-192"/><text:a xlink:type="simple" xlink:href="https://ru.wikipedia.org/wiki/TLS#cite_note-19" text:style-name="Internet_20_link" text:visited-style-name="Visited_20_Internet_20_Link">[19]</text:a>. </text:p>
      <text:p text:style-name="Text_20_body">Уязвимость в фазе возобновления соединения, обнаруженная в августе 2009 года, позволяла <text:a xlink:type="simple" xlink:href="https://ru.wikipedia.org/wiki/Криптоаналитик" text:style-name="Internet_20_link" text:visited-style-name="Visited_20_Internet_20_Link">криптоаналитику</text:a>, способному взломать <text:a xlink:type="simple" xlink:href="https://ru.wikipedia.org/wiki/HTTPS" text:style-name="Internet_20_link" text:visited-style-name="Visited_20_Internet_20_Link">https-соединение</text:a>, добавлять собственные запросы в сообщения, отправленные от клиента к серверу<text:bookmark text:name="cite_ref-202"/><text:a xlink:type="simple" xlink:href="https://ru.wikipedia.org/wiki/TLS#cite_note-20" text:style-name="Internet_20_link" text:visited-style-name="Visited_20_Internet_20_Link">[20]</text:a>. Так как <text:a xlink:type="simple" xlink:href="https://ru.wikipedia.org/wiki/Криптоаналитик" text:style-name="Internet_20_link" text:visited-style-name="Visited_20_Internet_20_Link">криптоаналитик</text:a> не может дешифровать переписку сервера и клиента, этот тип атаки отличается от стандартной атаки, типа <text:a xlink:type="simple" xlink:href="https://ru.wikipedia.org/wiki/Человек_посередине" text:style-name="Internet_20_link" text:visited-style-name="Visited_20_Internet_20_Link">человек посередине</text:a>. В случае, если пользователь не обращает внимания на индикацию браузера о том, что сессия является безопасной (обычно значок замка), уязвимость может быть использована для атаки типа <text:a xlink:type="simple" xlink:href="https://ru.wikipedia.org/wiki/Человек_посередине" text:style-name="Internet_20_link" text:visited-style-name="Visited_20_Internet_20_Link">человек посередине</text:a><text:bookmark text:name="cite_ref-212"/><text:a xlink:type="simple" xlink:href="https://ru.wikipedia.org/wiki/TLS#cite_note-21" text:style-name="Internet_20_link" text:visited-style-name="Visited_20_Internet_20_Link">[21]</text:a>. Для устранения этой уязвимости было предложено как на стороне клиента, так и на стороне сервера добавлять информацию о предыдущем соединении и осуществлять проверку при возобновлении соединения. Это было представлено в стандарте <text:a xlink:type="simple" xlink:href="https://tools.ietf.org/html/rfc5746" text:style-name="Internet_20_link" text:visited-style-name="Visited_20_Internet_20_Link">RFC 5746</text:a>, а также реализовано в последних версиях <text:a xlink:type="simple" xlink:href="https://ru.wikipedia.org/wiki/OpenSSL" text:style-name="Internet_20_link" text:visited-style-name="Visited_20_Internet_20_Link">OpenSSL</text:a><text:bookmark text:name="cite_ref-221"/><text:a xlink:type="simple" xlink:href="https://ru.wikipedia.org/wiki/TLS#cite_note-22" text:style-name="Internet_20_link" text:visited-style-name="Visited_20_Internet_20_Link">[22]</text:a> и других библиотеках<text:bookmark text:name="cite_ref-231"/><text:a xlink:type="simple" xlink:href="https://ru.wikipedia.org/wiki/TLS#cite_note-23" text:style-name="Internet_20_link" text:visited-style-name="Visited_20_Internet_20_Link">[23]</text:a><text:bookmark text:name="cite_ref-241"/><text:a xlink:type="simple" xlink:href="https://ru.wikipedia.org/wiki/TLS#cite_note-24" text:style-name="Internet_20_link" text:visited-style-name="Visited_20_Internet_20_Link">[24]</text:a>. </text:p>
      <text:p text:style-name="Text_20_body">Также существуют варианты атак, основанные непосредственно на программной реализации протокола, а не на его алгоритме<text:bookmark text:name="cite_ref-251"/><text:a xlink:type="simple" xlink:href="https://ru.wikipedia.org/wiki/TLS#cite_note-25" text:style-name="Internet_20_link" text:visited-style-name="Visited_20_Internet_20_Link">[25]</text:a>. </text:p>
      <text:h text:style-name="P65" text:outline-level="3"/>
      <text:p text:style-name="P8">POP3:</text:p>
      <text:p text:style-name="P8"><text:soft-page-break/><text:span text:style-name="T1">POP3</text:span> (<text:span text:style-name="T4">Post Office Protocol Version 3</text:span>— <text:a xlink:type="simple" xlink:href="https://ru.wikipedia.org/wiki/Протоколы_передачи_данных" text:style-name="Internet_20_link" text:visited-style-name="Visited_20_Internet_20_Link">протокол</text:a> почтового отделения, версия 3)— стандартный <text:a xlink:type="simple" xlink:href="https://ru.wikipedia.org/wiki/Протоколы_прикладного_уровня" text:style-name="Internet_20_link" text:visited-style-name="Visited_20_Internet_20_Link">интернет-протокол прикладного уровня</text:a>, используемый <text:a xlink:type="simple" xlink:href="https://ru.wikipedia.org/wiki/Почтовая_программа" text:style-name="Internet_20_link" text:visited-style-name="Visited_20_Internet_20_Link">клиентами электронной почты</text:a> для получения почты с удалённого <text:a xlink:type="simple" xlink:href="https://ru.wikipedia.org/wiki/Почтовый_сервер" text:style-name="Internet_20_link" text:visited-style-name="Visited_20_Internet_20_Link">сервера</text:a> по <text:a xlink:type="simple" xlink:href="https://ru.wikipedia.org/wiki/TCP" text:style-name="Internet_20_link" text:visited-style-name="Visited_20_Internet_20_Link">TCP</text:a>-соединению. </text:p>
      <text:p text:style-name="Text_20_body">POP и <text:a xlink:type="simple" xlink:href="https://ru.wikipedia.org/wiki/IMAP" text:style-name="Internet_20_link" text:visited-style-name="Visited_20_Internet_20_Link">IMAP</text:a> (Internet Message Access Protocol) — наиболее распространённые <text:a xlink:type="simple" xlink:href="https://ru.wikipedia.org/wiki/Интернет" text:style-name="Internet_20_link" text:visited-style-name="Visited_20_Internet_20_Link">интернет</text:a>-протоколы для извлечения почты. Практически все современные клиенты и серверы электронной почты поддерживают оба стандарта. Протокол POP был разработан в нескольких версиях, нынешним стандартом является третья версия (POP3). Большинство <text:a xlink:type="simple" xlink:href="https://ru.wikipedia.org/wiki/Webmail" text:style-name="Internet_20_link" text:visited-style-name="Visited_20_Internet_20_Link">поставщиков услуг электронной почты</text:a> (такие как <text:a xlink:type="simple" xlink:href="https://ru.wikipedia.org/wiki/Hotmail" text:style-name="Internet_20_link" text:visited-style-name="Visited_20_Internet_20_Link">Hotmail</text:a>, <text:a xlink:type="simple" xlink:href="https://ru.wikipedia.org/wiki/Gmail" text:style-name="Internet_20_link" text:visited-style-name="Visited_20_Internet_20_Link">Gmail</text:a> и Yahoo! Mail) также поддерживает IMAP и POP3. Предыдущие версии протокола (POP, POP2) устарели. </text:p>
      <text:p text:style-name="Text_20_body">Альтернативным протоколом для сбора сообщений с почтового сервера является <text:a xlink:type="simple" xlink:href="https://ru.wikipedia.org/wiki/IMAP" text:style-name="Internet_20_link" text:visited-style-name="Visited_20_Internet_20_Link">IMAP</text:a>. </text:p>
      <text:h text:style-name="P69" text:outline-level="2"><text:bookmark text:name="Общие_сведения"/>Общие сведения</text:h>
      <text:p text:style-name="Text_20_body">POP поддерживает простые требования «загрузи-и-удали» для доступа к удалённым почтовым ящикам. Хотя большая часть POP-клиентов предоставляет возможность оставить почту на сервере после загрузки, использующие POP клиенты обычно соединяются, извлекают все письма, сохраняют их на пользовательском компьютере как новые сообщения, удаляют их с сервера, после чего разъединяются. </text:p>
      <text:p text:style-name="Text_20_body">Другие протоколы, в частности IMAP, предоставляют более полный и комплексный удалённый доступ к типичным операциям с почтовым ящиком. Многие клиенты электронной почты поддерживают как POP, так и IMAP; однако, гораздо меньше <text:a xlink:type="simple" xlink:href="https://ru.wikipedia.org/wiki/Интернет-провайдер" text:style-name="Internet_20_link" text:visited-style-name="Visited_20_Internet_20_Link">интернет-провайдеров</text:a> поддерживают IMAP. </text:p>
      <text:p text:style-name="Text_20_body">POP3-сервер прослушивает <text:a xlink:type="simple" xlink:href="https://ru.wikipedia.org/wiki/Список_портов_TCP_и_UDP" text:style-name="Internet_20_link" text:visited-style-name="Visited_20_Internet_20_Link">общеизвестный порт</text:a> 110. <text:a xlink:type="simple" xlink:href="https://ru.wikipedia.org/wiki/Шифрование" text:style-name="Internet_20_link" text:visited-style-name="Visited_20_Internet_20_Link">Шифрование</text:a> связи для POP3 запрашивается после запуска протокола с помощью либо команды STLS (если она поддерживается), либо POP3S, которая соединяется с сервером, используя <text:a xlink:type="simple" xlink:href="https://ru.wikipedia.org/wiki/TLS" text:style-name="Internet_20_link" text:visited-style-name="Visited_20_Internet_20_Link">TLS</text:a> или <text:a xlink:type="simple" xlink:href="https://ru.wikipedia.org/wiki/SSL" text:style-name="Internet_20_link" text:visited-style-name="Visited_20_Internet_20_Link">SSL</text:a> по TCP-порту 995. </text:p>
      <text:p text:style-name="Text_20_body">Доступные сообщения клиента фиксируются при открытии почтового ящика POP-сессией и определяются количеством сообщений для сессии или, по желанию, с помощью уникального идентификатора, присваиваемого сообщению POP-сервером. Этот уникальный идентификатор является постоянным и уникальным для почтового ящика и позволяет клиенту получить доступ к одному и тому же сообщению в разных POP-сессиях. Почта извлекается и помечается для удаления с помощью номера сообщения. При выходе клиента из сессии помеченные сообщения удаляются из почтового ящика. </text:p>
      <text:h text:style-name="Heading_20_2" text:outline-level="2"><text:bookmark text:name=".D0.A1.D1.80.D0.B0.D0.B2.D0.BD.D0.B5.D0.BD.D0.B8.D0.B5_.D1.81_IMAP"/><text:bookmark text:name="Сравнение_с_IMAP"/>Сравнение с IMAP</text:h>
      <text:p text:style-name="Text_20_body">Клиенты, которые оставляют почту на серверах, обыкновенно используют команду UIDL для получения текущего соответствия между количеством сообщений и сообщением, определяемым его уникальным идентификатором. Идентификатор произволен и может повторяться, если на ящике есть идентичные сообщения. Напротив, IMAP использует 32-битный уникальный идентификатор (UID), присваиваемый сообщениям по возрастанию (но не обязательно подряд) по мере их получения. При извлечении новых сообщений IMAP-клиенты запрашивают UID больший, чем наивысшее значение UID среди всех ранее <text:soft-page-break/>извлечённых сообщений, в то время как POP-клиент должен выбирать из всей карты UIDL. Для больших почтовых ящиков это может потребовать значительной обработки. </text:p>
      <text:p text:style-name="Text_20_body"><text:a xlink:type="simple" xlink:href="https://ru.wikipedia.org/wiki/MIME" text:style-name="Internet_20_link" text:visited-style-name="Visited_20_Internet_20_Link">MIME</text:a> служит в качестве стандарта для вложений и не-ASCII текста в электронных сообщениях. Хотя ни POP3, ни SMTP не требуют MIME-отформатированного сообщения, по существу, все не-ASCII сообщения идут в формате MIME, поэтому POP-клиенты должны также «понимать» и использовать MIME. IMAP, по определению, принимает MIME-форматированные сообщения. </text:p>
      <text:h text:style-name="P69" text:outline-level="2"/>
      <table:table table:name="Таблица21" table:style-name="Таблица21">
        <table:table-column table:style-name="Таблица21.A"/>
        <table:table-row>
          <table:table-cell table:style-name="Таблица21.A1" office:value-type="string">
            <text:p text:style-name="Table_20_Contents"/>
          </table:table-cell>
        </table:table-row>
      </table:table>
      <table:table table:name="Таблица22" table:style-name="Таблица22">
        <table:table-column table:style-name="Таблица22.A"/>
        <table:table-row>
          <table:table-cell table:style-name="Таблица22.A1" office:value-type="string">
            <text:p text:style-name="P16"><text:bookmark text:name="LC22"/></text:p>
          </table:table-cell>
        </table:table-row>
      </table:table>
      <table:table table:name="Таблица23" table:style-name="Таблица23">
        <table:table-column table:style-name="Таблица23.A"/>
        <table:table-row>
          <table:table-cell table:style-name="Таблица23.A1" office:value-type="string">
            <text:p text:style-name="P16"><text:bookmark text:name="LC23"/></text:p>
          </table:table-cell>
        </table:table-row>
      </table:table>
      <table:table table:name="Таблица24" table:style-name="Таблица24">
        <table:table-column table:style-name="Таблица24.A"/>
        <table:table-row>
          <table:table-cell table:style-name="Таблица24.A1" office:value-type="string">
            <text:p text:style-name="P16"><text:bookmark text:name="LC24"/></text:p>
          </table:table-cell>
        </table:table-row>
      </table:table>
      <table:table table:name="Таблица25" table:style-name="Таблица25">
        <table:table-column table:style-name="Таблица25.A"/>
        <table:table-row>
          <table:table-cell table:style-name="Таблица25.A1" office:value-type="string">
            <text:p text:style-name="P20"/>
          </table:table-cell>
        </table:table-row>
      </table:table>
      <table:table table:name="Таблица26" table:style-name="Таблица26">
        <table:table-column table:style-name="Таблица26.A"/>
        <table:table-row>
          <table:table-cell table:style-name="Таблица26.A1" office:value-type="string">
            <text:p text:style-name="Table_20_Contents"><text:bookmark text:name="LC26"/>2. Проектная часть</text:p>
          </table:table-cell>
        </table:table-row>
      </table:table>
      <table:table table:name="Таблица27" table:style-name="Таблица27">
        <table:table-column table:style-name="Таблица27.A"/>
        <table:table-row>
          <table:table-cell table:style-name="Таблица27.A1" office:value-type="string">
            <text:p text:style-name="P24"><text:bookmark text:name="LC27"/>2.1. Информационное обеспечение задачи (комплекса задач, АРМ)</text:p>
          </table:table-cell>
        </table:table-row>
      </table:table>
      <table:table table:name="Таблица28" table:style-name="Таблица28">
        <table:table-column table:style-name="Таблица28.A"/>
        <table:table-row>
          <table:table-cell table:style-name="Таблица28.A1" office:value-type="string">
            <text:p text:style-name="Table_20_Contents"><text:bookmark text:name="LC28"/>2.1.1. Информационная модель и ее описание</text:p>
          </table:table-cell>
        </table:table-row>
      </table:table>
      <text:p text:style-name="Text_20_body"/>
      <text:p text:style-name="P11">Привести схему или диаграмму взаимодействия программных модулей</text:p>
      <table:table table:name="Таблица29" table:style-name="Таблица29">
        <table:table-column table:style-name="Таблица29.A"/>
        <table:table-row>
          <table:table-cell table:style-name="Таблица29.A1" office:value-type="string">
            <text:p text:style-name="Table_20_Contents"><text:bookmark text:name="LC29"/>2.1.2. Используемые классификаторы и системы кодирования</text:p>
          </table:table-cell>
        </table:table-row>
      </table:table>
      <text:p text:style-name="Text_20_body"/>
      <text:p text:style-name="P10">Архитектура ПО Патерны и методы</text:p>
      <text:p text:style-name="P10"/>
      <table:table table:name="Таблица30" table:style-name="Таблица30">
        <table:table-column table:style-name="Таблица30.A"/>
        <table:table-row>
          <table:table-cell table:style-name="Таблица30.A1" office:value-type="string">
            <text:p text:style-name="Table_20_Contents"><text:bookmark text:name="LC30"/>2.1.3. Характеристика нормативно-справочной и входной оперативной информации</text:p>
          </table:table-cell>
        </table:table-row>
      </table:table>
      <table:table table:name="Таблица31" table:style-name="Таблица31">
        <table:table-column table:style-name="Таблица31.A"/>
        <table:table-row>
          <table:table-cell table:style-name="Таблица31.A1" office:value-type="string">
            <text:p text:style-name="Table_20_Contents"><text:bookmark text:name="LC31"/>2.1.4. Характеристика результатной информации</text:p>
          </table:table-cell>
        </table:table-row>
      </table:table>
      <table:table table:name="Таблица32" table:style-name="Таблица32">
        <table:table-column table:style-name="Таблица32.A"/>
        <table:table-row>
          <table:table-cell table:style-name="Таблица32.A1" office:value-type="string">
            <text:p text:style-name="Table_20_Contents"><text:bookmark text:name="LC32"/>2.2. Программное обеспечение задачи (комплекса задач, АРМ)</text:p>
          </table:table-cell>
        </table:table-row>
      </table:table>
      <table:table table:name="Таблица33" table:style-name="Таблица33">
        <table:table-column table:style-name="Таблица33.A"/>
        <table:table-row>
          <table:table-cell table:style-name="Таблица33.A1" office:value-type="string">
            <text:p text:style-name="P25"><text:bookmark text:name="LC33"/>2.2.1. Общие положения (дерево функций и сценарий диалога) </text:p>
            <text:p text:style-name="P25"/>
            <text:p text:style-name="P36"><text:span text:style-name="T20">В данной главе рассматривается общее положение (дерево)</text:span> <text:span text:style-name="T20">функции и модулей а так же раскрывается основное назначение каждого из них:</text:span></text:p>
            <text:p text:style-name="P36"><text:s text:c="2"/></text:p>
            <text:p text:style-name="P25">emailService — <text:span text:style-name="T11">Данный раздел модуля отвечает за работу с почтовыми сервисами средствами предоставляемыми языком Python. Данный модуль имеет скрипты для отправки и получения писем по почте , так же их парсинг и конфигурирование, создание отчетов и отправка их по электронной почте по протоколам SMTP и IMAP.</text:span></text:p>
            <text:p text:style-name="P25"/>
            <text:p text:style-name="P25">static_analyzer</text:p>
            <text:p text:style-name="P25"/>
            <text:p text:style-name="P29">build — <text:span text:style-name="T11">Данная директория содержит важные сценарии сборки из текстов на языке С++</text:span></text:p>
            <text:p text:style-name="P32">исполняемый файл(программу) ю Данный сценарии написан на скриптовом языке Cmake который генерирует уже сам скрипт непосредственной сборки исходников (Makefile).</text:p>
            <text:p text:style-name="P29"/>
            <text:p text:style-name="P25"><text:span text:style-name="T12">s</text:span>cripts — <text:span text:style-name="T12">Данныая директория содержит весь перечинь скриптов на созданном языке запррсов, для соответствующей обработки входных (передаваемых) данных.</text:span></text:p>
            <text:p text:style-name="P25"><text:s/><text:span text:style-name="T12">Так же таам содержится и скприпты на bash для запуска демонов в системе Linux.</text:span></text:p>
            <text:p text:style-name="P25"/>
            <text:p text:style-name="P25"><text:soft-page-break/>CmakeLists.txt — <text:span text:style-name="T13">сам непосредственный файл содержащий весь сценарии сборки исходных кодов системы. Использование отдельной системы сборки хорошии тон проектирования и кодирования программного продукта. Так как сам язык С++ является довольно низкоуровневым языком, поэтому является не абсолютно кросс платформенным и в некоторых местах зависит от платформы под которую собирается программный продукт. Не абсолютно кросс платформенный потому что стандартная библиотека языка С++ старается</text:span></text:p>
            <text:p text:style-name="P35">создавать <text:s/>кросс платформенной (не за<text:span text:style-name="T41">в</text:span>исимой от OS (Operation System)). Наличие же кросплатформенной системы сборки позволяет нам не заботиться о нюансах компиляции и линковки исходных файлов <text:s/>на любой платформе где имеется данная система сборки.</text:p>
            <text:p text:style-name="P35"/>
            <text:p text:style-name="P25"/>
            <text:p text:style-name="P31"><text:span text:style-name="T14">V</text:span>cs — <text:span text:style-name="T14">Данная директория содержит перечень исходников на языке С++ для так называемой системы контроля версии Базы данных (Version Control System). Данный модуль состоит из их структур данных как inode и inodes. Первая структура данных представляем из себя так называемый скриншот состояния системы, то есть <text:s/>какие имеются таблицы ,какие в них данный в момент времени и многое другое. Каждой inode назначается индекс своего рода хеш-код который его идентифицирует среди других inode. Структура же inodes представляет из себя связанный список inode`ов создаваемый каждый раз при созданий резервных копии (скриншотов) системы, то есть inode`ы новой. Структура данных под название backup занимается сериализацией (побайтовая запись состояния объекта в файл)</text:span></text:p>
            <text:p text:style-name="P33">и десериализацией (поб<text:span text:style-name="T41">а</text:span>йтовое считывание состояния объекта из файла с аналогичный по типу такой же объект). </text:p>
            <text:p text:style-name="P25"/>
            <text:p text:style-name="P25">bin — <text:span text:style-name="T15">Директория где находятся актуальные версии объектных файлов.</text:span></text:p>
            <text:p text:style-name="P25"/>
            <text:p text:style-name="P25">Config — <text:span text:style-name="T15">Дтректория где находятся конфигурационные файлы системы, необходимые для ее работы. Так в поддиректории tables находятся встроенные базы данных которые можно использоваться , без необходимости создавать таблицы для работы приложения. В поддиректории log находятся два файла error_log.txt, здесь находятся все логи критичные для работы приложения. Другой не менее важный файл syslog.txt содержит в себе все события происходившие в таблица баз данных, в <text:s/>том числе и не критичные для работы приложения.</text:span></text:p>
            <text:p text:style-name="P25"/>
            <text:p text:style-name="P25">interpret — <text:span text:style-name="T16">Директория где находятся все исходники отвечающие за лексический и синтаксический анализ скриптов системы запрсов базы данных.</text:span></text:p>
            <text:p text:style-name="P25"/>
            <text:p text:style-name="P25">main.cpp — <text:span text:style-name="T17">Главный файл с которого в целом начинается работы всей системы.</text:span></text:p>
            <text:p text:style-name="P25"/>
            <text:p text:style-name="P30"><text:span text:style-name="T8">T</text:span>ools — <text:span text:style-name="T17">Директория где находяться все вспомогательные системы необходимые для нормальной работы базы данных. Так имеются модули для работы с файлами, кастомные реализации наиболее популярных и полезных патерном (шаблонов) проектирвания классов и утилит. Одна из самых часто используемых шаблонных классов из этого модуля являеться патерн singleton. <text:s/>Singleton (Одиночка) — предназначен для создания одиночных объектов (инстанцев) класса которых в системе должно быть не больше одного.</text:span></text:p>
            <text:p text:style-name="P30">В таких случаях необходимо уметь создавать единственный экземпляр некоторого типа, предоставлять к нему доступ извне и запрещать создание нескольких экземпляров того же типа.</text:p>
            <text:p text:style-name="Text_20_body">Паттерн Singleton предоставляет такие возможности.</text:p>
            <text:p text:style-name="Text_20_body">Архитектура паттерна Singleton основана на идее использования глобальной переменной, <text:span text:style-name="T18">но так же при этом запрещая создавать другие глобальные переменные данного типа.</text:span></text:p>
            <text:p text:style-name="Text_20_body">Для решения этой проблемы паттерн Singleton возлагает контроль над созданием <text:soft-page-break/>единственного объекта на сам класс. Доступ к этому объекту осуществляется через статическую функцию-член класса, которая возвращает указатель или ссылку на него. Этот объект будет создан только при первом обращении к методу, а все последующие вызовы просто возвращают его адрес. Для обеспечения уникальности объекта, конструкторы и оператор присваивания объявляются закрытыми.</text:p>
            <text:p text:style-name="P12">Другим не мене<text:span text:style-name="T41">е</text:span> важным классом из данного модуля является класс логер (loger). Данный тип <text:span text:style-name="T41">при</text:span>зван облегчить процедуры ведения лого<text:span text:style-name="T19">в</text:span> все различными системами и подсистемами базы данных.</text:p>
            <text:p text:style-name="P25"/>
            <text:p text:style-name="P25"/>
            <text:p text:style-name="P25">Doc — <text:span text:style-name="T17">Раздел где находиться файл с описание функциональных возможностей системы.</text:span></text:p>
            <text:p text:style-name="P25"/>
            <text:p text:style-name="P25">db_kernel — <text:span text:style-name="T17">Самая важная директория, где храняться важные модули ядра баз данных, основного функционала языка запросов. <text:s/>Само ядро базы данных описывается структурой данных именуемой как db_kerel в файле includes/db_kernel.h. Структура же db_controller является своего рода коннектором представляющим удобное API (более высокоуровневый интерфейс для работы с самим ядром базы данных). Так же имеется структура данных как token представляющим сущность строки в таблице базы данны. Оно так же является классом представляющим из себя более высокоуровневый интерфейс дял работы со строками таблиц. Структура file_stream является как бы абстрактным классом представляющим определенные методы (опять же интерфейсы) для удобной работы с файловыми потоками.</text:span></text:p>
            <text:p text:style-name="P34">Класс же event описываемый в файле includes/event.h является сущностью отвечающую за события в таблицах баз данных.</text:p>
            <text:p text:style-name="P25"><text:s/></text:p>
          </table:table-cell>
        </table:table-row>
      </table:table>
      <text:p text:style-name="Text_20_body"/>
      <text:p text:style-name="Text_20_body"/>
      <text:p text:style-name="Text_20_body"/>
      <table:table table:name="Таблица34" table:style-name="Таблица34">
        <table:table-column table:style-name="Таблица34.A"/>
        <table:table-row>
          <table:table-cell table:style-name="Таблица34.A1" office:value-type="string">
            <text:p text:style-name="P25"><text:bookmark text:name="LC34"/>2.2.2. Структурная схема пакета (дерево вызова процедур и программ)</text:p>
            <text:p text:style-name="P25"/>
            <text:p text:style-name="P26">привести список модулей и функции но в виде диаграмм и схем</text:p>
            <text:p text:style-name="P25"/>
          </table:table-cell>
        </table:table-row>
      </table:table>
      <table:table table:name="Таблица35" table:style-name="Таблица35">
        <table:table-column table:style-name="Таблица35.A"/>
        <table:table-row>
          <table:table-cell table:style-name="Таблица35.A1" office:value-type="string">
            <text:p text:style-name="Table_20_Contents"><text:bookmark text:name="LC35"/>2.2.3. Описание программных модулей</text:p>
            <text:p text:style-name="Table_20_Contents"/>
            <text:p text:style-name="P28">подробное описание всех модулей и их межвзаимодейсвтие</text:p>
            <text:p text:style-name="P28"/>
            <text:p text:style-name="P27">emailService — <text:span text:style-name="T21">Модуль отвечающии за конфигурацию и работы почтовых сервисов по протоколам SMTP и IMAP. Данный модуль включает следующие компоненты:</text:span></text:p>
            <text:p text:style-name="P27"/>
            <text:p text:style-name="P27"/>
            <text:p text:style-name="P48">../sendReport.py — <text:span text:style-name="T23">Скрипт создающий и отсылающий по почте отчет, создаваемый на основе конфигов.</text:span></text:p>
            <text:p text:style-name="P27"/>
            <text:p text:style-name="P27">./test.pyc</text:p>
            <text:p text:style-name="P27"/>
            <text:p text:style-name="P27">./testRunTasks.py — <text:span text:style-name="T34">Тестовый скрипт содержащий набор методов для проверки работоспособности почтового сервиса.</text:span></text:p>
            <text:p text:style-name="P27"/>
            <text:p text:style-name="P48">./readGmail.py — <text:span text:style-name="T22">Скрипт для чтения входящих писем определенного формата.</text:span></text:p>
            <text:p text:style-name="P27"><text:soft-page-break/></text:p>
            <text:p text:style-name="P27">./main.py — <text:span text:style-name="T34">Главный скрипт запускающии остальные процессы необходимые для работы почтового сервиса.</text:span></text:p>
            <text:p text:style-name="P27"/>
            <text:p text:style-name="P48">./confSMTP — <text:span text:style-name="T21">Директория где находятся конфигурационные файлы для скриптов.</text:span></text:p>
            <text:p text:style-name="P48"/>
            <text:p text:style-name="P48">./confSMTP/mainConf.json - <text:span text:style-name="T21">Сам конфигурационный файл. Фомат конфигурации задаеться JSON форматом представления данных.</text:span></text:p>
            <text:p text:style-name="P27"/>
            <text:p text:style-name="P27">./sendReport.pyc</text:p>
            <text:p text:style-name="P27"/>
            <text:p text:style-name="P27">./vars.pyc</text:p>
            <text:p text:style-name="P27"/>
            <text:p text:style-name="P27">./execTasks.pyc</text:p>
            <text:p text:style-name="P27"/>
            <text:p text:style-name="P27">./test.py — <text:span text:style-name="T34">Тестовый скритп содержащий методы для проверки корректности почтового сервиса</text:span></text:p>
            <text:p text:style-name="P27"/>
            <text:p text:style-name="P48">./parseConfSMTP.py — <text:span text:style-name="T21">Скрипт занимающийся парсингом (разбором) конфигурации почтовых сервисов.</text:span></text:p>
            <text:p text:style-name="P27"/>
            <text:p text:style-name="P48">./sendGmail.py — <text:span text:style-name="T22">Скрипт для отправки писем на сервер электронной почты.</text:span></text:p>
            <text:p text:style-name="P27"/>
            <text:p text:style-name="P27">./vars.py — <text:span text:style-name="T34">Скрипт содержащий важные константы, необходимые для корректной работы</text:span></text:p>
            <text:p text:style-name="P49">почтового сервиса</text:p>
            <text:p text:style-name="P27"/>
            <text:p text:style-name="P27">./sysloger.py — <text:span text:style-name="T34">Скрипт отвечающии за системное логирование исполняемых сервисов, выполняющих определенную задачу.</text:span></text:p>
            <text:p text:style-name="P27"/>
            <text:p text:style-name="P27">./main.py<text:span text:style-name="T34">с</text:span></text:p>
            <text:p text:style-name="P27"/>
            <text:p text:style-name="P27">./parseConfSMTP.pyc</text:p>
            <text:p text:style-name="P27"/>
            <text:p text:style-name="P27">./execTasks.py — <text:span text:style-name="T34">Скрипт взаимодействующий непосредственно с <text:s/>операционной системой linux <text:s/>и shell(bash). Он необходим для исполнения shell команд из python скриптов, так он является своего рода связкой между почтовым сервисом на python и shell(bash) операционной системы.</text:span></text:p>
            <text:p text:style-name="P27"/>
            <text:p text:style-name="P27">./sysloger.pyc </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static_analyzer </text:p>
            <text:p text:style-name="P37">./cppcheck_analyzer.sh — <text:span text:style-name="T23">Скрипт который запускает специальную утилиту (cppcheck) для проведения проверки синтаксиса на наличия синтаксических ошибок. Это утилита является лишь статическим анализатором кода для С++.</text:span></text:p>
            <text:p text:style-name="P27"/>
            <text:p text:style-name="P27">./static_analyze_err.txt — <text:span text:style-name="T23">файл в котором собраны результаты работы (проверки) скприптов и модулей кода на наличие синтаксических ошибок.</text:span></text:p>
            <text:p text:style-name="P27"/>
            <text:p text:style-name="P27"/>
            <text:p text:style-name="P27">build</text:p>
            <text:p text:style-name="P27">./CMakeCache.txt</text:p>
            <text:p text:style-name="P27">./CMakeFiles</text:p>
            <text:p text:style-name="P27">./CMakeFiles/progress.marks</text:p>
            <text:p text:style-name="P27">./CMakeFiles/dbs.dir</text:p>
            <text:p text:style-name="P27">./CMakeFiles/dbs.dir/main.cpp.o</text:p>
            <text:p text:style-name="P27">./CMakeFiles/dbs.dir/db_kernel</text:p>
            <text:p text:style-name="P27">./CMakeFiles/dbs.dir/db_kernel/tokenize_grammar.cpp.o</text:p>
            <text:p text:style-name="P27">./CMakeFiles/dbs.dir/db_kernel/event.cpp.o</text:p>
            <text:p text:style-name="P27">./CMakeFiles/dbs.dir/db_kernel/file_stream.cpp.o</text:p>
            <text:p text:style-name="P27">./CMakeFiles/dbs.dir/db_kernel/db_controller.cpp.o</text:p>
            <text:p text:style-name="P27">./CMakeFiles/dbs.dir/db_kernel/db_kernel.cpp.o</text:p>
            <text:p text:style-name="P27">./CMakeFiles/dbs.dir/db_kernel/token.cpp.o</text:p>
            <text:p text:style-name="P27">./CMakeFiles/dbs.dir/db_kernel/methods.cpp.o</text:p>
            <text:p text:style-name="P27">./CMakeFiles/dbs.dir/depend.internal</text:p>
            <text:p text:style-name="P27">./CMakeFiles/dbs.dir/flags.make</text:p>
            <text:p text:style-name="P27">./CMakeFiles/dbs.dir/depend.make</text:p>
            <text:p text:style-name="P27">./CMakeFiles/dbs.dir/vcs</text:p>
            <text:p text:style-name="P27">./CMakeFiles/dbs.dir/vcs/vcs_tab.cpp.o</text:p>
            <text:p text:style-name="P27">./CMakeFiles/dbs.dir/vcs/inode.cpp.o</text:p>
            <text:p text:style-name="P27">./CMakeFiles/dbs.dir/vcs/backup.cpp.o</text:p>
            <text:p text:style-name="P27">./CMakeFiles/dbs.dir/vcs/inodes.cpp.o</text:p>
            <text:p text:style-name="P27">./CMakeFiles/dbs.dir/interpret</text:p>
            <text:p text:style-name="P27">./CMakeFiles/dbs.dir/interpret/trigger_operators.cpp.o</text:p>
            <text:p text:style-name="P27">./CMakeFiles/dbs.dir/interpret/operators.cpp.o</text:p>
            <text:p text:style-name="P27">./CMakeFiles/dbs.dir/interpret/atomic_operators.cpp.o</text:p>
            <text:p text:style-name="P27">./CMakeFiles/dbs.dir/interpret/option_parse.cpp.o</text:p>
            <text:p text:style-name="P27">./CMakeFiles/dbs.dir/interpret/shared_oprt_funcs.cpp.o</text:p>
            <text:p text:style-name="P27">./CMakeFiles/dbs.dir/interpret/command.cpp.o</text:p>
            <text:p text:style-name="P27">./CMakeFiles/dbs.dir/interpret/transaction.cpp.o</text:p>
            <text:p text:style-name="P27">./CMakeFiles/dbs.dir/interpret/sys_error.cpp.o</text:p>
            <text:p text:style-name="P27">./CMakeFiles/dbs.dir/interpret/lexer.cpp.o</text:p>
            <text:p text:style-name="P27">./CMakeFiles/dbs.dir/interpret/sys_functions.cpp.o</text:p>
            <text:p text:style-name="P27">./CMakeFiles/dbs.dir/interpret/base_parse_api.cpp.o</text:p>
            <text:p text:style-name="P27">./CMakeFiles/dbs.dir/interpret/response_data.cpp.o</text:p>
            <text:p text:style-name="P27">./CMakeFiles/dbs.dir/interpret/shell.cpp.o</text:p>
            <text:p text:style-name="P27">./CMakeFiles/dbs.dir/interpret/list_triggers.cpp.o</text:p>
            <text:p text:style-name="P27">./CMakeFiles/dbs.dir/interpret/args_data.cpp.o</text:p>
            <text:p text:style-name="P27">./CMakeFiles/dbs.dir/interpret/memento.cpp.o</text:p>
            <text:p text:style-name="P27">./CMakeFiles/dbs.dir/interpret/parser.cpp.o</text:p>
            <text:p text:style-name="P27">./CMakeFiles/dbs.dir/interpret/trigger_node.cpp.o</text:p>
            <text:p text:style-name="P27">./CMakeFiles/dbs.dir/interpret/record.cpp.o</text:p>
            <text:p text:style-name="P27">./CMakeFiles/dbs.dir/interpret/lexeme.cpp.o</text:p>
            <text:p text:style-name="P27"><text:soft-page-break/>./CMakeFiles/dbs.dir/CXX.includecache</text:p>
            <text:p text:style-name="P27">./CMakeFiles/dbs.dir/cmake_clean.cmake</text:p>
            <text:p text:style-name="P27">./CMakeFiles/dbs.dir/link.txt</text:p>
            <text:p text:style-name="P27">./CMakeFiles/dbs.dir/tools</text:p>
            <text:p text:style-name="P27">./CMakeFiles/dbs.dir/tools/utils.cpp.o</text:p>
            <text:p text:style-name="P27">./CMakeFiles/dbs.dir/tools/loger.cpp.o</text:p>
            <text:p text:style-name="P27">./CMakeFiles/dbs.dir/tools/files.cpp.o</text:p>
            <text:p text:style-name="P27">./CMakeFiles/dbs.dir/progress.make</text:p>
            <text:p text:style-name="P27">./CMakeFiles/dbs.dir/build.make</text:p>
            <text:p text:style-name="P27">./CMakeFiles/dbs.dir/DependInfo.cmake</text:p>
            <text:p text:style-name="P27">./CMakeFiles/CMakeOutput.log</text:p>
            <text:p text:style-name="P27">./CMakeFiles/3.10.2</text:p>
            <text:p text:style-name="P27">./CMakeFiles/3.10.2/CMakeDetermineCompilerABI_CXX.bin</text:p>
            <text:p text:style-name="P27">./CMakeFiles/3.10.2/CompilerIdC</text:p>
            <text:p text:style-name="P27">./CMakeFiles/3.10.2/CompilerIdC/a.out</text:p>
            <text:p text:style-name="P27">./CMakeFiles/3.10.2/CompilerIdC/CMakeCCompilerId.c</text:p>
            <text:p text:style-name="P27">./CMakeFiles/3.10.2/CompilerIdC/tmp</text:p>
            <text:p text:style-name="P27">./CMakeFiles/3.10.2/CMakeCXXCompiler.cmake</text:p>
            <text:p text:style-name="P27">./CMakeFiles/3.10.2/CMakeCCompiler.cmake</text:p>
            <text:p text:style-name="P27">./CMakeFiles/3.10.2/CMakeSystem.cmake</text:p>
            <text:p text:style-name="P27">./CMakeFiles/3.10.2/CompilerIdCXX</text:p>
            <text:p text:style-name="P27">./CMakeFiles/3.10.2/CompilerIdCXX/a.out</text:p>
            <text:p text:style-name="P27">./CMakeFiles/3.10.2/CompilerIdCXX/CMakeCXXCompilerId.cpp</text:p>
            <text:p text:style-name="P27">./CMakeFiles/3.10.2/CompilerIdCXX/tmp</text:p>
            <text:p text:style-name="P27">./CMakeFiles/3.10.2/CMakeDetermineCompilerABI_C.bin</text:p>
            <text:p text:style-name="P27">./CMakeFiles/Makefile2</text:p>
            <text:p text:style-name="P27">./CMakeFiles/feature_tests.cxx</text:p>
            <text:p text:style-name="P27">./CMakeFiles/feature_tests.bin</text:p>
            <text:p text:style-name="P27">./CMakeFiles/feature_tests.c</text:p>
            <text:p text:style-name="P27">./CMakeFiles/CMakeDirectoryInformation.cmake</text:p>
            <text:p text:style-name="P27">./CMakeFiles/TargetDirectories.txt</text:p>
            <text:p text:style-name="P27">./CMakeFiles/cmake.check_cache</text:p>
            <text:p text:style-name="P27">./CMakeFiles/CMakeTmp</text:p>
            <text:p text:style-name="P27">./CMakeFiles/Makefile.cmake</text:p>
            <text:p text:style-name="P27">./cmake_install.cmake</text:p>
            <text:p text:style-name="P27">./dbs</text:p>
            <text:p text:style-name="P27">./Makefile</text:p>
            <text:p text:style-name="P27"/>
            <text:p text:style-name="P27"/>
            <text:p text:style-name="P27"/>
            <text:p text:style-name="P27">scripts</text:p>
            <text:p text:style-name="P27"/>
            <text:p text:style-name="P27">CmakeLists.txt</text:p>
            <text:p text:style-name="P27"/>
            <text:list xml:id="list1800974243" text:style-name="L26">
              <text:list-item>
                <text:p text:style-name="P114">vcs — <text:span text:style-name="T24">Модуль отвечающий за систему контроля версии таблиц баз данных. Данный модуль включает в себя следующие элементы:</text:span></text:p>
              </text:list-item>
            </text:list>
            <text:p text:style-name="P27"/>
            <text:p text:style-name="P38">./backup.cpp — <text:span text:style-name="T24">Структура данных ответственная за хранение всей информации о различных сохраненных состояниях системы баз данны в бинарном виде для сериализаций и десериализаций в любой момент в любое сохраненное состояние системы. Данная структура данных для десериализаций и сериализаций таблиц и их состоянии требует такой структуры данных как inode — структура которая является </text:span><text:soft-page-break/><text:span text:style-name="T24">инстанцем (объектом) хранящим информации о текущем состоянии определенных таблиц.</text:span></text:p>
            <text:p text:style-name="P46"><text:s text:c="2"/></text:p>
            <text:p text:style-name="P27">./bin — <text:span text:style-name="T25">Директория где хранятся объектные файлы системы конроля версии.</text:span></text:p>
            <text:p text:style-name="P27"/>
            <text:p text:style-name="P38">./bin/Makefile — <text:span text:style-name="T25">Специальный скриптовой файл отвечающий за автоматизированную сборку.</text:span></text:p>
            <text:p text:style-name="P38"/>
            <text:p text:style-name="P27">./includes — <text:span text:style-name="T25">Папке где хранятся подключаемые и импортируемые модули подсистемы.</text:span></text:p>
            <text:p text:style-name="P38"/>
            <text:p text:style-name="P50">./includes/inodes.h — <text:s/><text:span text:style-name="T25">Хедер файл описывающий структуру inodescpp.</text:span></text:p>
            <text:p text:style-name="P27"/>
            <text:p text:style-name="P27">./includes/backup.h — <text:span text:style-name="T25">Хедер файл описывающий структуру backup.cpp.</text:span></text:p>
            <text:p text:style-name="P27"/>
            <text:p text:style-name="P57">./includes/vcs_tab.h - <text:span text:style-name="T25">Хедер файл описывающий структуру <text:s/>vcs_tab.cpp</text:span></text:p>
            <text:p text:style-name="P39"/>
            <text:p text:style-name="P39">./includes/inode.h - <text:span text:style-name="T25">Хедер файл описывающий структуру inode.cpp.</text:span></text:p>
            <text:p text:style-name="P39"/>
            <text:p text:style-name="P39">./inode.cpp - <text:span text:style-name="T25">Структура отвечающая за представления данных о текущем состоянии системы таблиц баз данных.</text:span></text:p>
            <text:p text:style-name="P39"/>
            <text:p text:style-name="P27">./inodes.cpp — <text:span text:style-name="T26">Структура данных отвечающая за представления набора данных inode в виде связанного списка.</text:span></text:p>
            <text:p text:style-name="P27"/>
            <text:p text:style-name="P27">./vcs_tab.cpp — <text:span text:style-name="T26">Фалй содержащии <text:s/>перечень функции (системных вызовов db_kernel) определяющих операции по созданию inode, добавлению созданных inode <text:s/>в список inode (inodes), удалению inode из списка, поиск определенной inode <text:s/>в списке inode и многое другое.</text:span></text:p>
            <text:p text:style-name="P27"/>
            <text:p text:style-name="P27"/>
            <text:p text:style-name="P27">Bin — <text:span text:style-name="T27">Директория где хранятся объектные файлы соответствующих хедер файлов:</text:span></text:p>
            <text:p text:style-name="P27">./args_data.o</text:p>
            <text:p text:style-name="P27">./atomic_operators.o</text:p>
            <text:p text:style-name="P27">./base_parse_api.o</text:p>
            <text:p text:style-name="P27">./command.o</text:p>
            <text:p text:style-name="P27">./db_controller.o</text:p>
            <text:p text:style-name="P27">./db_kernel.o</text:p>
            <text:p text:style-name="P27">./event.o</text:p>
            <text:p text:style-name="P27">./files.o</text:p>
            <text:p text:style-name="P27">./file_stream.o</text:p>
            <text:p text:style-name="P27">./lexeme.o</text:p>
            <text:p text:style-name="P27">./lexer.o</text:p>
            <text:p text:style-name="P27">./list_triggers.o</text:p>
            <text:p text:style-name="P27">./loger.o</text:p>
            <text:p text:style-name="P27">./main.o</text:p>
            <text:p text:style-name="P27">./Makefile</text:p>
            <text:p text:style-name="P27">./memento.o</text:p>
            <text:p text:style-name="P27">./methods.o</text:p>
            <text:p text:style-name="P27">./operators.o</text:p>
            <text:p text:style-name="P27">./option_parse.o</text:p>
            <text:p text:style-name="P27">./parser.o</text:p>
            <text:p text:style-name="P27"><text:soft-page-break/>./record.o</text:p>
            <text:p text:style-name="P27">./response_data.o</text:p>
            <text:p text:style-name="P27">./shared_oprt_funcs.o</text:p>
            <text:p text:style-name="P27">./shell.o</text:p>
            <text:p text:style-name="P27">./sys_error.o</text:p>
            <text:p text:style-name="P27">./sys_functions.o</text:p>
            <text:p text:style-name="P27">./tokenize_grammar.o</text:p>
            <text:p text:style-name="P27">./token.o</text:p>
            <text:p text:style-name="P27">./transaction.o</text:p>
            <text:p text:style-name="P27">./trigger_node.o</text:p>
            <text:p text:style-name="P27">./trigger_operators.o</text:p>
            <text:p text:style-name="P27">./utils.o</text:p>
            <text:p text:style-name="P27"/>
            <text:p text:style-name="P27"/>
            <text:p text:style-name="P27">config — <text:span text:style-name="T27">Директория для хранения системной информации и первичной конфигурации системы.</text:span></text:p>
            <text:p text:style-name="P27"/>
            <text:p text:style-name="P27">./backup — <text:span text:style-name="T27">Директория отвечает за резервные копии соответствующих таблиц базы данных.</text:span></text:p>
            <text:p text:style-name="P27"/>
            <text:p text:style-name="P27">./backup/backup.copy — <text:span text:style-name="T27">файл содержащую информации и данные таблиц баз данных в бинарном виде.</text:span></text:p>
            <text:p text:style-name="P27"/>
            <text:p text:style-name="P27">./backup/inodes.cnf — <text:span text:style-name="T27">файл содержащий информации о всех состояниях таблиц и баз данных в бинарном виде.</text:span></text:p>
            <text:p text:style-name="P27"/>
            <text:p text:style-name="P27">./log — <text:span text:style-name="T27">Директория в которой хранятся все логи системы.</text:span></text:p>
            <text:p text:style-name="P27"/>
            <text:p text:style-name="P27">./log/sys_log.txt — <text:span text:style-name="T27">файл хранящий системные логи (различные события как правило не критические и не ошибочные).</text:span></text:p>
            <text:p text:style-name="P27"/>
            <text:p text:style-name="P27">./log/error_log.txt — <text:span text:style-name="T27">файл содержащий как правило системные (критические) ошибки разного рода (не найден файл, не найдена таблица, ошибка синтаксиса, нет прав доступа к тому или иному файловому дескриптору и т. д.).</text:span></text:p>
            <text:p text:style-name="P27"/>
            <text:p text:style-name="P27">./tables — <text:span text:style-name="T27">Директория содержащие первичные таблицы с разными начальными (тестовыми) данными :</text:span></text:p>
            <text:p text:style-name="P27">./tables/small_init.txt</text:p>
            <text:p text:style-name="P27">./tables/init.txt</text:p>
            <text:p text:style-name="P27">./tables/file.txt</text:p>
            <text:p text:style-name="P27">./tables/big_init.txt</text:p>
            <text:p text:style-name="P27">./tables/otherData.txt</text:p>
            <text:p text:style-name="P27">./tables/data.txt</text:p>
            <text:p text:style-name="P27">./tables/test.txt</text:p>
            <text:p text:style-name="P27"/>
            <text:p text:style-name="P27"/>
            <text:p text:style-name="P27">interpret — <text:span text:style-name="T27">Модуль ответсвенный за лексический и синтаксический анализ запрсов к базе данных.</text:span></text:p>
            <text:p text:style-name="P27"/>
            <text:p text:style-name="P27">./args_data.cpp — <text:span text:style-name="T28">Модуль ответственный за представления символьной информации о всех системах и подсистемах представляющих интерфейс для парсинга запросов и данных.</text:span></text:p>
            <text:p text:style-name="P27"><text:soft-page-break/></text:p>
            <text:p text:style-name="P27">./atomic_operators.cpp — <text:span text:style-name="T28">Модуль ответственный за исполнение заданных пользователем запросов атомарно (не делимо).</text:span></text:p>
            <text:p text:style-name="P27"/>
            <text:p text:style-name="P27">./base_parse_api.cpp — <text:span text:style-name="T28">Данный модуль отвечает за парсинг встроенных типов данных запросов.</text:span></text:p>
            <text:p text:style-name="P27"/>
            <text:p text:style-name="P27">./bin — <text:span text:style-name="T28">Директория где хранятся все бинарники данной подсистемы.</text:span></text:p>
            <text:p text:style-name="P27"/>
            <text:p text:style-name="P27">./bin/Makefile — <text:span text:style-name="T28">Скрипт отвечающий за автоматическую сборку из исходников.</text:span></text:p>
            <text:p text:style-name="P27"/>
            <text:p text:style-name="P27">./command.cpp - </text:p>
            <text:p text:style-name="P27">./includes — <text:span text:style-name="T28">Папке с хедерами и импортируемыми модулями подсистемы.</text:span></text:p>
            <text:p text:style-name="P27"/>
            <text:p text:style-name="P27">./includes/shell.h <text:s/>- <text:span text:style-name="T28">Модуль представляющий из себя программную оболочну исполняющая подаваемые ей на вход команды (запросы) базы данных.</text:span></text:p>
            <text:p text:style-name="P27"/>
            <text:p text:style-name="P27">./includes/trigger.h — <text:span text:style-name="T28">Модуль отвечающий за тригеры. Тригеры — специальные функции или процедуры исполняющую зашитую в них логику по наступлению определенных событии на которые они первоначально сами подписаться, с помощью соответствующих методов предлагаемых ядром базы данных.</text:span></text:p>
            <text:p text:style-name="P27"/>
            <text:p text:style-name="P27">./includes/list_triggers.h — <text:span text:style-name="T28">Модуль ответственный за хранения набора тригеров созданных в системе в виду связанного списка.</text:span></text:p>
            <text:p text:style-name="P27"/>
            <text:p text:style-name="P40">./includes/args_data.h — <text:span text:style-name="T28">хедер описывающии структуру args_dat.cpp</text:span></text:p>
            <text:p text:style-name="P40"/>
            <text:p text:style-name="P42">./includes/trigger_opeators.h - <text:span text:style-name="T28">хедер описывающии структуру trigger_opeators .cpp</text:span></text:p>
            <text:p text:style-name="P41"/>
            <text:p text:style-name="P42">./includes/lexeme.h - <text:span text:style-name="T28">хедер описывающии структуру lexeme.cpp</text:span></text:p>
            <text:p text:style-name="P41"/>
            <text:p text:style-name="P42">./includes/memento.h - <text:span text:style-name="T28">хедер описывающии структуру memento.cpp</text:span></text:p>
            <text:p text:style-name="P41"/>
            <text:p text:style-name="P42">./includes/args_data_operator.h - <text:span text:style-name="T28">хедер описывающии структуру args_data_operatorcpp</text:span></text:p>
            <text:p text:style-name="P41"/>
            <text:p text:style-name="P42">./includes/sys_functions.h - <text:span text:style-name="T28">хедер описывающии структуру sys_functions.cpp</text:span></text:p>
            <text:p text:style-name="P41"/>
            <text:p text:style-name="P42">./includes/record.h - <text:span text:style-name="T28">хедер описывающии структуру ecord.cpp</text:span></text:p>
            <text:p text:style-name="P41"/>
            <text:p text:style-name="P42">./includes/response_data.h - <text:span text:style-name="T28">хедер описывающии структуру response_data.cpp</text:span></text:p>
            <text:p text:style-name="P41"/>
            <text:p text:style-name="P42">./includes/lexer.h - <text:span text:style-name="T28">хедер описывающии структуру lexer.cpp</text:span></text:p>
            <text:p text:style-name="P41"/>
            <text:p text:style-name="P42">./includes/command.h - <text:span text:style-name="T28">хедер описывающии структуру command.cpp</text:span></text:p>
            <text:p text:style-name="P41"/>
            <text:p text:style-name="P42">./includes/sys_error.h - <text:span text:style-name="T28">хедер описывающии структуру sys_error.h.cpp</text:span></text:p>
            <text:p text:style-name="P41"/>
            <text:p text:style-name="P42">./includes/lexeme_type.h - <text:span text:style-name="T28">хедер описывающии структуру lexeme_type.cpp</text:span></text:p>
            <text:p text:style-name="P41"/>
            <text:p text:style-name="P42">./includes/parser.h - <text:span text:style-name="T28">хедер описывающии структуру parser t.cpp</text:span></text:p>
            <text:p text:style-name="P41"/>
            <text:p text:style-name="P42">./includes/operators.h - <text:span text:style-name="T28">хедер описывающии структуру operators.cpp</text:span></text:p>
            <text:p text:style-name="P41"><text:soft-page-break/></text:p>
            <text:p text:style-name="P42">./includes/shared_oprt_funcs.h - <text:span text:style-name="T28">хедер описывающии структуру hared_oprt_funcs.cpp</text:span></text:p>
            <text:p text:style-name="P41"/>
            <text:p text:style-name="P42">./includes/option_parse.h - <text:span text:style-name="T28">хедер описывающии структуру option_parse.cpp</text:span></text:p>
            <text:p text:style-name="P41"/>
            <text:p text:style-name="P42">./includes/transaction.h - <text:span text:style-name="T28">хедер описывающии структуру transaction.cpp</text:span></text:p>
            <text:p text:style-name="P41"/>
            <text:p text:style-name="P42">./includes/base_parse_api.h - <text:span text:style-name="T28">хедер описывающии структуру base_parse_api.cpp</text:span></text:p>
            <text:p text:style-name="P41"/>
            <text:p text:style-name="P42">./includes/atomic_operators.h - <text:span text:style-name="T28">хедер описывающии структуру atomic_operators.cpp</text:span></text:p>
            <text:p text:style-name="P41"/>
            <text:p text:style-name="P43">./includes/trigger_node.h - <text:span text:style-name="T28">хедер описывающии структуру rigger_node.cpp</text:span></text:p>
            <text:p text:style-name="P41"/>
            <text:p text:style-name="P43">./lexeme.cpp — <text:s/><text:span text:style-name="T29">Структура представляющая из себы лексему (токен).</text:span></text:p>
            <text:p text:style-name="P47"><text:s/></text:p>
            <text:p text:style-name="P43">./lexer.cpp - <text:span text:style-name="T29">Структура данных отвечающая за лексическии анализ(разбивку потока входных символов на отдельные неделимые (минимальные) лексемы (токены)).</text:span></text:p>
            <text:p text:style-name="P43"/>
            <text:p text:style-name="P27">./list_triggers.cpp — <text:span text:style-name="T29">Структура являющаяся списком из объектов trigger.</text:span></text:p>
            <text:p text:style-name="P27"/>
            <text:p text:style-name="P27">./memento.cpp — <text:span text:style-name="T29">Класс являющийся скорее патерном (шаблоном). Его задача состоит в откате состояния системы к предыдущей если в этом есть необходимость. Данный механизм используется в реализации механизма транзакции, то есть исполнения какой то последовательности задач целиком фтомарно (неделимо) либо не выполнится ни одна из задач.</text:span></text:p>
            <text:p text:style-name="P27"/>
            <text:p text:style-name="P27">./operators.cpp — <text:span text:style-name="T29">Структура отвечающая за исполнение системных функции или методов (запросов) ядра базы данных. В отличий от структуры atomic_operators <text:s/>его отличительной особеностю является то что все выполняемые запросы не атомарны, то есть не предусматривает отката системы в случае ошибки одного или нескольких из запросов. Но зато он работает быстрее и не требует дополнительных ресурсов в виде памяти. </text:span></text:p>
            <text:p text:style-name="P27">./option_parse.cpp — <text:span text:style-name="T30">Класс для парсинга входных параметром функции и методов.</text:span></text:p>
            <text:p text:style-name="P27"/>
            <text:p text:style-name="P27">./parser.cpp — <text:span text:style-name="T30">Структура отвечающая за парсинг (синтаксическии анализ и исполнение, тое сть трансляции) запросов к базе данных.</text:span></text:p>
            <text:p text:style-name="P27"/>
            <text:p text:style-name="P27">./record.cpp — <text:span text:style-name="T30">Структура данных представляющая из себя запись, является результатом запроса базхы данных.</text:span></text:p>
            <text:p text:style-name="P27"/>
            <text:p text:style-name="P27">./response_data.cpp — <text:span text:style-name="T30">Структура данных являющаяся буфером, куда складываются все записи отобранные во время запроса <text:s/>таблиц (таблицам).</text:span></text:p>
            <text:p text:style-name="P27"/>
            <text:p text:style-name="P27">./shared_oprt_funcs.cpp — <text:span text:style-name="T30">Файл в котором сосредоточены все общие функции и медоды поддерживаемые данной СУБД.</text:span></text:p>
            <text:p text:style-name="P27"/>
            <text:p text:style-name="P27">./shell.cpp — <text:span text:style-name="T30">Класс являющийся командной оболочкой исполняющий наборы переданных ей команд.</text:span></text:p>
            <text:p text:style-name="P27"/>
            <text:p text:style-name="P27">./sys_error.cpp — <text:span text:style-name="T30">Структура ответсвенная за обработку обибок любого типа. Является обовщенным типом.</text:span></text:p>
            <text:p text:style-name="P27"/>
            <text:p text:style-name="P27"><text:soft-page-break/>./sys_functions.cpp — <text:span text:style-name="T30">Один из самых главных файлов. Здесь храниться весь функцианал данной СУБД, доступ к которой осуществляется не напрямую а через более высокоуровневые интерфейсы, посредством котрых можно использовать тот или иной системный вызов ядра базы данных.</text:span></text:p>
            <text:p text:style-name="P27"/>
            <text:p text:style-name="P27">./test — <text:span text:style-name="T31">директория где хранятся тесты системы.</text:span></text:p>
            <text:p text:style-name="P27"/>
            <text:p text:style-name="P27">./test/t_lexer.h — <text:span text:style-name="T31">файл отвечающии за тестирование модуля lexer</text:span></text:p>
            <text:p text:style-name="P27"/>
            <text:p text:style-name="P27">./transaction.cpp — <text:span text:style-name="T31">Структура отвечающая за тригеры.</text:span></text:p>
            <text:p text:style-name="P27"/>
            <text:p text:style-name="P27">./trigger_node.cpp — <text:span text:style-name="T31">Структура которая хранит всю первичную информации о тригере в системе. Она хранит такие данные как имя тригера, время создания, состояние (активен, неактивен (enable, disable)), на каие события подписан данный ьтригер и т. д.</text:span></text:p>
            <text:p text:style-name="P27"/>
            <text:p text:style-name="P27">./trigger_operators.cpp — <text:span text:style-name="T31">класс выполняющии исполнение логики, зашитов в данный тригер.</text:span></text:p>
            <text:p text:style-name="P27"/>
            <text:p text:style-name="P27"/>
            <text:p text:style-name="P27"/>
            <text:p text:style-name="P27">main.cpp — <text:span text:style-name="T31">главная функция с которой начинается старт <text:s/>всей системы.</text:span></text:p>
            <text:p text:style-name="P27"/>
            <text:p text:style-name="P27"><text:span text:style-name="T8">T</text:span>ools — <text:span text:style-name="T31">Модуль в которомм сосредоточены вспомогательные (suport) функции необходимые для работы СУБД. В него входят следующте компоненты:</text:span></text:p>
            <text:p text:style-name="P27">./bin — <text:span text:style-name="T31">директория где хранятся все бинарники данного модуля.</text:span></text:p>
            <text:p text:style-name="P27"/>
            <text:p text:style-name="P27">./bin/Makefile — <text:span text:style-name="T31">Скрипт содержащии описание автоматизированной системы сборки.</text:span></text:p>
            <text:p text:style-name="P27"/>
            <text:p text:style-name="P27">./files.cpp — <text:span text:style-name="T31">модуль отвечающии за работу с файлами: чтение блоками, запись блоками, чтение и запись по символьная, перемещение файлового указателя на произвольную позицию в файле.</text:span></text:p>
            <text:p text:style-name="P27"/>
            <text:p text:style-name="P27">./includes — <text:span text:style-name="T31">Папка с хедерами и импортируемыми подмодулями.</text:span></text:p>
            <text:p text:style-name="P27"/>
            <text:p text:style-name="P27">./includes/singleton.h — <text:span text:style-name="T31">Класс отвечающии за реализации (имплементацию) часто используемого патерна проектирования (подхода) как singleton (одиночка).</text:span></text:p>
            <text:p text:style-name="P27"/>
            <text:p text:style-name="P45">./includes/loger.h — <text:s/><text:span text:style-name="T33">Файл хедер описывающии структуру <text:s/>loger.cpp</text:span></text:p>
            <text:p text:style-name="P27"/>
            <text:p text:style-name="P45">./includes/utils.h — <text:s/><text:span text:style-name="T33">Файл хедер описывающии структуру <text:s/>utils.cpp</text:span></text:p>
            <text:p text:style-name="P27"/>
            <text:p text:style-name="P44">./includes/files.h — <text:span text:style-name="T33">Файл хедер описывающии структуру <text:s/>files.cpp</text:span></text:p>
            <text:p text:style-name="P44"/>
            <text:p text:style-name="P45">./loger.cpp - <text:span text:style-name="T31">Класс отвечающии за такой модуль как логирование, системное логирование. Он имеет открытый интерфейс используемый во многих частях СУБД, для сообщение об ошибке или событии.</text:span></text:p>
            <text:p text:style-name="P45"/>
            <text:p text:style-name="P45">./utils.cpp - <text:span text:style-name="T32">файл куда входят определенное количество модулей выполняющих ряд маленькиих и специфических функции, например для работы со временьем и т. д.</text:span></text:p>
            <text:p text:style-name="P27"/>
            <text:p text:style-name="P27"/>
            <text:p text:style-name="P27"><text:soft-page-break/>Doc — <text:span text:style-name="T35">Директория где лежит основная документаци по программному продукту.</text:span></text:p>
            <text:p text:style-name="P27"/>
            <text:p text:style-name="P27">man.txt — <text:span text:style-name="T35">мануал(документация по ПО)</text:span></text:p>
            <text:p text:style-name="P27"/>
            <text:p text:style-name="P27"/>
            <text:p text:style-name="P27">db_kernel — <text:span text:style-name="T35">Директория относящаяся к ядру базы данных. Сдесь лежат файлы с кодами отвечающими за логику базы данных, его основное API (методы и возможности).</text:span></text:p>
            <text:p text:style-name="P27">./<text:span text:style-name="T9">bin — Директория с бинарниками ядра базы данных.</text:span></text:p>
            <text:p text:style-name="P27"/>
            <text:p text:style-name="P27">./bin/Makefile — <text:span text:style-name="T35">Скрипт автоматической сборки объектного файла из исходников ядра баазы данных.</text:span></text:p>
            <text:p text:style-name="P27"/>
            <text:p text:style-name="P27">./db_controller.cpp — <text:span text:style-name="T35">Структура отвечающая за взаимодействие с ядром базы данных.</text:span></text:p>
            <text:p text:style-name="P51">Содержит методы и сценарии взаимодействия сторонних программ с API базы данных посредством запросов и вызовом встроенных процедур ядра.</text:p>
            <text:p text:style-name="P53">./db_kernel.cpp — <text:span text:style-name="T35">Файл хранящий структуру самого ядра а также минимальный функционал поддерживаемый данной версией базы данных.</text:span></text:p>
            <text:p text:style-name="P51"><text:s/></text:p>
            <text:p text:style-name="P54">./event.cpp — <text:span text:style-name="T35">Файл хранящий структуру объекта, отвечающего за работу с событиями в базе данных и таблицах. Данный объект (сущность) хранит предопределенные данные и методы для взаимодействия пользователя ПО с подсистемой известной как система событий.</text:span></text:p>
            <text:p text:style-name="P52"><text:s/></text:p>
            <text:p text:style-name="P27">./file_stream.cpp — <text:span text:style-name="T36">Класс отвечающий за взаимодействие с файлами посредством удобных абстракции. Содержит перечень необходимых методов и данных для удобного взаимодействования с файловой системой, такие как открытие, закрытие файла, его чтение и запись в файл, перетаскивание файлового указателя и многое другое.</text:span></text:p>
            <text:p text:style-name="P27"/>
            <text:p text:style-name="P27">./includes — <text:span text:style-name="T37">Дтректория с подключаемыми и импортируемыми модулями.</text:span></text:p>
            <text:p text:style-name="P27"/>
            <text:p text:style-name="P55">./includes/methods.h — <text:span text:style-name="T37">Подключаемый хедер (заголовок) файл, отвечающий за файл methods.cpp.</text:span></text:p>
            <text:p text:style-name="P58"><text:s text:c="2"/></text:p>
            <text:p text:style-name="P56">./includes/tokenize_grammar.h - <text:span text:style-name="T37">Подключаемый хедер (заголовок) файл, отвечающий за файл tokenize_grammar.cpp.</text:span></text:p>
            <text:p text:style-name="P55"/>
            <text:p text:style-name="P56">./includes/file_stream.h - <text:span text:style-name="T37">Подключаемый хедер (заголовок) файл, отвечающий за файл file_stream.cpp.</text:span></text:p>
            <text:p text:style-name="P55"/>
            <text:p text:style-name="P56">./includes/db_controller_traits.h - <text:span text:style-name="T37">Подключаемый хедер (заголовок) файл, отвечающий за конфигурацию ядра базы данных на этапе парсинга, так сказать статический полиморфизм. Данный файл обладает перечнем данных о типах из которых необходимо построить (инстанцировать) многие модули и подсистемы относящиеся к ядру.</text:span></text:p>
            <text:p text:style-name="P55"/>
            <text:p text:style-name="P56">./includes/token.h - <text:span text:style-name="T37">Подключаемый хедер (заголовок) файл, отвечающий за файл token.cpp.</text:span></text:p>
            <text:p text:style-name="P55"><text:s/></text:p>
            <text:p text:style-name="P56">./includes/db_kernel.h - <text:span text:style-name="T37">Подключаемый хедер (заголовок) файл, отвечающий за файл db_kernel.cpp.</text:span></text:p>
            <text:p text:style-name="P55"><text:soft-page-break/></text:p>
            <text:p text:style-name="P56">./includes/event.h - <text:span text:style-name="T37">Подключаемый хедер (заголовок) файл, отвечающий за файл event.cpp.</text:span></text:p>
            <text:p text:style-name="P55"/>
            <text:p text:style-name="P56">./includes/db_controller.h - <text:span text:style-name="T37">Подключаемый хедер (заголовок) файл, отвечающий за файл db_controller.cpp.</text:span></text:p>
            <text:p text:style-name="P55"/>
            <text:p text:style-name="P55">./methods.cpp - <text:s/><text:span text:style-name="T37">Файл содержащии реализации основных вспомогательных методов для тестирования и ведения логирования.</text:span></text:p>
            <text:p text:style-name="P55"/>
            <text:p text:style-name="P27">./<text:span text:style-name="T10">test — Директория содержащие написанные тесты для систем и подсистем данного программного продукта.</text:span></text:p>
            <text:p text:style-name="P27"/>
            <text:p text:style-name="P27">./test/test_db_kernel.cpp — <text:span text:style-name="T38">Данный файл содержит основные методы для тестирования модуля ядра базы данных.</text:span></text:p>
            <text:p text:style-name="P27"/>
            <text:p text:style-name="P27">./test/t_db_kernel.cpp</text:p>
            <text:p text:style-name="P56">./test/test_db_kernel.h - <text:span text:style-name="T37">Подключаемый хедер (заголовок) файл, отвечающий за файл test_db_kerne.cpp.</text:span></text:p>
            <text:p text:style-name="P55"/>
            <text:p text:style-name="P56">./test/t_db_kernel.h - <text:span text:style-name="T37">Подключаемый хедер (заголовок) файл, отвечающий за файл _db_kernel.cpp.</text:span></text:p>
            <text:p text:style-name="P55"/>
            <text:p text:style-name="P27">./token.cpp — <text:span text:style-name="T39">Файл содержащий структуру которая описывает тип строку (raw) в базах данных. Она содержит перечень необходимых данных необходимых базе данных для правильного формирования таблицы из данных. <text:s/>К примеру данная структура данных содержит поля дата и время, тип структуры, тит записи с которой она ассоциирована, описание и т. д.</text:span></text:p>
            <text:p text:style-name="P27"/>
            <text:p text:style-name="P27">./tokenize_grammar.cpp — <text:span text:style-name="T40">Данный файл содержит в себе <text:s/>структуру данных которая оперирует токенами (tokens) ранее мы определили что это просто структура данных выполняющая роль строки (raw) в таблицах. Но так же она содержит в себе ряд методов (правил) по которым она должна парсить набор входящих данных.</text:span></text:p>
            <text:p text:style-name="P27"/>
            <text:p text:style-name="P27"/>
          </table:table-cell>
        </table:table-row>
        <table:table-row>
          <table:table-cell table:style-name="Таблица35.A1" office:value-type="string">
            <text:p text:style-name="Table_20_Contents"/>
          </table:table-cell>
        </table:table-row>
      </table:table>
      <table:table table:name="Таблица36" table:style-name="Таблица36">
        <table:table-column table:style-name="Таблица36.A"/>
        <table:table-row>
          <table:table-cell table:style-name="Таблица36.A1" office:value-type="string">
            <text:p text:style-name="Table_20_Contents"><text:bookmark text:name="LC36"/>2.2.4. Схема взаимосвязи программных модулей и информационных файлов</text:p>
          </table:table-cell>
        </table:table-row>
      </table:table>
      <table:table table:name="Таблица37" table:style-name="Таблица37">
        <table:table-column table:style-name="Таблица37.A"/>
        <table:table-row>
          <table:table-cell table:style-name="Таблица37.A1" office:value-type="string">
            <text:p text:style-name="Table_20_Contents"><text:bookmark text:name="LC37"/>2.3. Технологическое обеспечение задачи (комплекса задач, АРМ)</text:p>
          </table:table-cell>
        </table:table-row>
      </table:table>
      <table:table table:name="Таблица38" table:style-name="Таблица38">
        <table:table-column table:style-name="Таблица38.A"/>
        <table:table-row>
          <table:table-cell table:style-name="Таблица38.A1" office:value-type="string">
            <text:p text:style-name="Table_20_Contents"><text:bookmark text:name="LC38"/>2.3.1. Организация технологии сбора, передачи, обработки и выдачи информации</text:p>
          </table:table-cell>
        </table:table-row>
      </table:table>
      <table:table table:name="Таблица39" table:style-name="Таблица39">
        <table:table-column table:style-name="Таблица39.A"/>
        <table:table-row>
          <table:table-cell table:style-name="Таблица39.A1" office:value-type="string">
            <text:p text:style-name="Table_20_Contents"><text:bookmark text:name="LC39"/>2.3.2. Схема технологического процесса сбора, передачи, обработки и выдачи информации</text:p>
          </table:table-cell>
        </table:table-row>
      </table:table>
      <table:table table:name="Таблица40" table:style-name="Таблица40">
        <table:table-column table:style-name="Таблица40.A"/>
        <table:table-row>
          <table:table-cell table:style-name="Таблица40.A1" office:value-type="string">
            <text:p text:style-name="P16"><text:bookmark text:name="LC40"/></text:p>
          </table:table-cell>
        </table:table-row>
      </table:table>
      <table:table table:name="Таблица41" table:style-name="Таблица41">
        <table:table-column table:style-name="Таблица41.A"/>
        <table:table-row>
          <table:table-cell table:style-name="Таблица41.A1" office:value-type="string">
            <text:p text:style-name="P16"><text:bookmark text:name="LC41"/></text:p>
          </table:table-cell>
        </table:table-row>
      </table:table>
      <table:table table:name="Таблица42" table:style-name="Таблица42">
        <table:table-column table:style-name="Таблица42.A"/>
        <table:table-row>
          <table:table-cell table:style-name="Таблица42.A1" office:value-type="string">
            <text:p text:style-name="Table_20_Contents"><text:bookmark text:name="LC42"/>Глава 3. Обоснование экономической эффективности разработки</text:p>
          </table:table-cell>
        </table:table-row>
      </table:table>
      <table:table table:name="Таблица43" table:style-name="Таблица43">
        <table:table-column table:style-name="Таблица43.A"/>
        <table:table-row>
          <table:table-cell table:style-name="Таблица43.A1" office:value-type="string">
            <text:p text:style-name="Table_20_Contents"><text:bookmark text:name="LC43"/>3. Обоснование экономической эффективности проекта</text:p>
          </table:table-cell>
        </table:table-row>
      </table:table>
      <table:table table:name="Таблица44" table:style-name="Таблица44">
        <table:table-column table:style-name="Таблица44.A"/>
        <table:table-row>
          <table:table-cell table:style-name="Таблица44.A1" office:value-type="string">
            <text:p text:style-name="Table_20_Contents"><text:bookmark text:name="LC44"/>3.1. Выбор и обоснование методики расчета экономической эффективности.</text:p>
          </table:table-cell>
        </table:table-row>
      </table:table>
      <table:table table:name="Таблица45" table:style-name="Таблица45">
        <table:table-column table:style-name="Таблица45.A"/>
        <table:table-row>
          <table:table-cell table:style-name="Таблица45.A1" office:value-type="string">
            <text:p text:style-name="Table_20_Contents"><text:bookmark text:name="LC45"/>3.2. Расчет показателей экономической эффективности проекта.</text:p>
          </table:table-cell>
        </table:table-row>
      </table:table>
      <table:table table:name="Таблица46" table:style-name="Таблица46">
        <table:table-column table:style-name="Таблица46.A"/>
        <table:table-row>
          <table:table-cell table:style-name="Таблица46.A1" office:value-type="string">
            <text:p text:style-name="P16"><text:bookmark text:name="LC46"/></text:p>
          </table:table-cell>
        </table:table-row>
      </table:table>
      <table:table table:name="Таблица47" table:style-name="Таблица47">
        <table:table-column table:style-name="Таблица47.A"/>
        <table:table-row>
          <table:table-cell table:style-name="Таблица47.A1" office:value-type="string">
            <text:p text:style-name="P16"><text:bookmark text:name="LC47"/></text:p>
          </table:table-cell>
        </table:table-row>
      </table:table>
      <table:table table:name="Таблица48" table:style-name="Таблица48">
        <table:table-column table:style-name="Таблица48.A"/>
        <table:table-row>
          <table:table-cell table:style-name="Таблица48.A1" office:value-type="string">
            <text:p text:style-name="Table_20_Contents"><text:bookmark text:name="LC48"/>Заключение</text:p>
          </table:table-cell>
        </table:table-row>
      </table:table>
      <table:table table:name="Таблица49" table:style-name="Таблица49">
        <table:table-column table:style-name="Таблица49.A"/>
        <table:table-row>
          <table:table-cell table:style-name="Таблица49.A1" office:value-type="string">
            <text:p text:style-name="Table_20_Contents"><text:bookmark text:name="LC49"/>Список используемой литературы</text:p>
          </table:table-cell>
        </table:table-row>
      </table:table>
      <text:p text:style-name="Text_20_body">Приложени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9T16:50:56.357832919</meta:creation-date>
    <meta:generator>LibreOffice/6.0.7.3$Linux_x86 LibreOffice_project/00m0$Build-3</meta:generator>
    <dc:date>2021-02-09T18:59:14.183456214</dc:date>
    <meta:editing-duration>PT8H2M14S</meta:editing-duration>
    <meta:editing-cycles>80</meta:editing-cycles>
    <meta:document-statistic meta:table-count="49" meta:image-count="0" meta:object-count="1" meta:page-count="55" meta:paragraph-count="911" meta:word-count="17955" meta:character-count="143300" meta:non-whitespace-character-count="125826"/>
  </office:meta>
</office:document-meta>
</file>